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ackground-color="#cccccc" fo:border="0.74pt solid #000000"/>
    </style:style>
    <style:style style:name="ce6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7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8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10" style:family="table-cell" style:parent-style-name="Pivot_20_Table_20_Value" style:data-style-name="N2">
      <style:table-cell-properties fo:background-color="#eeeeee"/>
    </style:style>
    <style:style style:name="ce1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12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13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14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15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17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ocking (Thread fixed and Units Fixed)" table:style-name="ta1">
        <table:shapes>
          <draw:frame draw:z-index="0" draw:style-name="gr1" draw:text-style-name="P1" svg:width="16.003cm" svg:height="9.006cm" svg:x="83.612cm" svg:y="0.502cm">
            <draw:object draw:notify-on-update-of-ranges="'Flocking (Thread fixed and Units Fixed)'.AA2:'Flocking (Thread fixed and Units Fixed)'.AA2 'Flocking (Thread fixed and Units Fixed)'.AA3:'Flocking (Thread fixed and Units Fixed)'.AA9 'Flocking (Thread fixed and Units Fixed)'.AC2:'Flocking (Thread fixed and Units Fixed)'.AC2 'Flocking (Thread fixed and Units Fixed)'.AC3:'Flocking (Thread fixed and Units Fixed)'.AC9 'Flocking (Thread fixed and Units Fixed)'.AD2:'Flocking (Thread fixed and Units Fixed)'.AD2 'Flocking (Thread fixed and Units Fixed)'.AD3:'Flocking (Thread fixed and Units Fixed)'.AD9 'Flocking (Thread fixed and Units Fixed)'.AE2:'Flocking (Thread fixed and Units Fixed)'.AE2 'Flocking (Thread fixed and Units Fixed)'.AE3:'Flocking (Thread fixed and Units Fixed)'.AE9 'Flocking (Thread fixed and Units Fixed)'.AF2:'Flocking (Thread fixed and Units Fixed)'.AF2 'Flocking (Thread fixed and Units Fixed)'.AF3:'Flocking (Thread fixed and Units Fixed)'.AF9 'Flocking (Thread fixed and Units Fixed)'.AG2:'Flocking (Thread fixed and Units Fixed)'.AG2 'Flocking (Thread fixed and Units Fixed)'.AG3:'Flocking (Thread fixed and Units Fixed)'.AG9 'Flocking (Thread fixed and Units Fixed)'.AH2:'Flocking (Thread fixed and Units Fixed)'.AH2 'Flocking (Thread fixed and Units Fixed)'.AH3:'Flocking (Thread fixed and Units Fixed)'.AH9 'Flocking (Thread fixed and Units Fixed)'.AI2:'Flocking (Thread fixed and Units Fixed)'.AI2 'Flocking (Thread fixed and Units Fixed)'.AI3:'Flocking (Thread fixed and Units Fixed)'.AI9 'Flocking (Thread fixed and Units Fixed)'.AJ2:'Flocking (Thread fixed and Units Fixed)'.AJ2 'Flocking (Thread fixed and Units Fixed)'.AJ3:'Flocking (Thread fixed and Units Fixed)'.A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83.641cm" svg:y="10.518cm">
            <draw:object draw:notify-on-update-of-ranges="'Flocking (Thread fixed and Units Fixed)'.AA11:'Flocking (Thread fixed and Units Fixed)'.AA11 'Flocking (Thread fixed and Units Fixed)'.AA12:'Flocking (Thread fixed and Units Fixed)'.AA18 'Flocking (Thread fixed and Units Fixed)'.AC11:'Flocking (Thread fixed and Units Fixed)'.AC11 'Flocking (Thread fixed and Units Fixed)'.AC12:'Flocking (Thread fixed and Units Fixed)'.AC18 'Flocking (Thread fixed and Units Fixed)'.AD11:'Flocking (Thread fixed and Units Fixed)'.AD11 'Flocking (Thread fixed and Units Fixed)'.AD12:'Flocking (Thread fixed and Units Fixed)'.AD18 'Flocking (Thread fixed and Units Fixed)'.AE11:'Flocking (Thread fixed and Units Fixed)'.AE11 'Flocking (Thread fixed and Units Fixed)'.AE12:'Flocking (Thread fixed and Units Fixed)'.AE18 'Flocking (Thread fixed and Units Fixed)'.AF11:'Flocking (Thread fixed and Units Fixed)'.AF11 'Flocking (Thread fixed and Units Fixed)'.AF12:'Flocking (Thread fixed and Units Fixed)'.AF18 'Flocking (Thread fixed and Units Fixed)'.AG11:'Flocking (Thread fixed and Units Fixed)'.AG11 'Flocking (Thread fixed and Units Fixed)'.AG12:'Flocking (Thread fixed and Units Fixed)'.AG18 'Flocking (Thread fixed and Units Fixed)'.AH11:'Flocking (Thread fixed and Units Fixed)'.AH11 'Flocking (Thread fixed and Units Fixed)'.AH12:'Flocking (Thread fixed and Units Fixed)'.AH18 'Flocking (Thread fixed and Units Fixed)'.AI11:'Flocking (Thread fixed and Units Fixed)'.AI11 'Flocking (Thread fixed and Units Fixed)'.AI12:'Flocking (Thread fixed and Units Fixed)'.AI18 'Flocking (Thread fixed and Units Fixed)'.AJ11:'Flocking (Thread fixed and Units Fixed)'.AJ11 'Flocking (Thread fixed and Units Fixed)'.AJ12:'Flocking (Thread fixed and Units Fixed)'.AJ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83.741cm" svg:y="20.142cm">
            <draw:object draw:notify-on-update-of-ranges="'Flocking (Thread fixed and Units Fixed)'.AA20:'Flocking (Thread fixed and Units Fixed)'.AA20 'Flocking (Thread fixed and Units Fixed)'.AA21:'Flocking (Thread fixed and Units Fixed)'.AA27 'Flocking (Thread fixed and Units Fixed)'.AC20:'Flocking (Thread fixed and Units Fixed)'.AC20 'Flocking (Thread fixed and Units Fixed)'.AC21:'Flocking (Thread fixed and Units Fixed)'.AC27 'Flocking (Thread fixed and Units Fixed)'.AD20:'Flocking (Thread fixed and Units Fixed)'.AD20 'Flocking (Thread fixed and Units Fixed)'.AD21:'Flocking (Thread fixed and Units Fixed)'.AD27 'Flocking (Thread fixed and Units Fixed)'.AE20:'Flocking (Thread fixed and Units Fixed)'.AE20 'Flocking (Thread fixed and Units Fixed)'.AE21:'Flocking (Thread fixed and Units Fixed)'.AE27 'Flocking (Thread fixed and Units Fixed)'.AF20:'Flocking (Thread fixed and Units Fixed)'.AF20 'Flocking (Thread fixed and Units Fixed)'.AF21:'Flocking (Thread fixed and Units Fixed)'.AF27 'Flocking (Thread fixed and Units Fixed)'.AG20:'Flocking (Thread fixed and Units Fixed)'.AG20 'Flocking (Thread fixed and Units Fixed)'.AG21:'Flocking (Thread fixed and Units Fixed)'.AG27 'Flocking (Thread fixed and Units Fixed)'.AH20:'Flocking (Thread fixed and Units Fixed)'.AH20 'Flocking (Thread fixed and Units Fixed)'.AH21:'Flocking (Thread fixed and Units Fixed)'.AH27 'Flocking (Thread fixed and Units Fixed)'.AI20:'Flocking (Thread fixed and Units Fixed)'.AI20 'Flocking (Thread fixed and Units Fixed)'.AI21:'Flocking (Thread fixed and Units Fixed)'.AI27 'Flocking (Thread fixed and Units Fixed)'.AJ20:'Flocking (Thread fixed and Units Fixed)'.AJ20 'Flocking (Thread fixed and Units Fixed)'.AJ21:'Flocking (Thread fixed and Units Fixed)'.AJ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9cm" svg:height="9.008cm" svg:x="24.882cm" svg:y="33.438cm">
            <draw:object draw:notify-on-update-of-ranges="'Flocking (Thread fixed and Units Fixed)'.B75:'Flocking (Thread fixed and Units Fixed)'.B75 'Flocking (Thread fixed and Units Fixed)'.B76:'Flocking (Thread fixed and Units Fixed)'.B81 'Flocking (Thread fixed and Units Fixed)'.C75:'Flocking (Thread fixed and Units Fixed)'.C75 'Flocking (Thread fixed and Units Fixed)'.C76:'Flocking (Thread fixed and Units Fixed)'.C81 'Flocking (Thread fixed and Units Fixed)'.D75:'Flocking (Thread fixed and Units Fixed)'.D75 'Flocking (Thread fixed and Units Fixed)'.D76:'Flocking (Thread fixed and Units Fixed)'.D81 'Flocking (Thread fixed and Units Fixed)'.E75:'Flocking (Thread fixed and Units Fixed)'.E75 'Flocking (Thread fixed and Units Fixed)'.E76:'Flocking (Thread fixed and Units Fixed)'.E81 'Flocking (Thread fixed and Units Fixed)'.F75:'Flocking (Thread fixed and Units Fixed)'.F75 'Flocking (Thread fixed and Units Fixed)'.F76:'Flocking (Thread fixed and Units Fixed)'.F81 'Flocking (Thread fixed and Units Fixed)'.G75:'Flocking (Thread fixed and Units Fixed)'.G75 'Flocking (Thread fixed and Units Fixed)'.G76:'Flocking (Thread fixed and Units Fixed)'.G81 'Flocking (Thread fixed and Units Fixed)'.H75:'Flocking (Thread fixed and Units Fixed)'.H75 'Flocking (Thread fixed and Units Fixed)'.H76:'Flocking (Thread fixed and Units Fixed)'.H81 'Flocking (Thread fixed and Units Fixed)'.I75:'Flocking (Thread fixed and Units Fixed)'.I75 'Flocking (Thread fixed and Units Fixed)'.I76:'Flocking (Thread fixed and Units Fixed)'.I81 'Flocking (Thread fixed and Units Fixed)'.J75:'Flocking (Thread fixed and Units Fixed)'.J75 'Flocking (Thread fixed and Units Fixed)'.J76:'Flocking (Thread fixed and Units Fixed)'.J8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1cm" svg:height="9.008cm" svg:x="24.95cm" svg:y="43.576cm">
            <draw:object draw:notify-on-update-of-ranges="'Flocking (Thread fixed and Units Fixed)'.B84:'Flocking (Thread fixed and Units Fixed)'.B84 'Flocking (Thread fixed and Units Fixed)'.B87:'Flocking (Thread fixed and Units Fixed)'.B90 'Flocking (Thread fixed and Units Fixed)'.C84:'Flocking (Thread fixed and Units Fixed)'.C84 'Flocking (Thread fixed and Units Fixed)'.C87:'Flocking (Thread fixed and Units Fixed)'.C90 'Flocking (Thread fixed and Units Fixed)'.D84:'Flocking (Thread fixed and Units Fixed)'.D84 'Flocking (Thread fixed and Units Fixed)'.D87:'Flocking (Thread fixed and Units Fixed)'.D90 'Flocking (Thread fixed and Units Fixed)'.E84:'Flocking (Thread fixed and Units Fixed)'.E84 'Flocking (Thread fixed and Units Fixed)'.E87:'Flocking (Thread fixed and Units Fixed)'.E90 'Flocking (Thread fixed and Units Fixed)'.F84:'Flocking (Thread fixed and Units Fixed)'.F84 'Flocking (Thread fixed and Units Fixed)'.F87:'Flocking (Thread fixed and Units Fixed)'.F90 'Flocking (Thread fixed and Units Fixed)'.G84:'Flocking (Thread fixed and Units Fixed)'.G84 'Flocking (Thread fixed and Units Fixed)'.G87:'Flocking (Thread fixed and Units Fixed)'.G90 'Flocking (Thread fixed and Units Fixed)'.H84:'Flocking (Thread fixed and Units Fixed)'.H84 'Flocking (Thread fixed and Units Fixed)'.H87:'Flocking (Thread fixed and Units Fixed)'.H90 'Flocking (Thread fixed and Units Fixed)'.I84:'Flocking (Thread fixed and Units Fixed)'.I84 'Flocking (Thread fixed and Units Fixed)'.I87:'Flocking (Thread fixed and Units Fixed)'.I90 'Flocking (Thread fixed and Units Fixed)'.J84:'Flocking (Thread fixed and Units Fixed)'.J84 'Flocking (Thread fixed and Units Fixed)'.J87:'Flocking (Thread fixed and Units Fixed)'.J9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1cm" svg:height="9.008cm" svg:x="24.995cm" svg:y="53.329cm">
            <draw:object draw:notify-on-update-of-ranges="'Flocking (Thread fixed and Units Fixed)'.B93:'Flocking (Thread fixed and Units Fixed)'.B93 'Flocking (Thread fixed and Units Fixed)'.B96:'Flocking (Thread fixed and Units Fixed)'.B99 'Flocking (Thread fixed and Units Fixed)'.C93:'Flocking (Thread fixed and Units Fixed)'.C93 'Flocking (Thread fixed and Units Fixed)'.C96:'Flocking (Thread fixed and Units Fixed)'.C99 'Flocking (Thread fixed and Units Fixed)'.D93:'Flocking (Thread fixed and Units Fixed)'.D93 'Flocking (Thread fixed and Units Fixed)'.D96:'Flocking (Thread fixed and Units Fixed)'.D99 'Flocking (Thread fixed and Units Fixed)'.E93:'Flocking (Thread fixed and Units Fixed)'.E93 'Flocking (Thread fixed and Units Fixed)'.E96:'Flocking (Thread fixed and Units Fixed)'.E99 'Flocking (Thread fixed and Units Fixed)'.F93:'Flocking (Thread fixed and Units Fixed)'.F93 'Flocking (Thread fixed and Units Fixed)'.F96:'Flocking (Thread fixed and Units Fixed)'.F99 'Flocking (Thread fixed and Units Fixed)'.G93:'Flocking (Thread fixed and Units Fixed)'.G93 'Flocking (Thread fixed and Units Fixed)'.G96:'Flocking (Thread fixed and Units Fixed)'.G99 'Flocking (Thread fixed and Units Fixed)'.H93:'Flocking (Thread fixed and Units Fixed)'.H93 'Flocking (Thread fixed and Units Fixed)'.H96:'Flocking (Thread fixed and Units Fixed)'.H99 'Flocking (Thread fixed and Units Fixed)'.I93:'Flocking (Thread fixed and Units Fixed)'.I93 'Flocking (Thread fixed and Units Fixed)'.I96:'Flocking (Thread fixed and Units Fixed)'.I99 'Flocking (Thread fixed and Units Fixed)'.J93:'Flocking (Thread fixed and Units Fixed)'.J93 'Flocking (Thread fixed and Units Fixed)'.J96:'Flocking (Thread fixed and Units Fixed)'.J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number-columns-repeated="4" table:default-cell-style-name="ce10"/>
        <table:table-column table:style-name="co1" table:default-cell-style-name="ce13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Default"/>
        <table:table-column table:style-name="co1" table:number-columns-repeated="3" table:default-cell-style-name="ce10"/>
        <table:table-column table:style-name="co1" table:default-cell-style-name="ce13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Default"/>
        <table:table-column table:style-name="co1" table:number-columns-repeated="3" table:default-cell-style-name="ce10"/>
        <table:table-column table:style-name="co1" table:default-cell-style-name="ce13"/>
        <table:table-column table:style-name="co1" table:number-columns-repeated="1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BATCHE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L 1 Batch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1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1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FL 8 THREAD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03.643333333333" calcext:value-type="float">
            <text:p>103,64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.38" calcext:value-type="float">
            <text:p>1,38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0.17" calcext:value-type="float">
            <text:p>0,17</text:p>
          </table:table-cell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12" office:value-type="float" office:value="103.643333333333" calcext:value-type="float">
            <text:p>103,64</text:p>
          </table:table-cell>
          <table:table-cell table:style-name="ce12" office:value-type="float" office:value="144.63" calcext:value-type="float">
            <text:p>144,63</text:p>
          </table:table-cell>
          <table:table-cell table:style-name="ce12" office:value-type="float" office:value="113.03" calcext:value-type="float">
            <text:p>113,03</text:p>
          </table:table-cell>
          <table:table-cell table:style-name="ce12" office:value-type="float" office:value="36.64" calcext:value-type="float">
            <text:p>36,64</text:p>
          </table:table-cell>
          <table:table-cell table:style-name="ce12" office:value-type="float" office:value="148.38" calcext:value-type="float">
            <text:p>148,38</text:p>
          </table:table-cell>
          <table:table-cell table:style-name="ce12" office:value-type="float" office:value="149.89" calcext:value-type="float">
            <text:p>149,89</text:p>
          </table:table-cell>
          <table:table-cell table:style-name="ce12" office:value-type="float" office:value="138.24" calcext:value-type="float">
            <text:p>138,24</text:p>
          </table:table-cell>
          <table:table-cell table:style-name="ce12" office:value-type="float" office:value="139.38" calcext:value-type="float">
            <text:p>139,38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number-columns-repeated="4"/>
          <table:table-cell office:value-type="float" office:value="115.436666666667" calcext:value-type="float">
            <text:p>115,4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1.89" calcext:value-type="float">
            <text:p>1,8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0.24" calcext:value-type="float">
            <text:p>0,24</text:p>
          </table:table-cell>
          <table:table-cell table:number-columns-repeated="2"/>
          <table:table-cell table:style-name="ce3" office:value-type="float" office:value="240" calcext:value-type="float">
            <text:p>240</text:p>
          </table:table-cell>
          <table:table-cell table:style-name="ce7" office:value-type="float" office:value="218.36" calcext:value-type="float">
            <text:p>218,36</text:p>
          </table:table-cell>
          <table:table-cell table:style-name="ce13" office:value-type="float" office:value="115.436666666667" calcext:value-type="float">
            <text:p>115,44</text:p>
          </table:table-cell>
          <table:table-cell table:style-name="ce13" office:value-type="float" office:value="160.05" calcext:value-type="float">
            <text:p>160,05</text:p>
          </table:table-cell>
          <table:table-cell table:style-name="ce13" office:value-type="float" office:value="122.14" calcext:value-type="float">
            <text:p>122,14</text:p>
          </table:table-cell>
          <table:table-cell table:style-name="ce13" office:value-type="float" office:value="51.7" calcext:value-type="float">
            <text:p>51,70</text:p>
          </table:table-cell>
          <table:table-cell table:style-name="ce13" office:value-type="float" office:value="152.65" calcext:value-type="float">
            <text:p>152,65</text:p>
          </table:table-cell>
          <table:table-cell table:style-name="ce13" office:value-type="float" office:value="151.77" calcext:value-type="float">
            <text:p>151,77</text:p>
          </table:table-cell>
          <table:table-cell table:style-name="ce13" office:value-type="float" office:value="146.62" calcext:value-type="float">
            <text:p>146,62</text:p>
          </table:table-cell>
          <table:table-cell table:style-name="ce13" office:value-type="float" office:value="151.69" calcext:value-type="float">
            <text:p>151,69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number-columns-repeated="4"/>
          <table:table-cell office:value-type="float" office:value="154.308333333333" calcext:value-type="float">
            <text:p>154,31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2.58" calcext:value-type="float">
            <text:p>2,5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0.32" calcext:value-type="float">
            <text:p>0,32</text:p>
          </table:table-cell>
          <table:table-cell table:number-columns-repeated="2"/>
          <table:table-cell table:style-name="ce3" office:value-type="float" office:value="480" calcext:value-type="float">
            <text:p>480</text:p>
          </table:table-cell>
          <table:table-cell table:style-name="ce7" office:value-type="float" office:value="397.82" calcext:value-type="float">
            <text:p>397,82</text:p>
          </table:table-cell>
          <table:table-cell table:style-name="ce13" office:value-type="float" office:value="154.308333333333" calcext:value-type="float">
            <text:p>154,31</text:p>
          </table:table-cell>
          <table:table-cell table:style-name="ce13" office:value-type="float" office:value="169.01" calcext:value-type="float">
            <text:p>169,01</text:p>
          </table:table-cell>
          <table:table-cell table:style-name="ce13" office:value-type="float" office:value="144.26" calcext:value-type="float">
            <text:p>144,26</text:p>
          </table:table-cell>
          <table:table-cell table:style-name="ce13" office:value-type="float" office:value="76.05" calcext:value-type="float">
            <text:p>76,05</text:p>
          </table:table-cell>
          <table:table-cell table:style-name="ce13" office:value-type="float" office:value="175.13" calcext:value-type="float">
            <text:p>175,13</text:p>
          </table:table-cell>
          <table:table-cell table:style-name="ce13" office:value-type="float" office:value="175.08" calcext:value-type="float">
            <text:p>175,08</text:p>
          </table:table-cell>
          <table:table-cell table:style-name="ce13" office:value-type="float" office:value="169.48" calcext:value-type="float">
            <text:p>169,48</text:p>
          </table:table-cell>
          <table:table-cell table:style-name="ce13" office:value-type="float" office:value="178.89" calcext:value-type="float">
            <text:p>178,89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number-columns-repeated="4"/>
          <table:table-cell office:value-type="float" office:value="170.814166666667" calcext:value-type="float">
            <text:p>170,8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4.08" calcext:value-type="float">
            <text:p>4,08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0.51" calcext:value-type="float">
            <text:p>0,51</text:p>
          </table:table-cell>
          <table:table-cell table:number-columns-repeated="2"/>
          <table:table-cell table:style-name="ce3" office:value-type="float" office:value="720" calcext:value-type="float">
            <text:p>720</text:p>
          </table:table-cell>
          <table:table-cell table:style-name="ce7" office:value-type="float" office:value="696.36" calcext:value-type="float">
            <text:p>696,36</text:p>
          </table:table-cell>
          <table:table-cell table:style-name="ce13" office:value-type="float" office:value="170.814166666667" calcext:value-type="float">
            <text:p>170,81</text:p>
          </table:table-cell>
          <table:table-cell table:style-name="ce13" office:value-type="float" office:value="200.12" calcext:value-type="float">
            <text:p>200,12</text:p>
          </table:table-cell>
          <table:table-cell table:style-name="ce13" office:value-type="float" office:value="169.03" calcext:value-type="float">
            <text:p>169,03</text:p>
          </table:table-cell>
          <table:table-cell table:style-name="ce13" office:value-type="float" office:value="100.72" calcext:value-type="float">
            <text:p>100,72</text:p>
          </table:table-cell>
          <table:table-cell table:style-name="ce13" office:value-type="float" office:value="199" calcext:value-type="float">
            <text:p>199,00</text:p>
          </table:table-cell>
          <table:table-cell table:style-name="ce13" office:value-type="float" office:value="197.26" calcext:value-type="float">
            <text:p>197,26</text:p>
          </table:table-cell>
          <table:table-cell table:style-name="ce13" office:value-type="float" office:value="195.32" calcext:value-type="float">
            <text:p>195,32</text:p>
          </table:table-cell>
          <table:table-cell table:style-name="ce13" office:value-type="float" office:value="198.49" calcext:value-type="float">
            <text:p>198,49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number-columns-repeated="4"/>
          <table:table-cell office:value-type="float" office:value="203.529166666667" calcext:value-type="float">
            <text:p>203,53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5.44" calcext:value-type="float">
            <text:p>5,4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0.68" calcext:value-type="float">
            <text:p>0,68</text:p>
          </table:table-cell>
          <table:table-cell table:number-columns-repeated="2"/>
          <table:table-cell table:style-name="ce3" office:value-type="float" office:value="960" calcext:value-type="float">
            <text:p>960</text:p>
          </table:table-cell>
          <table:table-cell table:style-name="ce7" office:value-type="float" office:value="1107.32" calcext:value-type="float">
            <text:p>1107,32</text:p>
          </table:table-cell>
          <table:table-cell table:style-name="ce13" office:value-type="float" office:value="203.529166666667" calcext:value-type="float">
            <text:p>203,53</text:p>
          </table:table-cell>
          <table:table-cell table:style-name="ce13" office:value-type="float" office:value="218.82" calcext:value-type="float">
            <text:p>218,82</text:p>
          </table:table-cell>
          <table:table-cell table:style-name="ce13" office:value-type="float" office:value="196.28" calcext:value-type="float">
            <text:p>196,28</text:p>
          </table:table-cell>
          <table:table-cell table:style-name="ce13" office:value-type="float" office:value="181.37" calcext:value-type="float">
            <text:p>181,37</text:p>
          </table:table-cell>
          <table:table-cell table:style-name="ce13" office:value-type="float" office:value="218.31" calcext:value-type="float">
            <text:p>218,31</text:p>
          </table:table-cell>
          <table:table-cell table:style-name="ce13" office:value-type="float" office:value="220.94" calcext:value-type="float">
            <text:p>220,94</text:p>
          </table:table-cell>
          <table:table-cell table:style-name="ce13" office:value-type="float" office:value="217.12" calcext:value-type="float">
            <text:p>217,12</text:p>
          </table:table-cell>
          <table:table-cell table:style-name="ce13" office:value-type="float" office:value="216.42" calcext:value-type="float">
            <text:p>216,42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number-columns-repeated="4"/>
          <table:table-cell office:value-type="float" office:value="225.935" calcext:value-type="float">
            <text:p>225,9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7.19" calcext:value-type="float">
            <text:p>7,1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0.9" calcext:value-type="float">
            <text:p>0,90</text:p>
          </table:table-cell>
          <table:table-cell table:number-columns-repeated="2"/>
          <table:table-cell table:style-name="ce3" office:value-type="float" office:value="1200" calcext:value-type="float">
            <text:p>1200</text:p>
          </table:table-cell>
          <table:table-cell table:style-name="ce7" office:value-type="float" office:value="1625.08" calcext:value-type="float">
            <text:p>1625,08</text:p>
          </table:table-cell>
          <table:table-cell table:style-name="ce13" office:value-type="float" office:value="225.935" calcext:value-type="float">
            <text:p>225,94</text:p>
          </table:table-cell>
          <table:table-cell table:style-name="ce13" office:value-type="float" office:value="242.14" calcext:value-type="float">
            <text:p>242,14</text:p>
          </table:table-cell>
          <table:table-cell table:style-name="ce13" office:value-type="float" office:value="222.16" calcext:value-type="float">
            <text:p>222,16</text:p>
          </table:table-cell>
          <table:table-cell table:style-name="ce13" office:value-type="float" office:value="314.02" calcext:value-type="float">
            <text:p>314,02</text:p>
          </table:table-cell>
          <table:table-cell table:style-name="ce13" office:value-type="float" office:value="243.19" calcext:value-type="float">
            <text:p>243,19</text:p>
          </table:table-cell>
          <table:table-cell table:style-name="ce13" office:value-type="float" office:value="244.2" calcext:value-type="float">
            <text:p>244,20</text:p>
          </table:table-cell>
          <table:table-cell table:style-name="ce13" office:value-type="float" office:value="245" calcext:value-type="float">
            <text:p>245,00</text:p>
          </table:table-cell>
          <table:table-cell table:style-name="ce13" office:value-type="float" office:value="243.23" calcext:value-type="float">
            <text:p>243,23</text:p>
          </table:table-cell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1" office:value-type="float" office:value="343.075833333333" calcext:value-type="float">
            <text:p>343,08</text:p>
          </table:table-cell>
          <table:table-cell table:style-name="ce11" office:value-type="float" office:value="259.075833333333" calcext:value-type="float">
            <text:p>259,08</text:p>
          </table:table-cell>
          <table:table-cell table:style-name="ce11" office:value-type="float" office:value="250.095" calcext:value-type="float">
            <text:p>250,10</text:p>
          </table:table-cell>
          <table:table-cell table:style-name="ce11" office:value-type="float" office:value="248.62" calcext:value-type="float">
            <text:p>248,62</text:p>
          </table:table-cell>
          <table:table-cell table:style-name="ce14" office:value-type="float" office:value="248.9375" calcext:value-type="float">
            <text:p>248,94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8.68" calcext:value-type="float">
            <text:p>8,68</text:p>
          </table:table-cell>
          <table:table-cell table:style-name="ce11" office:value-type="float" office:value="9" calcext:value-type="float">
            <text:p>9,00</text:p>
          </table:table-cell>
          <table:table-cell table:style-name="ce11" office:value-type="float" office:value="9.05" calcext:value-type="float">
            <text:p>9,05</text:p>
          </table:table-cell>
          <table:table-cell table:style-name="ce14" office:value-type="float" office:value="9.04" calcext:value-type="float">
            <text:p>9,04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34" calcext:value-type="float">
            <text:p>4,34</text:p>
          </table:table-cell>
          <table:table-cell table:style-name="ce11" office:value-type="float" office:value="2.25" calcext:value-type="float">
            <text:p>2,25</text:p>
          </table:table-cell>
          <table:table-cell table:style-name="ce11" office:value-type="float" office:value="1.51" calcext:value-type="float">
            <text:p>1,51</text:p>
          </table:table-cell>
          <table:table-cell table:style-name="ce14" office:value-type="float" office:value="1.13" calcext:value-type="float">
            <text:p>1,13</text:p>
          </table:table-cell>
          <table:table-cell table:number-columns-repeated="2"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4" office:value-type="float" office:value="248.9375" calcext:value-type="float">
            <text:p>248,94</text:p>
          </table:table-cell>
          <table:table-cell table:style-name="ce14" office:value-type="float" office:value="258.4" calcext:value-type="float">
            <text:p>258,40</text:p>
          </table:table-cell>
          <table:table-cell table:style-name="ce14" office:value-type="float" office:value="238.65" calcext:value-type="float">
            <text:p>238,65</text:p>
          </table:table-cell>
          <table:table-cell table:style-name="ce14" office:value-type="float" office:value="368.32" calcext:value-type="float">
            <text:p>368,32</text:p>
          </table:table-cell>
          <table:table-cell table:style-name="ce14" office:value-type="float" office:value="259.61" calcext:value-type="float">
            <text:p>259,61</text:p>
          </table:table-cell>
          <table:table-cell table:style-name="ce14" office:value-type="float" office:value="257.82" calcext:value-type="float">
            <text:p>257,82</text:p>
          </table:table-cell>
          <table:table-cell table:style-name="ce14" office:value-type="float" office:value="316.39" calcext:value-type="float">
            <text:p>316,39</text:p>
          </table:table-cell>
          <table:table-cell table:style-name="ce14" office:value-type="float" office:value="259.99" calcext:value-type="float">
            <text:p>259,99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BATCHE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L 2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2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2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FL 8 THREADS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44.63" calcext:value-type="float">
            <text:p>144,63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0.99" calcext:value-type="float">
            <text:p>0,99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0.12" calcext:value-type="float">
            <text:p>0,12</text:p>
          </table:table-cell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12" table:formula="of:=[.AB12]/[.AC3]" office:value-type="float" office:value="1.38310873830123" calcext:value-type="float">
            <text:p>1,38</text:p>
          </table:table-cell>
          <table:table-cell table:style-name="ce12" table:formula="of:=[.AB12]/[.AD3]" office:value-type="float" office:value="0.991149830602226" calcext:value-type="float">
            <text:p>0,99</text:p>
          </table:table-cell>
          <table:table-cell table:style-name="ce12" table:formula="of:=[.AB12]/[.AE3]" office:value-type="float" office:value="1.26824736795541" calcext:value-type="float">
            <text:p>1,27</text:p>
          </table:table-cell>
          <table:table-cell table:style-name="ce12" table:formula="of:=[.AB12]/[.AF3]" office:value-type="float" office:value="3.91239082969432" calcext:value-type="float">
            <text:p>3,91</text:p>
          </table:table-cell>
          <table:table-cell table:style-name="ce12" table:formula="of:=[.AB12]/[.AG3]" office:value-type="float" office:value="0.966100552635126" calcext:value-type="float">
            <text:p>0,97</text:p>
          </table:table-cell>
          <table:table-cell table:style-name="ce12" table:formula="of:=[.AB12]/[.AH3]" office:value-type="float" office:value="0.956368003202349" calcext:value-type="float">
            <text:p>0,96</text:p>
          </table:table-cell>
          <table:table-cell table:style-name="ce12" table:formula="of:=[.AB12]/[.AI3]" office:value-type="float" office:value="1.03696469907407" calcext:value-type="float">
            <text:p>1,04</text:p>
          </table:table-cell>
          <table:table-cell table:style-name="ce12" table:formula="of:=[.AB12]/[.AJ3]" office:value-type="float" office:value="1.02848328311092" calcext:value-type="float">
            <text:p>1,03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number-columns-repeated="4"/>
          <table:table-cell office:value-type="float" office:value="160.05" calcext:value-type="float">
            <text:p>160,0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1.36" calcext:value-type="float">
            <text:p>1,3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0.17" calcext:value-type="float">
            <text:p>0,17</text:p>
          </table:table-cell>
          <table:table-cell table:number-columns-repeated="2"/>
          <table:table-cell table:style-name="ce3" office:value-type="float" office:value="240" calcext:value-type="float">
            <text:p>240</text:p>
          </table:table-cell>
          <table:table-cell table:style-name="ce7" office:value-type="float" office:value="218.36" calcext:value-type="float">
            <text:p>218,36</text:p>
          </table:table-cell>
          <table:table-cell table:style-name="ce13" table:formula="of:=[.AB13]/[.AC4]" office:value-type="float" office:value="1.89160001155034" calcext:value-type="float">
            <text:p>1,89</text:p>
          </table:table-cell>
          <table:table-cell table:style-name="ce13" table:formula="of:=[.AB13]/[.AD4]" office:value-type="float" office:value="1.36432364885973" calcext:value-type="float">
            <text:p>1,36</text:p>
          </table:table-cell>
          <table:table-cell table:style-name="ce13" table:formula="of:=[.AB13]/[.AE4]" office:value-type="float" office:value="1.78778450957917" calcext:value-type="float">
            <text:p>1,79</text:p>
          </table:table-cell>
          <table:table-cell table:style-name="ce13" table:formula="of:=[.AB13]/[.AF4]" office:value-type="float" office:value="4.22359767891683" calcext:value-type="float">
            <text:p>4,22</text:p>
          </table:table-cell>
          <table:table-cell table:style-name="ce13" table:formula="of:=[.AB13]/[.AG4]" office:value-type="float" office:value="1.43046184081232" calcext:value-type="float">
            <text:p>1,43</text:p>
          </table:table-cell>
          <table:table-cell table:style-name="ce13" table:formula="of:=[.AB13]/[.AH4]" office:value-type="float" office:value="1.43875601238716" calcext:value-type="float">
            <text:p>1,44</text:p>
          </table:table-cell>
          <table:table-cell table:style-name="ce13" table:formula="of:=[.AB13]/[.AI4]" office:value-type="float" office:value="1.48929204746965" calcext:value-type="float">
            <text:p>1,49</text:p>
          </table:table-cell>
          <table:table-cell table:style-name="ce13" table:formula="of:=[.AB13]/[.AJ4]" office:value-type="float" office:value="1.43951479992089" calcext:value-type="float">
            <text:p>1,44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number-columns-repeated="4"/>
          <table:table-cell office:value-type="float" office:value="169.01" calcext:value-type="float">
            <text:p>169,01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2.35" calcext:value-type="float">
            <text:p>2,35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0.29" calcext:value-type="float">
            <text:p>0,29</text:p>
          </table:table-cell>
          <table:table-cell table:number-columns-repeated="2"/>
          <table:table-cell table:style-name="ce3" office:value-type="float" office:value="480" calcext:value-type="float">
            <text:p>480</text:p>
          </table:table-cell>
          <table:table-cell table:style-name="ce7" office:value-type="float" office:value="397.82" calcext:value-type="float">
            <text:p>397,82</text:p>
          </table:table-cell>
          <table:table-cell table:style-name="ce13" table:formula="of:=[.AB14]/[.AC5]" office:value-type="float" office:value="2.57808500297025" calcext:value-type="float">
            <text:p>2,58</text:p>
          </table:table-cell>
          <table:table-cell table:style-name="ce13" table:formula="of:=[.AB14]/[.AD5]" office:value-type="float" office:value="2.35382521744276" calcext:value-type="float">
            <text:p>2,35</text:p>
          </table:table-cell>
          <table:table-cell table:style-name="ce13" table:formula="of:=[.AB14]/[.AE5]" office:value-type="float" office:value="2.75765978095106" calcext:value-type="float">
            <text:p>2,76</text:p>
          </table:table-cell>
          <table:table-cell table:style-name="ce13" table:formula="of:=[.AB14]/[.AF5]" office:value-type="float" office:value="5.2310322156476" calcext:value-type="float">
            <text:p>5,23</text:p>
          </table:table-cell>
          <table:table-cell table:style-name="ce13" table:formula="of:=[.AB14]/[.AG5]" office:value-type="float" office:value="2.27156969108662" calcext:value-type="float">
            <text:p>2,27</text:p>
          </table:table-cell>
          <table:table-cell table:style-name="ce13" table:formula="of:=[.AB14]/[.AH5]" office:value-type="float" office:value="2.27221841443911" calcext:value-type="float">
            <text:p>2,27</text:p>
          </table:table-cell>
          <table:table-cell table:style-name="ce13" table:formula="of:=[.AB14]/[.AI5]" office:value-type="float" office:value="2.3472976162379" calcext:value-type="float">
            <text:p>2,35</text:p>
          </table:table-cell>
          <table:table-cell table:style-name="ce13" table:formula="of:=[.AB14]/[.AJ5]" office:value-type="float" office:value="2.22382469674101" calcext:value-type="float">
            <text:p>2,22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number-columns-repeated="4"/>
          <table:table-cell office:value-type="float" office:value="200.12" calcext:value-type="float">
            <text:p>200,1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3.48" calcext:value-type="float">
            <text:p>3,48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0.43" calcext:value-type="float">
            <text:p>0,43</text:p>
          </table:table-cell>
          <table:table-cell table:number-columns-repeated="2"/>
          <table:table-cell table:style-name="ce3" office:value-type="float" office:value="720" calcext:value-type="float">
            <text:p>720</text:p>
          </table:table-cell>
          <table:table-cell table:style-name="ce7" office:value-type="float" office:value="696.36" calcext:value-type="float">
            <text:p>696,36</text:p>
          </table:table-cell>
          <table:table-cell table:style-name="ce13" table:formula="of:=[.AB15]/[.AC6]" office:value-type="float" office:value="4.0767110456295" calcext:value-type="float">
            <text:p>4,08</text:p>
          </table:table-cell>
          <table:table-cell table:style-name="ce13" table:formula="of:=[.AB15]/[.AD6]" office:value-type="float" office:value="3.47971217269638" calcext:value-type="float">
            <text:p>3,48</text:p>
          </table:table-cell>
          <table:table-cell table:style-name="ce13" table:formula="of:=[.AB15]/[.AE6]" office:value-type="float" office:value="4.11974205762291" calcext:value-type="float">
            <text:p>4,12</text:p>
          </table:table-cell>
          <table:table-cell table:style-name="ce13" table:formula="of:=[.AB15]/[.AF6]" office:value-type="float" office:value="6.91382049245433" calcext:value-type="float">
            <text:p>6,91</text:p>
          </table:table-cell>
          <table:table-cell table:style-name="ce13" table:formula="of:=[.AB15]/[.AG6]" office:value-type="float" office:value="3.49929648241206" calcext:value-type="float">
            <text:p>3,50</text:p>
          </table:table-cell>
          <table:table-cell table:style-name="ce13" table:formula="of:=[.AB15]/[.AH6]" office:value-type="float" office:value="3.53016323633783" calcext:value-type="float">
            <text:p>3,53</text:p>
          </table:table-cell>
          <table:table-cell table:style-name="ce13" table:formula="of:=[.AB15]/[.AI6]" office:value-type="float" office:value="3.56522629531026" calcext:value-type="float">
            <text:p>3,57</text:p>
          </table:table-cell>
          <table:table-cell table:style-name="ce13" table:formula="of:=[.AB15]/[.AJ6]" office:value-type="float" office:value="3.50828757116228" calcext:value-type="float">
            <text:p>3,51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number-columns-repeated="4"/>
          <table:table-cell office:value-type="float" office:value="218.82" calcext:value-type="float">
            <text:p>218,8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5.06" calcext:value-type="float">
            <text:p>5,06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0.63" calcext:value-type="float">
            <text:p>0,63</text:p>
          </table:table-cell>
          <table:table-cell table:number-columns-repeated="2"/>
          <table:table-cell table:style-name="ce3" office:value-type="float" office:value="960" calcext:value-type="float">
            <text:p>960</text:p>
          </table:table-cell>
          <table:table-cell table:style-name="ce7" office:value-type="float" office:value="1107.32" calcext:value-type="float">
            <text:p>1107,32</text:p>
          </table:table-cell>
          <table:table-cell table:style-name="ce13" table:formula="of:=[.AB16]/[.AC7]" office:value-type="float" office:value="5.44059614715335" calcext:value-type="float">
            <text:p>5,44</text:p>
          </table:table-cell>
          <table:table-cell table:style-name="ce13" table:formula="of:=[.AB16]/[.AD7]" office:value-type="float" office:value="5.06041495292935" calcext:value-type="float">
            <text:p>5,06</text:p>
          </table:table-cell>
          <table:table-cell table:style-name="ce13" table:formula="of:=[.AB16]/[.AE7]" office:value-type="float" office:value="5.64153250458529" calcext:value-type="float">
            <text:p>5,64</text:p>
          </table:table-cell>
          <table:table-cell table:style-name="ce13" table:formula="of:=[.AB16]/[.AF7]" office:value-type="float" office:value="6.10530958813475" calcext:value-type="float">
            <text:p>6,11</text:p>
          </table:table-cell>
          <table:table-cell table:style-name="ce13" table:formula="of:=[.AB16]/[.AG7]" office:value-type="float" office:value="5.07223672758921" calcext:value-type="float">
            <text:p>5,07</text:p>
          </table:table-cell>
          <table:table-cell table:style-name="ce13" table:formula="of:=[.AB16]/[.AH7]" office:value-type="float" office:value="5.0118584231013" calcext:value-type="float">
            <text:p>5,01</text:p>
          </table:table-cell>
          <table:table-cell table:style-name="ce13" table:formula="of:=[.AB16]/[.AI7]" office:value-type="float" office:value="5.10003684598379" calcext:value-type="float">
            <text:p>5,10</text:p>
          </table:table-cell>
          <table:table-cell table:style-name="ce13" table:formula="of:=[.AB16]/[.AJ7]" office:value-type="float" office:value="5.11653266796045" calcext:value-type="float">
            <text:p>5,12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number-columns-repeated="4"/>
          <table:table-cell office:value-type="float" office:value="242.14" calcext:value-type="float">
            <text:p>242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6.71" calcext:value-type="float">
            <text:p>6,7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0.84" calcext:value-type="float">
            <text:p>0,84</text:p>
          </table:table-cell>
          <table:table-cell table:number-columns-repeated="2"/>
          <table:table-cell table:style-name="ce3" office:value-type="float" office:value="1200" calcext:value-type="float">
            <text:p>1200</text:p>
          </table:table-cell>
          <table:table-cell table:style-name="ce7" office:value-type="float" office:value="1625.08" calcext:value-type="float">
            <text:p>1625,08</text:p>
          </table:table-cell>
          <table:table-cell table:style-name="ce13" table:formula="of:=[.AB17]/[.AC8]" office:value-type="float" office:value="7.19268816252462" calcext:value-type="float">
            <text:p>7,19</text:p>
          </table:table-cell>
          <table:table-cell table:style-name="ce13" table:formula="of:=[.AB17]/[.AD8]" office:value-type="float" office:value="6.71132402742215" calcext:value-type="float">
            <text:p>6,71</text:p>
          </table:table-cell>
          <table:table-cell table:style-name="ce13" table:formula="of:=[.AB17]/[.AE8]" office:value-type="float" office:value="7.3149081742888" calcext:value-type="float">
            <text:p>7,31</text:p>
          </table:table-cell>
          <table:table-cell table:style-name="ce13" table:formula="of:=[.AB17]/[.AF8]" office:value-type="float" office:value="5.17508438952933" calcext:value-type="float">
            <text:p>5,18</text:p>
          </table:table-cell>
          <table:table-cell table:style-name="ce13" table:formula="of:=[.AB17]/[.AG8]" office:value-type="float" office:value="6.68234713598421" calcext:value-type="float">
            <text:p>6,68</text:p>
          </table:table-cell>
          <table:table-cell table:style-name="ce13" table:formula="of:=[.AB17]/[.AH8]" office:value-type="float" office:value="6.65470925470926" calcext:value-type="float">
            <text:p>6,65</text:p>
          </table:table-cell>
          <table:table-cell table:style-name="ce13" table:formula="of:=[.AB17]/[.AI8]" office:value-type="float" office:value="6.63297959183673" calcext:value-type="float">
            <text:p>6,63</text:p>
          </table:table-cell>
          <table:table-cell table:style-name="ce13" table:formula="of:=[.AB17]/[.AJ8]" office:value-type="float" office:value="6.68124820129096" calcext:value-type="float">
            <text:p>6,68</text:p>
          </table:table-cell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1" office:value-type="float" office:value="343.075833333333" calcext:value-type="float">
            <text:p>343,08</text:p>
          </table:table-cell>
          <table:table-cell table:style-name="ce11" office:value-type="float" office:value="267.77" calcext:value-type="float">
            <text:p>267,77</text:p>
          </table:table-cell>
          <table:table-cell table:style-name="ce11" office:value-type="float" office:value="262.47" calcext:value-type="float">
            <text:p>262,47</text:p>
          </table:table-cell>
          <table:table-cell table:style-name="ce11" office:value-type="float" office:value="257.95" calcext:value-type="float">
            <text:p>257,95</text:p>
          </table:table-cell>
          <table:table-cell table:style-name="ce14" office:value-type="float" office:value="258.4" calcext:value-type="float">
            <text:p>258,40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8.4" calcext:value-type="float">
            <text:p>8,40</text:p>
          </table:table-cell>
          <table:table-cell table:style-name="ce11" office:value-type="float" office:value="8.57" calcext:value-type="float">
            <text:p>8,57</text:p>
          </table:table-cell>
          <table:table-cell table:style-name="ce11" office:value-type="float" office:value="8.72" calcext:value-type="float">
            <text:p>8,72</text:p>
          </table:table-cell>
          <table:table-cell table:style-name="ce14" office:value-type="float" office:value="8.71" calcext:value-type="float">
            <text:p>8,71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2" calcext:value-type="float">
            <text:p>4,20</text:p>
          </table:table-cell>
          <table:table-cell table:style-name="ce11" office:value-type="float" office:value="2.14" calcext:value-type="float">
            <text:p>2,14</text:p>
          </table:table-cell>
          <table:table-cell table:style-name="ce11" office:value-type="float" office:value="1.45" calcext:value-type="float">
            <text:p>1,45</text:p>
          </table:table-cell>
          <table:table-cell table:style-name="ce14" office:value-type="float" office:value="1.09" calcext:value-type="float">
            <text:p>1,09</text:p>
          </table:table-cell>
          <table:table-cell table:number-columns-repeated="2"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4" table:formula="of:=[.AB18]/[.AC9]" office:value-type="float" office:value="9.03809189053477" calcext:value-type="float">
            <text:p>9,04</text:p>
          </table:table-cell>
          <table:table-cell table:style-name="ce14" table:formula="of:=[.AB18]/[.AD9]" office:value-type="float" office:value="8.70712074303406" calcext:value-type="float">
            <text:p>8,71</text:p>
          </table:table-cell>
          <table:table-cell table:style-name="ce14" table:formula="of:=[.AB18]/[.AE9]" office:value-type="float" office:value="9.42769746490677" calcext:value-type="float">
            <text:p>9,43</text:p>
          </table:table-cell>
          <table:table-cell table:style-name="ce14" table:formula="of:=[.AB18]/[.AF9]" office:value-type="float" office:value="6.10860121633362" calcext:value-type="float">
            <text:p>6,11</text:p>
          </table:table-cell>
          <table:table-cell table:style-name="ce14" table:formula="of:=[.AB18]/[.AG9]" office:value-type="float" office:value="8.66653826894187" calcext:value-type="float">
            <text:p>8,67</text:p>
          </table:table-cell>
          <table:table-cell table:style-name="ce14" table:formula="of:=[.AB18]/[.AH9]" office:value-type="float" office:value="8.72670855635715" calcext:value-type="float">
            <text:p>8,73</text:p>
          </table:table-cell>
          <table:table-cell table:style-name="ce14" table:formula="of:=[.AB18]/[.AI9]" office:value-type="float" office:value="7.11122348999652" calcext:value-type="float">
            <text:p>7,11</text:p>
          </table:table-cell>
          <table:table-cell table:style-name="ce14" table:formula="of:=[.AB18]/[.AJ9]" office:value-type="float" office:value="8.65387130274241" calcext:value-type="float">
            <text:p>8,65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4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4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4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FL 8 THREADS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13.03" calcext:value-type="float">
            <text:p>113,03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.27" calcext:value-type="float">
            <text:p>1,27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0.16" calcext:value-type="float">
            <text:p>0,16</text:p>
          </table:table-cell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12" table:formula="of:=[.AC12]/8" office:value-type="float" office:value="0.172888592287654" calcext:value-type="float">
            <text:p>0,17</text:p>
          </table:table-cell>
          <table:table-cell table:style-name="ce12" table:formula="of:=[.AD12]/8" office:value-type="float" office:value="0.123893728825278" calcext:value-type="float">
            <text:p>0,12</text:p>
          </table:table-cell>
          <table:table-cell table:style-name="ce12" table:formula="of:=[.AE12]/8" office:value-type="float" office:value="0.158530920994426" calcext:value-type="float">
            <text:p>0,16</text:p>
          </table:table-cell>
          <table:table-cell table:style-name="ce12" table:formula="of:=[.AF12]/8" office:value-type="float" office:value="0.48904885371179" calcext:value-type="float">
            <text:p>0,49</text:p>
          </table:table-cell>
          <table:table-cell table:style-name="ce12" table:formula="of:=[.AG12]/8" office:value-type="float" office:value="0.120762569079391" calcext:value-type="float">
            <text:p>0,12</text:p>
          </table:table-cell>
          <table:table-cell table:style-name="ce12" table:formula="of:=[.AH12]/8" office:value-type="float" office:value="0.119546000400294" calcext:value-type="float">
            <text:p>0,12</text:p>
          </table:table-cell>
          <table:table-cell table:style-name="ce12" table:formula="of:=[.AI12]/8" office:value-type="float" office:value="0.129620587384259" calcext:value-type="float">
            <text:p>0,13</text:p>
          </table:table-cell>
          <table:table-cell table:style-name="ce12" table:formula="of:=[.AJ12]/8" office:value-type="float" office:value="0.128560410388865" calcext:value-type="float">
            <text:p>0,13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number-columns-repeated="4"/>
          <table:table-cell office:value-type="float" office:value="122.14" calcext:value-type="float">
            <text:p>122,1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1.79" calcext:value-type="float">
            <text:p>1,7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0.22" calcext:value-type="float">
            <text:p>0,22</text:p>
          </table:table-cell>
          <table:table-cell table:number-columns-repeated="2"/>
          <table:table-cell table:style-name="ce3" office:value-type="float" office:value="240" calcext:value-type="float">
            <text:p>240</text:p>
          </table:table-cell>
          <table:table-cell table:style-name="ce7" office:value-type="float" office:value="218.36" calcext:value-type="float">
            <text:p>218,36</text:p>
          </table:table-cell>
          <table:table-cell table:style-name="ce13" table:formula="of:=[.AC13]/8" office:value-type="float" office:value="0.236450001443792" calcext:value-type="float">
            <text:p>0,24</text:p>
          </table:table-cell>
          <table:table-cell table:style-name="ce13" table:formula="of:=[.AD13]/8" office:value-type="float" office:value="0.170540456107466" calcext:value-type="float">
            <text:p>0,17</text:p>
          </table:table-cell>
          <table:table-cell table:style-name="ce13" table:formula="of:=[.AE13]/8" office:value-type="float" office:value="0.223473063697396" calcext:value-type="float">
            <text:p>0,22</text:p>
          </table:table-cell>
          <table:table-cell table:style-name="ce13" table:formula="of:=[.AF13]/8" office:value-type="float" office:value="0.527949709864603" calcext:value-type="float">
            <text:p>0,53</text:p>
          </table:table-cell>
          <table:table-cell table:style-name="ce13" table:formula="of:=[.AG13]/8" office:value-type="float" office:value="0.178807730101539" calcext:value-type="float">
            <text:p>0,18</text:p>
          </table:table-cell>
          <table:table-cell table:style-name="ce13" table:formula="of:=[.AH13]/8" office:value-type="float" office:value="0.179844501548396" calcext:value-type="float">
            <text:p>0,18</text:p>
          </table:table-cell>
          <table:table-cell table:style-name="ce13" table:formula="of:=[.AI13]/8" office:value-type="float" office:value="0.186161505933706" calcext:value-type="float">
            <text:p>0,19</text:p>
          </table:table-cell>
          <table:table-cell table:style-name="ce13" table:formula="of:=[.AJ13]/8" office:value-type="float" office:value="0.179939349990111" calcext:value-type="float">
            <text:p>0,18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number-columns-repeated="4"/>
          <table:table-cell office:value-type="float" office:value="144.26" calcext:value-type="float">
            <text:p>144,26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2.76" calcext:value-type="float">
            <text:p>2,76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0.34" calcext:value-type="float">
            <text:p>0,34</text:p>
          </table:table-cell>
          <table:table-cell table:number-columns-repeated="2"/>
          <table:table-cell table:style-name="ce3" office:value-type="float" office:value="480" calcext:value-type="float">
            <text:p>480</text:p>
          </table:table-cell>
          <table:table-cell table:style-name="ce7" office:value-type="float" office:value="397.82" calcext:value-type="float">
            <text:p>397,82</text:p>
          </table:table-cell>
          <table:table-cell table:style-name="ce13" table:formula="of:=[.AC14]/8" office:value-type="float" office:value="0.322260625371281" calcext:value-type="float">
            <text:p>0,32</text:p>
          </table:table-cell>
          <table:table-cell table:style-name="ce13" table:formula="of:=[.AD14]/8" office:value-type="float" office:value="0.294228152180344" calcext:value-type="float">
            <text:p>0,29</text:p>
          </table:table-cell>
          <table:table-cell table:style-name="ce13" table:formula="of:=[.AE14]/8" office:value-type="float" office:value="0.344707472618883" calcext:value-type="float">
            <text:p>0,34</text:p>
          </table:table-cell>
          <table:table-cell table:style-name="ce13" table:formula="of:=[.AF14]/8" office:value-type="float" office:value="0.65387902695595" calcext:value-type="float">
            <text:p>0,65</text:p>
          </table:table-cell>
          <table:table-cell table:style-name="ce13" table:formula="of:=[.AG14]/8" office:value-type="float" office:value="0.283946211385828" calcext:value-type="float">
            <text:p>0,28</text:p>
          </table:table-cell>
          <table:table-cell table:style-name="ce13" table:formula="of:=[.AH14]/8" office:value-type="float" office:value="0.284027301804889" calcext:value-type="float">
            <text:p>0,28</text:p>
          </table:table-cell>
          <table:table-cell table:style-name="ce13" table:formula="of:=[.AI14]/8" office:value-type="float" office:value="0.293412202029738" calcext:value-type="float">
            <text:p>0,29</text:p>
          </table:table-cell>
          <table:table-cell table:style-name="ce13" table:formula="of:=[.AJ14]/8" office:value-type="float" office:value="0.277978087092627" calcext:value-type="float">
            <text:p>0,28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number-columns-repeated="4"/>
          <table:table-cell office:value-type="float" office:value="169.03" calcext:value-type="float">
            <text:p>169,03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4.12" calcext:value-type="float">
            <text:p>4,1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0.51" calcext:value-type="float">
            <text:p>0,51</text:p>
          </table:table-cell>
          <table:table-cell table:number-columns-repeated="2"/>
          <table:table-cell table:style-name="ce3" office:value-type="float" office:value="720" calcext:value-type="float">
            <text:p>720</text:p>
          </table:table-cell>
          <table:table-cell table:style-name="ce7" office:value-type="float" office:value="696.36" calcext:value-type="float">
            <text:p>696,36</text:p>
          </table:table-cell>
          <table:table-cell table:style-name="ce13" table:formula="of:=[.AC15]/8" office:value-type="float" office:value="0.509588880703688" calcext:value-type="float">
            <text:p>0,51</text:p>
          </table:table-cell>
          <table:table-cell table:style-name="ce13" table:formula="of:=[.AD15]/8" office:value-type="float" office:value="0.434964021587048" calcext:value-type="float">
            <text:p>0,43</text:p>
          </table:table-cell>
          <table:table-cell table:style-name="ce13" table:formula="of:=[.AE15]/8" office:value-type="float" office:value="0.514967757202863" calcext:value-type="float">
            <text:p>0,51</text:p>
          </table:table-cell>
          <table:table-cell table:style-name="ce13" table:formula="of:=[.AF15]/8" office:value-type="float" office:value="0.864227561556791" calcext:value-type="float">
            <text:p>0,86</text:p>
          </table:table-cell>
          <table:table-cell table:style-name="ce13" table:formula="of:=[.AG15]/8" office:value-type="float" office:value="0.437412060301508" calcext:value-type="float">
            <text:p>0,44</text:p>
          </table:table-cell>
          <table:table-cell table:style-name="ce13" table:formula="of:=[.AH15]/8" office:value-type="float" office:value="0.441270404542229" calcext:value-type="float">
            <text:p>0,44</text:p>
          </table:table-cell>
          <table:table-cell table:style-name="ce13" table:formula="of:=[.AI15]/8" office:value-type="float" office:value="0.445653286913783" calcext:value-type="float">
            <text:p>0,45</text:p>
          </table:table-cell>
          <table:table-cell table:style-name="ce13" table:formula="of:=[.AJ15]/8" office:value-type="float" office:value="0.438535946395284" calcext:value-type="float">
            <text:p>0,44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number-columns-repeated="4"/>
          <table:table-cell office:value-type="float" office:value="196.28" calcext:value-type="float">
            <text:p>196,28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5.64" calcext:value-type="float">
            <text:p>5,6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0.71" calcext:value-type="float">
            <text:p>0,71</text:p>
          </table:table-cell>
          <table:table-cell table:number-columns-repeated="2"/>
          <table:table-cell table:style-name="ce3" office:value-type="float" office:value="960" calcext:value-type="float">
            <text:p>960</text:p>
          </table:table-cell>
          <table:table-cell table:style-name="ce7" office:value-type="float" office:value="1107.32" calcext:value-type="float">
            <text:p>1107,32</text:p>
          </table:table-cell>
          <table:table-cell table:style-name="ce13" table:formula="of:=[.AC16]/8" office:value-type="float" office:value="0.680074518394168" calcext:value-type="float">
            <text:p>0,68</text:p>
          </table:table-cell>
          <table:table-cell table:style-name="ce13" table:formula="of:=[.AD16]/8" office:value-type="float" office:value="0.632551869116169" calcext:value-type="float">
            <text:p>0,63</text:p>
          </table:table-cell>
          <table:table-cell table:style-name="ce13" table:formula="of:=[.AE16]/8" office:value-type="float" office:value="0.705191563073161" calcext:value-type="float">
            <text:p>0,71</text:p>
          </table:table-cell>
          <table:table-cell table:style-name="ce13" table:formula="of:=[.AF16]/8" office:value-type="float" office:value="0.763163698516844" calcext:value-type="float">
            <text:p>0,76</text:p>
          </table:table-cell>
          <table:table-cell table:style-name="ce13" table:formula="of:=[.AG16]/8" office:value-type="float" office:value="0.634029590948651" calcext:value-type="float">
            <text:p>0,63</text:p>
          </table:table-cell>
          <table:table-cell table:style-name="ce13" table:formula="of:=[.AH16]/8" office:value-type="float" office:value="0.626482302887662" calcext:value-type="float">
            <text:p>0,63</text:p>
          </table:table-cell>
          <table:table-cell table:style-name="ce13" table:formula="of:=[.AI16]/8" office:value-type="float" office:value="0.637504605747973" calcext:value-type="float">
            <text:p>0,64</text:p>
          </table:table-cell>
          <table:table-cell table:style-name="ce13" table:formula="of:=[.AJ16]/8" office:value-type="float" office:value="0.639566583495056" calcext:value-type="float">
            <text:p>0,64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number-columns-repeated="4"/>
          <table:table-cell office:value-type="float" office:value="222.16" calcext:value-type="float">
            <text:p>222,1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7.31" calcext:value-type="float">
            <text:p>7,3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0.91" calcext:value-type="float">
            <text:p>0,91</text:p>
          </table:table-cell>
          <table:table-cell table:number-columns-repeated="2"/>
          <table:table-cell table:style-name="ce3" office:value-type="float" office:value="1200" calcext:value-type="float">
            <text:p>1200</text:p>
          </table:table-cell>
          <table:table-cell table:style-name="ce7" office:value-type="float" office:value="1625.08" calcext:value-type="float">
            <text:p>1625,08</text:p>
          </table:table-cell>
          <table:table-cell table:style-name="ce13" table:formula="of:=[.AC17]/8" office:value-type="float" office:value="0.899086020315578" calcext:value-type="float">
            <text:p>0,90</text:p>
          </table:table-cell>
          <table:table-cell table:style-name="ce13" table:formula="of:=[.AD17]/8" office:value-type="float" office:value="0.838915503427769" calcext:value-type="float">
            <text:p>0,84</text:p>
          </table:table-cell>
          <table:table-cell table:style-name="ce13" table:formula="of:=[.AE17]/8" office:value-type="float" office:value="0.9143635217861" calcext:value-type="float">
            <text:p>0,91</text:p>
          </table:table-cell>
          <table:table-cell table:style-name="ce13" table:formula="of:=[.AF17]/8" office:value-type="float" office:value="0.646885548691166" calcext:value-type="float">
            <text:p>0,65</text:p>
          </table:table-cell>
          <table:table-cell table:style-name="ce13" table:formula="of:=[.AG17]/8" office:value-type="float" office:value="0.835293391998026" calcext:value-type="float">
            <text:p>0,84</text:p>
          </table:table-cell>
          <table:table-cell table:style-name="ce13" table:formula="of:=[.AH17]/8" office:value-type="float" office:value="0.831838656838657" calcext:value-type="float">
            <text:p>0,83</text:p>
          </table:table-cell>
          <table:table-cell table:style-name="ce13" table:formula="of:=[.AI17]/8" office:value-type="float" office:value="0.829122448979592" calcext:value-type="float">
            <text:p>0,83</text:p>
          </table:table-cell>
          <table:table-cell table:style-name="ce13" table:formula="of:=[.AJ17]/8" office:value-type="float" office:value="0.83515602516137" calcext:value-type="float">
            <text:p>0,84</text:p>
          </table:table-cell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1" office:value-type="float" office:value="343.075833333333" calcext:value-type="float">
            <text:p>343,08</text:p>
          </table:table-cell>
          <table:table-cell table:style-name="ce11" office:value-type="float" office:value="248.75" calcext:value-type="float">
            <text:p>248,75</text:p>
          </table:table-cell>
          <table:table-cell table:style-name="ce11" office:value-type="float" office:value="241.22" calcext:value-type="float">
            <text:p>241,22</text:p>
          </table:table-cell>
          <table:table-cell table:style-name="ce11" office:value-type="float" office:value="240.07" calcext:value-type="float">
            <text:p>240,07</text:p>
          </table:table-cell>
          <table:table-cell table:style-name="ce14" office:value-type="float" office:value="238.65" calcext:value-type="float">
            <text:p>238,65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9.04" calcext:value-type="float">
            <text:p>9,04</text:p>
          </table:table-cell>
          <table:table-cell table:style-name="ce11" office:value-type="float" office:value="9.33" calcext:value-type="float">
            <text:p>9,33</text:p>
          </table:table-cell>
          <table:table-cell table:style-name="ce11" office:value-type="float" office:value="9.37" calcext:value-type="float">
            <text:p>9,37</text:p>
          </table:table-cell>
          <table:table-cell table:style-name="ce14" office:value-type="float" office:value="9.43" calcext:value-type="float">
            <text:p>9,43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52" calcext:value-type="float">
            <text:p>4,52</text:p>
          </table:table-cell>
          <table:table-cell table:style-name="ce11" office:value-type="float" office:value="2.33" calcext:value-type="float">
            <text:p>2,33</text:p>
          </table:table-cell>
          <table:table-cell table:style-name="ce11" office:value-type="float" office:value="1.56" calcext:value-type="float">
            <text:p>1,56</text:p>
          </table:table-cell>
          <table:table-cell table:style-name="ce14" office:value-type="float" office:value="1.18" calcext:value-type="float">
            <text:p>1,18</text:p>
          </table:table-cell>
          <table:table-cell table:number-columns-repeated="2"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4" table:formula="of:=[.AC18]/8" office:value-type="float" office:value="1.12976148631685" calcext:value-type="float">
            <text:p>1,13</text:p>
          </table:table-cell>
          <table:table-cell table:style-name="ce14" table:formula="of:=[.AD18]/8" office:value-type="float" office:value="1.08839009287926" calcext:value-type="float">
            <text:p>1,09</text:p>
          </table:table-cell>
          <table:table-cell table:style-name="ce14" table:formula="of:=[.AE18]/8" office:value-type="float" office:value="1.17846218311335" calcext:value-type="float">
            <text:p>1,18</text:p>
          </table:table-cell>
          <table:table-cell table:style-name="ce14" table:formula="of:=[.AF18]/8" office:value-type="float" office:value="0.763575152041703" calcext:value-type="float">
            <text:p>0,76</text:p>
          </table:table-cell>
          <table:table-cell table:style-name="ce14" table:formula="of:=[.AG18]/8" office:value-type="float" office:value="1.08331728361773" calcext:value-type="float">
            <text:p>1,08</text:p>
          </table:table-cell>
          <table:table-cell table:style-name="ce14" table:formula="of:=[.AH18]/8" office:value-type="float" office:value="1.09083856954464" calcext:value-type="float">
            <text:p>1,09</text:p>
          </table:table-cell>
          <table:table-cell table:style-name="ce14" table:formula="of:=[.AI18]/8" office:value-type="float" office:value="0.888902936249566" calcext:value-type="float">
            <text:p>0,89</text:p>
          </table:table-cell>
          <table:table-cell table:style-name="ce14" table:formula="of:=[.AJ18]/8" office:value-type="float" office:value="1.0817339128428" calcext:value-type="float">
            <text:p>1,08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8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8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8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36.64" calcext:value-type="float">
            <text:p>36,64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3.91" calcext:value-type="float">
            <text:p>3,91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0.49" calcext:value-type="float">
            <text:p>0,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number-columns-repeated="4"/>
          <table:table-cell office:value-type="float" office:value="51.7" calcext:value-type="float">
            <text:p>51,7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4.22" calcext:value-type="float">
            <text:p>4,2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0.53" calcext:value-type="float">
            <text:p>0,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number-columns-repeated="4"/>
          <table:table-cell office:value-type="float" office:value="76.05" calcext:value-type="float">
            <text:p>76,05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5.23" calcext:value-type="float">
            <text:p>5,23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number-columns-repeated="4"/>
          <table:table-cell office:value-type="float" office:value="100.72" calcext:value-type="float">
            <text:p>100,7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6.91" calcext:value-type="float">
            <text:p>6,9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0.86" calcext:value-type="float">
            <text:p>0,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number-columns-repeated="4"/>
          <table:table-cell office:value-type="float" office:value="181.37" calcext:value-type="float">
            <text:p>181,3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6.11" calcext:value-type="float">
            <text:p>6,1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0.76" calcext:value-type="float">
            <text:p>0,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number-columns-repeated="4"/>
          <table:table-cell office:value-type="float" office:value="314.02" calcext:value-type="float">
            <text:p>314,0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5.18" calcext:value-type="float">
            <text:p>5,1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1" office:value-type="float" office:value="343.075833333333" calcext:value-type="float">
            <text:p>343,08</text:p>
          </table:table-cell>
          <table:table-cell table:style-name="ce11" office:value-type="float" office:value="365.2" calcext:value-type="float">
            <text:p>365,20</text:p>
          </table:table-cell>
          <table:table-cell table:style-name="ce11" office:value-type="float" office:value="368.75" calcext:value-type="float">
            <text:p>368,75</text:p>
          </table:table-cell>
          <table:table-cell table:style-name="ce11" office:value-type="float" office:value="373.33" calcext:value-type="float">
            <text:p>373,33</text:p>
          </table:table-cell>
          <table:table-cell table:style-name="ce14" office:value-type="float" office:value="368.32" calcext:value-type="float">
            <text:p>368,32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6.16" calcext:value-type="float">
            <text:p>6,16</text:p>
          </table:table-cell>
          <table:table-cell table:style-name="ce11" office:value-type="float" office:value="6.1" calcext:value-type="float">
            <text:p>6,10</text:p>
          </table:table-cell>
          <table:table-cell table:style-name="ce11" office:value-type="float" office:value="6.03" calcext:value-type="float">
            <text:p>6,03</text:p>
          </table:table-cell>
          <table:table-cell table:style-name="ce14" office:value-type="float" office:value="6.11" calcext:value-type="float">
            <text:p>6,11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3.08" calcext:value-type="float">
            <text:p>3,08</text:p>
          </table:table-cell>
          <table:table-cell table:style-name="ce11" office:value-type="float" office:value="1.53" calcext:value-type="float">
            <text:p>1,53</text:p>
          </table:table-cell>
          <table:table-cell table:style-name="ce11" office:value-type="float" office:value="1" calcext:value-type="float">
            <text:p>1,00</text:p>
          </table:table-cell>
          <table:table-cell table:style-name="ce14" office:value-type="float" office:value="0.76" calcext:value-type="float">
            <text:p>0,76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16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16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16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48.38" calcext:value-type="float">
            <text:p>148,38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0.97" calcext:value-type="float">
            <text:p>0,97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0.12" calcext:value-type="float">
            <text:p>0,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number-columns-repeated="4"/>
          <table:table-cell office:value-type="float" office:value="152.65" calcext:value-type="float">
            <text:p>152,6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1.43" calcext:value-type="float">
            <text:p>1,4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0.18" calcext:value-type="float">
            <text:p>0,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number-columns-repeated="4"/>
          <table:table-cell office:value-type="float" office:value="175.13" calcext:value-type="float">
            <text:p>175,13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2.27" calcext:value-type="float">
            <text:p>2,2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0.28" calcext:value-type="float">
            <text:p>0,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number-columns-repeated="4"/>
          <table:table-cell office:value-type="float" office:value="199" calcext:value-type="float">
            <text:p>199,0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3.5" calcext:value-type="float">
            <text:p>3,5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0.44" calcext:value-type="float">
            <text:p>0,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number-columns-repeated="4"/>
          <table:table-cell office:value-type="float" office:value="218.31" calcext:value-type="float">
            <text:p>218,3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5.07" calcext:value-type="float">
            <text:p>5,0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0.63" calcext:value-type="float">
            <text:p>0,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number-columns-repeated="4"/>
          <table:table-cell office:value-type="float" office:value="243.19" calcext:value-type="float">
            <text:p>243,1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6.68" calcext:value-type="float">
            <text:p>6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0.84" calcext:value-type="float">
            <text:p>0,8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1" office:value-type="float" office:value="343.075833333333" calcext:value-type="float">
            <text:p>343,08</text:p>
          </table:table-cell>
          <table:table-cell table:style-name="ce11" office:value-type="float" office:value="271.69" calcext:value-type="float">
            <text:p>271,69</text:p>
          </table:table-cell>
          <table:table-cell table:style-name="ce11" office:value-type="float" office:value="262.63" calcext:value-type="float">
            <text:p>262,63</text:p>
          </table:table-cell>
          <table:table-cell table:style-name="ce11" office:value-type="float" office:value="260.04" calcext:value-type="float">
            <text:p>260,04</text:p>
          </table:table-cell>
          <table:table-cell table:style-name="ce14" office:value-type="float" office:value="259.61" calcext:value-type="float">
            <text:p>259,61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8.28" calcext:value-type="float">
            <text:p>8,28</text:p>
          </table:table-cell>
          <table:table-cell table:style-name="ce11" office:value-type="float" office:value="8.57" calcext:value-type="float">
            <text:p>8,57</text:p>
          </table:table-cell>
          <table:table-cell table:style-name="ce11" office:value-type="float" office:value="8.65" calcext:value-type="float">
            <text:p>8,65</text:p>
          </table:table-cell>
          <table:table-cell table:style-name="ce14" office:value-type="float" office:value="8.67" calcext:value-type="float">
            <text:p>8,67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14" calcext:value-type="float">
            <text:p>4,14</text:p>
          </table:table-cell>
          <table:table-cell table:style-name="ce11" office:value-type="float" office:value="2.14" calcext:value-type="float">
            <text:p>2,14</text:p>
          </table:table-cell>
          <table:table-cell table:style-name="ce11" office:value-type="float" office:value="1.44" calcext:value-type="float">
            <text:p>1,44</text:p>
          </table:table-cell>
          <table:table-cell table:style-name="ce14" office:value-type="float" office:value="1.08" calcext:value-type="float">
            <text:p>1,08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32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32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32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48333333333" calcext:value-type="float">
            <text:p>143,35</text:p>
          </table:table-cell>
          <table:table-cell table:style-name="ce9" table:number-columns-repeated="4"/>
          <table:table-cell table:style-name="ce12" office:value-type="float" office:value="149.89" calcext:value-type="float">
            <text:p>149,89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12" office:value-type="float" office:value="0.96" calcext:value-type="float">
            <text:p>0,96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12" office:value-type="float" office:value="0.12" calcext:value-type="float">
            <text:p>0,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.356666666667" calcext:value-type="float">
            <text:p>218,36</text:p>
          </table:table-cell>
          <table:table-cell table:number-columns-repeated="4"/>
          <table:table-cell office:value-type="float" office:value="151.77" calcext:value-type="float">
            <text:p>151,7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1.44" calcext:value-type="float">
            <text:p>1,4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0.18" calcext:value-type="float">
            <text:p>0,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number-columns-repeated="4"/>
          <table:table-cell office:value-type="float" office:value="175.08" calcext:value-type="float">
            <text:p>175,0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2.27" calcext:value-type="float">
            <text:p>2,2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0.28" calcext:value-type="float">
            <text:p>0,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696.358333333333" calcext:value-type="float">
            <text:p>696,36</text:p>
          </table:table-cell>
          <table:table-cell table:number-columns-repeated="4"/>
          <table:table-cell office:value-type="float" office:value="197.26" calcext:value-type="float">
            <text:p>197,26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3.53" calcext:value-type="float">
            <text:p>3,53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0.44" calcext:value-type="float">
            <text:p>0,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107.315" calcext:value-type="float">
            <text:p>1107,32</text:p>
          </table:table-cell>
          <table:table-cell table:number-columns-repeated="4"/>
          <table:table-cell office:value-type="float" office:value="220.94" calcext:value-type="float">
            <text:p>220,9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5.01" calcext:value-type="float">
            <text:p>5,0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0.63" calcext:value-type="float">
            <text:p>0,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25.07666666667" calcext:value-type="float">
            <text:p>1625,08</text:p>
          </table:table-cell>
          <table:table-cell table:number-columns-repeated="4"/>
          <table:table-cell office:value-type="float" office:value="244.2" calcext:value-type="float">
            <text:p>244,2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6.65" calcext:value-type="float">
            <text:p>6,6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15" calcext:value-type="float">
            <text:p>2249,92</text:p>
          </table:table-cell>
          <table:table-cell table:style-name="ce11" office:value-type="float" office:value="343.075833333333" calcext:value-type="float">
            <text:p>343,08</text:p>
          </table:table-cell>
          <table:table-cell table:style-name="ce11" office:value-type="float" office:value="269.7" calcext:value-type="float">
            <text:p>269,70</text:p>
          </table:table-cell>
          <table:table-cell table:style-name="ce11" office:value-type="float" office:value="262.57" calcext:value-type="float">
            <text:p>262,57</text:p>
          </table:table-cell>
          <table:table-cell table:style-name="ce11" office:value-type="float" office:value="259.34" calcext:value-type="float">
            <text:p>259,34</text:p>
          </table:table-cell>
          <table:table-cell table:style-name="ce14" office:value-type="float" office:value="257.82" calcext:value-type="float">
            <text:p>257,82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8.34" calcext:value-type="float">
            <text:p>8,34</text:p>
          </table:table-cell>
          <table:table-cell table:style-name="ce11" office:value-type="float" office:value="8.57" calcext:value-type="float">
            <text:p>8,57</text:p>
          </table:table-cell>
          <table:table-cell table:style-name="ce11" office:value-type="float" office:value="8.68" calcext:value-type="float">
            <text:p>8,68</text:p>
          </table:table-cell>
          <table:table-cell table:style-name="ce14" office:value-type="float" office:value="8.73" calcext:value-type="float">
            <text:p>8,73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17" calcext:value-type="float">
            <text:p>4,17</text:p>
          </table:table-cell>
          <table:table-cell table:style-name="ce11" office:value-type="float" office:value="2.14" calcext:value-type="float">
            <text:p>2,14</text:p>
          </table:table-cell>
          <table:table-cell table:style-name="ce11" office:value-type="float" office:value="1.45" calcext:value-type="float">
            <text:p>1,45</text:p>
          </table:table-cell>
          <table:table-cell table:style-name="ce14" office:value-type="float" office:value="1.09" calcext:value-type="float">
            <text:p>1,09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64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64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64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38.24" calcext:value-type="float">
            <text:p>138,24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16"/>
          <table:table-cell table:style-name="ce9" table:number-columns-repeated="3"/>
          <table:table-cell table:style-name="ce12" office:value-type="float" office:value="0.67" calcext:value-type="float">
            <text:p>0,67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16"/>
          <table:table-cell table:style-name="ce9" table:number-columns-repeated="3"/>
          <table:table-cell table:style-name="ce12" office:value-type="float" office:value="0.08" calcext:value-type="float">
            <text:p>0,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number-columns-repeated="4"/>
          <table:table-cell office:value-type="float" office:value="146.62" calcext:value-type="float">
            <text:p>146,6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style-name="ce17"/>
          <table:table-cell table:number-columns-repeated="3"/>
          <table:table-cell office:value-type="float" office:value="0.86" calcext:value-type="float">
            <text:p>0,8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style-name="ce17"/>
          <table:table-cell table:number-columns-repeated="3"/>
          <table:table-cell office:value-type="float" office:value="0.11" calcext:value-type="float">
            <text:p>0,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number-columns-repeated="4"/>
          <table:table-cell office:value-type="float" office:value="169.48" calcext:value-type="float">
            <text:p>169,4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style-name="ce17"/>
          <table:table-cell table:number-columns-repeated="3"/>
          <table:table-cell office:value-type="float" office:value="1.34" calcext:value-type="float">
            <text:p>1,34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style-name="ce17"/>
          <table:table-cell table:number-columns-repeated="3"/>
          <table:table-cell office:value-type="float" office:value="0.17" calcext:value-type="float">
            <text:p>0,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number-columns-repeated="4"/>
          <table:table-cell office:value-type="float" office:value="195.32" calcext:value-type="float">
            <text:p>195,3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style-name="ce17"/>
          <table:table-cell table:number-columns-repeated="3"/>
          <table:table-cell office:value-type="float" office:value="1.99" calcext:value-type="float">
            <text:p>1,99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style-name="ce17"/>
          <table:table-cell table:number-columns-repeated="3"/>
          <table:table-cell office:value-type="float" office:value="0.25" calcext:value-type="float">
            <text:p>0,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number-columns-repeated="4"/>
          <table:table-cell office:value-type="float" office:value="217.12" calcext:value-type="float">
            <text:p>217,1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style-name="ce17"/>
          <table:table-cell table:number-columns-repeated="3"/>
          <table:table-cell office:value-type="float" office:value="2.8" calcext:value-type="float">
            <text:p>2,8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style-name="ce17"/>
          <table:table-cell table:number-columns-repeated="3"/>
          <table:table-cell office:value-type="float" office:value="0.35" calcext:value-type="float">
            <text:p>0,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number-columns-repeated="4"/>
          <table:table-cell office:value-type="float" office:value="245" calcext:value-type="float">
            <text:p>245,0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style-name="ce17"/>
          <table:table-cell table:number-columns-repeated="3"/>
          <table:table-cell office:value-type="float" office:value="3.64" calcext:value-type="float">
            <text:p>3,6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style-name="ce17"/>
          <table:table-cell table:number-columns-repeated="3"/>
          <table:table-cell office:value-type="float" office:value="0.45" calcext:value-type="float">
            <text:p>0,45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1" office:value-type="float" office:value="343.08" calcext:value-type="float">
            <text:p>343,08</text:p>
          </table:table-cell>
          <table:table-cell table:style-name="ce11" office:value-type="float" office:value="309.3" calcext:value-type="float">
            <text:p>309,30</text:p>
          </table:table-cell>
          <table:table-cell table:style-name="ce11" office:value-type="float" office:value="323.53" calcext:value-type="float">
            <text:p>323,53</text:p>
          </table:table-cell>
          <table:table-cell table:style-name="ce11" office:value-type="float" office:value="320.19" calcext:value-type="float">
            <text:p>320,19</text:p>
          </table:table-cell>
          <table:table-cell table:style-name="ce14" office:value-type="float" office:value="316.39" calcext:value-type="float">
            <text:p>316,39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01" calcext:value-type="float">
            <text:p>4,01</text:p>
          </table:table-cell>
          <table:table-cell table:style-name="ce11" office:value-type="float" office:value="3.83" calcext:value-type="float">
            <text:p>3,83</text:p>
          </table:table-cell>
          <table:table-cell table:style-name="ce11" office:value-type="float" office:value="3.87" calcext:value-type="float">
            <text:p>3,87</text:p>
          </table:table-cell>
          <table:table-cell table:style-name="ce14" office:value-type="float" office:value="3.92" calcext:value-type="float">
            <text:p>3,92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2" calcext:value-type="float">
            <text:p>2,00</text:p>
          </table:table-cell>
          <table:table-cell table:style-name="ce11" office:value-type="float" office:value="0.96" calcext:value-type="float">
            <text:p>0,96</text:p>
          </table:table-cell>
          <table:table-cell table:style-name="ce11" office:value-type="float" office:value="0.65" calcext:value-type="float">
            <text:p>0,65</text:p>
          </table:table-cell>
          <table:table-cell table:style-name="ce14" office:value-type="float" office:value="0.49" calcext:value-type="float">
            <text:p>0,49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128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ocking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ocking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48333333333" calcext:value-type="float">
            <text:p>143,35</text:p>
          </table:table-cell>
          <table:table-cell table:style-name="ce9" table:number-columns-repeated="4"/>
          <table:table-cell table:style-name="ce12" office:value-type="float" office:value="139.38" calcext:value-type="float">
            <text:p>139,38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16"/>
          <table:table-cell table:style-name="ce9" table:number-columns-repeated="3"/>
          <table:table-cell table:style-name="ce12" office:value-type="float" office:value="1.03" calcext:value-type="float">
            <text:p>1,03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16"/>
          <table:table-cell table:style-name="ce9" table:number-columns-repeated="3"/>
          <table:table-cell table:style-name="ce12" office:value-type="float" office:value="0.13" calcext:value-type="float">
            <text:p>0,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.356666666667" calcext:value-type="float">
            <text:p>218,36</text:p>
          </table:table-cell>
          <table:table-cell table:number-columns-repeated="4"/>
          <table:table-cell office:value-type="float" office:value="151.69" calcext:value-type="float">
            <text:p>151,6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7"/>
          <table:table-cell table:number-columns-repeated="3"/>
          <table:table-cell office:value-type="float" office:value="1.44" calcext:value-type="float">
            <text:p>1,4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7"/>
          <table:table-cell table:number-columns-repeated="3"/>
          <table:table-cell office:value-type="float" office:value="0.18" calcext:value-type="float">
            <text:p>0,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number-columns-repeated="4"/>
          <table:table-cell office:value-type="float" office:value="178.89" calcext:value-type="float">
            <text:p>178,8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7"/>
          <table:table-cell table:number-columns-repeated="3"/>
          <table:table-cell office:value-type="float" office:value="2.22" calcext:value-type="float">
            <text:p>2,2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7"/>
          <table:table-cell table:number-columns-repeated="3"/>
          <table:table-cell office:value-type="float" office:value="0.28" calcext:value-type="float">
            <text:p>0,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696.358333333333" calcext:value-type="float">
            <text:p>696,36</text:p>
          </table:table-cell>
          <table:table-cell table:number-columns-repeated="4"/>
          <table:table-cell office:value-type="float" office:value="198.49" calcext:value-type="float">
            <text:p>198,49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7"/>
          <table:table-cell table:number-columns-repeated="3"/>
          <table:table-cell office:value-type="float" office:value="3.51" calcext:value-type="float">
            <text:p>3,5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7"/>
          <table:table-cell table:number-columns-repeated="3"/>
          <table:table-cell office:value-type="float" office:value="0.44" calcext:value-type="float">
            <text:p>0,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107.315" calcext:value-type="float">
            <text:p>1107,32</text:p>
          </table:table-cell>
          <table:table-cell table:number-columns-repeated="4"/>
          <table:table-cell office:value-type="float" office:value="216.42" calcext:value-type="float">
            <text:p>216,4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7"/>
          <table:table-cell table:number-columns-repeated="3"/>
          <table:table-cell office:value-type="float" office:value="5.12" calcext:value-type="float">
            <text:p>5,1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7"/>
          <table:table-cell table:number-columns-repeated="3"/>
          <table:table-cell office:value-type="float" office:value="0.64" calcext:value-type="float">
            <text:p>0,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25.07666666667" calcext:value-type="float">
            <text:p>1625,08</text:p>
          </table:table-cell>
          <table:table-cell table:number-columns-repeated="4"/>
          <table:table-cell office:value-type="float" office:value="243.23" calcext:value-type="float">
            <text:p>243,2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7"/>
          <table:table-cell table:number-columns-repeated="3"/>
          <table:table-cell office:value-type="float" office:value="6.68" calcext:value-type="float">
            <text:p>6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7"/>
          <table:table-cell table:number-columns-repeated="3"/>
          <table:table-cell office:value-type="float" office:value="0.84" calcext:value-type="float">
            <text:p>0,8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15" calcext:value-type="float">
            <text:p>2249,92</text:p>
          </table:table-cell>
          <table:table-cell table:style-name="ce11" office:value-type="float" office:value="343.075833333333" calcext:value-type="float">
            <text:p>343,08</text:p>
          </table:table-cell>
          <table:table-cell table:style-name="ce11" office:value-type="float" office:value="269.86" calcext:value-type="float">
            <text:p>269,86</text:p>
          </table:table-cell>
          <table:table-cell table:style-name="ce11" office:value-type="float" office:value="263.39" calcext:value-type="float">
            <text:p>263,39</text:p>
          </table:table-cell>
          <table:table-cell table:style-name="ce11" office:value-type="float" office:value="261.11" calcext:value-type="float">
            <text:p>261,11</text:p>
          </table:table-cell>
          <table:table-cell table:style-name="ce14" office:value-type="float" office:value="259.99" calcext:value-type="float">
            <text:p>259,99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8.34" calcext:value-type="float">
            <text:p>8,34</text:p>
          </table:table-cell>
          <table:table-cell table:style-name="ce11" office:value-type="float" office:value="8.54" calcext:value-type="float">
            <text:p>8,54</text:p>
          </table:table-cell>
          <table:table-cell table:style-name="ce11" office:value-type="float" office:value="8.62" calcext:value-type="float">
            <text:p>8,62</text:p>
          </table:table-cell>
          <table:table-cell table:style-name="ce14" office:value-type="float" office:value="8.65" calcext:value-type="float">
            <text:p>8,65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17" calcext:value-type="float">
            <text:p>4,17</text:p>
          </table:table-cell>
          <table:table-cell table:style-name="ce11" office:value-type="float" office:value="2.14" calcext:value-type="float">
            <text:p>2,14</text:p>
          </table:table-cell>
          <table:table-cell table:style-name="ce11" office:value-type="float" office:value="1.44" calcext:value-type="float">
            <text:p>1,44</text:p>
          </table:table-cell>
          <table:table-cell table:style-name="ce14" office:value-type="float" office:value="1.08" calcext:value-type="float">
            <text:p>1,08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1440 Units</text:p>
          </table:table-cell>
          <table:table-cell table:style-name="Default" office:value-type="string" calcext:value-type="string">
            <text:p>Batches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1 Batches 1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1 S</text:p>
          </table:table-cell>
          <table:table-cell table:style-name="ce6" office:value-type="float" office:value="2249.915" calcext:value-type="float">
            <text:p>2249,92</text:p>
          </table:table-cell>
          <table:table-cell office:value-type="float" office:value="2250.915" calcext:value-type="float">
            <text:p>2250,92</text:p>
          </table:table-cell>
          <table:table-cell office:value-type="float" office:value="2251.915" calcext:value-type="float">
            <text:p>2251,92</text:p>
          </table:table-cell>
          <table:table-cell office:value-type="float" office:value="2252.915" calcext:value-type="float">
            <text:p>2252,92</text:p>
          </table:table-cell>
          <table:table-cell office:value-type="float" office:value="2253.915" calcext:value-type="float">
            <text:p>2253,92</text:p>
          </table:table-cell>
          <table:table-cell table:style-name="ce10" office:value-type="float" office:value="2254.915" calcext:value-type="float">
            <text:p>2254,92</text:p>
          </table:table-cell>
          <table:table-cell table:style-name="ce10" office:value-type="float" office:value="2255.915" calcext:value-type="float">
            <text:p>2255,92</text:p>
          </table:table-cell>
          <table:table-cell table:style-name="ce13" office:value-type="float" office:value="2256.915" calcext:value-type="float">
            <text:p>2256,92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 SJ</text:p>
          </table:table-cell>
          <table:table-cell table:number-columns-repeated="2" office:value-type="float" office:value="343.08" calcext:value-type="float">
            <text:p>343,08</text:p>
          </table:table-cell>
          <table:table-cell table:number-columns-repeated="2" office:value-type="float" office:value="343.07" calcext:value-type="float">
            <text:p>343,07</text:p>
          </table:table-cell>
          <table:table-cell office:value-type="float" office:value="343.08" calcext:value-type="float">
            <text:p>343,08</text:p>
          </table:table-cell>
          <table:table-cell table:number-columns-repeated="2" table:style-name="ce10" office:value-type="float" office:value="343.08" calcext:value-type="float">
            <text:p>343,08</text:p>
          </table:table-cell>
          <table:table-cell table:style-name="ce13" office:value-type="float" office:value="343.08" calcext:value-type="float">
            <text:p>343,08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9.08" calcext:value-type="float">
            <text:p>259,08</text:p>
          </table:table-cell>
          <table:table-cell office:value-type="float" office:value="267.77" calcext:value-type="float">
            <text:p>267,77</text:p>
          </table:table-cell>
          <table:table-cell office:value-type="float" office:value="248.75" calcext:value-type="float">
            <text:p>248,75</text:p>
          </table:table-cell>
          <table:table-cell office:value-type="float" office:value="365.2" calcext:value-type="float">
            <text:p>365,20</text:p>
          </table:table-cell>
          <table:table-cell office:value-type="float" office:value="271.69" calcext:value-type="float">
            <text:p>271,69</text:p>
          </table:table-cell>
          <table:table-cell table:style-name="ce10" office:value-type="float" office:value="269.7" calcext:value-type="float">
            <text:p>269,70</text:p>
          </table:table-cell>
          <table:table-cell table:style-name="ce10" office:value-type="float" office:value="309.3" calcext:value-type="float">
            <text:p>309,30</text:p>
          </table:table-cell>
          <table:table-cell table:style-name="ce13" office:value-type="float" office:value="269.86" calcext:value-type="float">
            <text:p>269,86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0.1" calcext:value-type="float">
            <text:p>250,10</text:p>
          </table:table-cell>
          <table:table-cell office:value-type="float" office:value="262.47" calcext:value-type="float">
            <text:p>262,47</text:p>
          </table:table-cell>
          <table:table-cell office:value-type="float" office:value="241.22" calcext:value-type="float">
            <text:p>241,22</text:p>
          </table:table-cell>
          <table:table-cell office:value-type="float" office:value="368.75" calcext:value-type="float">
            <text:p>368,75</text:p>
          </table:table-cell>
          <table:table-cell office:value-type="float" office:value="262.63" calcext:value-type="float">
            <text:p>262,63</text:p>
          </table:table-cell>
          <table:table-cell table:style-name="ce10" office:value-type="float" office:value="262.57" calcext:value-type="float">
            <text:p>262,57</text:p>
          </table:table-cell>
          <table:table-cell table:style-name="ce10" office:value-type="float" office:value="323.53" calcext:value-type="float">
            <text:p>323,53</text:p>
          </table:table-cell>
          <table:table-cell table:style-name="ce13" office:value-type="float" office:value="263.39" calcext:value-type="float">
            <text:p>263,39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8.62" calcext:value-type="float">
            <text:p>248,62</text:p>
          </table:table-cell>
          <table:table-cell office:value-type="float" office:value="257.95" calcext:value-type="float">
            <text:p>257,95</text:p>
          </table:table-cell>
          <table:table-cell office:value-type="float" office:value="240.07" calcext:value-type="float">
            <text:p>240,07</text:p>
          </table:table-cell>
          <table:table-cell office:value-type="float" office:value="373.33" calcext:value-type="float">
            <text:p>373,33</text:p>
          </table:table-cell>
          <table:table-cell office:value-type="float" office:value="260.04" calcext:value-type="float">
            <text:p>260,04</text:p>
          </table:table-cell>
          <table:table-cell table:style-name="ce10" office:value-type="float" office:value="259.34" calcext:value-type="float">
            <text:p>259,34</text:p>
          </table:table-cell>
          <table:table-cell table:style-name="ce10" office:value-type="float" office:value="320.19" calcext:value-type="float">
            <text:p>320,19</text:p>
          </table:table-cell>
          <table:table-cell table:style-name="ce13" office:value-type="float" office:value="261.11" calcext:value-type="float">
            <text:p>261,11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office:value-type="float" office:value="248.94" calcext:value-type="float">
            <text:p>248,94</text:p>
          </table:table-cell>
          <table:table-cell table:style-name="ce11" office:value-type="float" office:value="258.4" calcext:value-type="float">
            <text:p>258,40</text:p>
          </table:table-cell>
          <table:table-cell table:style-name="ce11" office:value-type="float" office:value="238.65" calcext:value-type="float">
            <text:p>238,65</text:p>
          </table:table-cell>
          <table:table-cell table:style-name="ce11" office:value-type="float" office:value="368.32" calcext:value-type="float">
            <text:p>368,32</text:p>
          </table:table-cell>
          <table:table-cell table:style-name="ce11" office:value-type="float" office:value="259.61" calcext:value-type="float">
            <text:p>259,61</text:p>
          </table:table-cell>
          <table:table-cell table:style-name="ce11" office:value-type="float" office:value="257.82" calcext:value-type="float">
            <text:p>257,82</text:p>
          </table:table-cell>
          <table:table-cell table:style-name="ce11" office:value-type="float" office:value="316.39" calcext:value-type="float">
            <text:p>316,39</text:p>
          </table:table-cell>
          <table:table-cell table:style-name="ce14" office:value-type="float" office:value="259.99" calcext:value-type="float">
            <text:p>259,99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1440 Units Gain</text:p>
          </table:table-cell>
          <table:table-cell table:style-name="Default" office:value-type="string" calcext:value-type="string">
            <text:p>Batches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1 Batches 1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1 S</text:p>
          </table:table-cell>
          <table:table-cell table:style-name="ce6" office:value-type="float" office:value="2249.915" calcext:value-type="float">
            <text:p>2249,92</text:p>
          </table:table-cell>
          <table:table-cell office:value-type="float" office:value="2250.915" calcext:value-type="float">
            <text:p>2250,92</text:p>
          </table:table-cell>
          <table:table-cell office:value-type="float" office:value="2251.915" calcext:value-type="float">
            <text:p>2251,92</text:p>
          </table:table-cell>
          <table:table-cell office:value-type="float" office:value="2252.915" calcext:value-type="float">
            <text:p>2252,92</text:p>
          </table:table-cell>
          <table:table-cell office:value-type="float" office:value="2253.915" calcext:value-type="float">
            <text:p>2253,92</text:p>
          </table:table-cell>
          <table:table-cell table:style-name="ce10" office:value-type="float" office:value="2254.915" calcext:value-type="float">
            <text:p>2254,92</text:p>
          </table:table-cell>
          <table:table-cell table:style-name="ce10" office:value-type="float" office:value="2255.915" calcext:value-type="float">
            <text:p>2255,92</text:p>
          </table:table-cell>
          <table:table-cell table:style-name="ce13" office:value-type="float" office:value="2256.915" calcext:value-type="float">
            <text:p>2256,92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 SJ</text:p>
          </table:table-cell>
          <table:table-cell table:formula="of:=[.C85]/[.C77]" office:value-type="float" office:value="6.55798939022968" calcext:value-type="float">
            <text:p>6,56</text:p>
          </table:table-cell>
          <table:table-cell table:formula="of:=[.D85]/[.D77]" office:value-type="float" office:value="6.56090416229451" calcext:value-type="float">
            <text:p>6,56</text:p>
          </table:table-cell>
          <table:table-cell table:formula="of:=[.E85]/[.E77]" office:value-type="float" office:value="6.56401026029673" calcext:value-type="float">
            <text:p>6,56</text:p>
          </table:table-cell>
          <table:table-cell table:formula="of:=[.F85]/[.F77]" office:value-type="float" office:value="6.566925117323" calcext:value-type="float">
            <text:p>6,57</text:p>
          </table:table-cell>
          <table:table-cell table:formula="of:=[.G85]/[.G77]" office:value-type="float" office:value="6.56964847848898" calcext:value-type="float">
            <text:p>6,57</text:p>
          </table:table-cell>
          <table:table-cell table:style-name="ce10" table:formula="of:=[.H85]/[.H77]" office:value-type="float" office:value="6.57256325055381" calcext:value-type="float">
            <text:p>6,57</text:p>
          </table:table-cell>
          <table:table-cell table:style-name="ce10" table:formula="of:=[.I85]/[.I77]" office:value-type="float" office:value="6.57547802261863" calcext:value-type="float">
            <text:p>6,58</text:p>
          </table:table-cell>
          <table:table-cell table:style-name="ce13" table:formula="of:=[.J85]/[.J77]" office:value-type="float" office:value="6.57839279468346" calcext:value-type="float">
            <text:p>6,58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85]/[.C78]" office:value-type="float" office:value="8.6842481086923" calcext:value-type="float">
            <text:p>8,68</text:p>
          </table:table-cell>
          <table:table-cell table:formula="of:=[.D85]/[.D78]" office:value-type="float" office:value="8.40615080106061" calcext:value-type="float">
            <text:p>8,41</text:p>
          </table:table-cell>
          <table:table-cell table:formula="of:=[.E85]/[.E78]" office:value-type="float" office:value="9.05292462311558" calcext:value-type="float">
            <text:p>9,05</text:p>
          </table:table-cell>
          <table:table-cell table:formula="of:=[.F85]/[.F78]" office:value-type="float" office:value="6.16898959474261" calcext:value-type="float">
            <text:p>6,17</text:p>
          </table:table-cell>
          <table:table-cell table:formula="of:=[.G85]/[.G78]" office:value-type="float" office:value="8.29590710000368" calcext:value-type="float">
            <text:p>8,30</text:p>
          </table:table-cell>
          <table:table-cell table:style-name="ce10" table:formula="of:=[.H85]/[.H78]" office:value-type="float" office:value="8.3608268446422" calcext:value-type="float">
            <text:p>8,36</text:p>
          </table:table-cell>
          <table:table-cell table:style-name="ce10" table:formula="of:=[.I85]/[.I78]" office:value-type="float" office:value="7.29361461364371" calcext:value-type="float">
            <text:p>7,29</text:p>
          </table:table-cell>
          <table:table-cell table:style-name="ce13" table:formula="of:=[.J85]/[.J78]" office:value-type="float" office:value="8.36328096049804" calcext:value-type="float">
            <text:p>8,36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85]/[.C79]" office:value-type="float" office:value="8.99606157536985" calcext:value-type="float">
            <text:p>9,00</text:p>
          </table:table-cell>
          <table:table-cell table:formula="of:=[.D85]/[.D79]" office:value-type="float" office:value="8.57589438793005" calcext:value-type="float">
            <text:p>8,58</text:p>
          </table:table-cell>
          <table:table-cell table:formula="of:=[.E85]/[.E79]" office:value-type="float" office:value="9.3355235884255" calcext:value-type="float">
            <text:p>9,34</text:p>
          </table:table-cell>
          <table:table-cell table:formula="of:=[.F85]/[.F79]" office:value-type="float" office:value="6.1096" calcext:value-type="float">
            <text:p>6,11</text:p>
          </table:table-cell>
          <table:table-cell table:formula="of:=[.G85]/[.G79]" office:value-type="float" office:value="8.58209267791189" calcext:value-type="float">
            <text:p>8,58</text:p>
          </table:table-cell>
          <table:table-cell table:style-name="ce10" table:formula="of:=[.H85]/[.H79]" office:value-type="float" office:value="8.58786228434322" calcext:value-type="float">
            <text:p>8,59</text:p>
          </table:table-cell>
          <table:table-cell table:style-name="ce10" table:formula="of:=[.I85]/[.I79]" office:value-type="float" office:value="6.97281550397181" calcext:value-type="float">
            <text:p>6,97</text:p>
          </table:table-cell>
          <table:table-cell table:style-name="ce13" table:formula="of:=[.J85]/[.J79]" office:value-type="float" office:value="8.56871938949846" calcext:value-type="float">
            <text:p>8,57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5]/[.C80]" office:value-type="float" office:value="9.04961386855442" calcext:value-type="float">
            <text:p>9,05</text:p>
          </table:table-cell>
          <table:table-cell table:formula="of:=[.D85]/[.D80]" office:value-type="float" office:value="8.72616786198876" calcext:value-type="float">
            <text:p>8,73</text:p>
          </table:table-cell>
          <table:table-cell table:formula="of:=[.E85]/[.E80]" office:value-type="float" office:value="9.38024326238181" calcext:value-type="float">
            <text:p>9,38</text:p>
          </table:table-cell>
          <table:table-cell table:formula="of:=[.F85]/[.F80]" office:value-type="float" office:value="6.03464763078242" calcext:value-type="float">
            <text:p>6,03</text:p>
          </table:table-cell>
          <table:table-cell table:formula="of:=[.G85]/[.G80]" office:value-type="float" office:value="8.66757037378865" calcext:value-type="float">
            <text:p>8,67</text:p>
          </table:table-cell>
          <table:table-cell table:style-name="ce10" table:formula="of:=[.H85]/[.H80]" office:value-type="float" office:value="8.69482146988509" calcext:value-type="float">
            <text:p>8,69</text:p>
          </table:table-cell>
          <table:table-cell table:style-name="ce10" table:formula="of:=[.I85]/[.I80]" office:value-type="float" office:value="7.04555107904682" calcext:value-type="float">
            <text:p>7,05</text:p>
          </table:table-cell>
          <table:table-cell table:style-name="ce13" table:formula="of:=[.J85]/[.J80]" office:value-type="float" office:value="8.64354103634484" calcext:value-type="float">
            <text:p>8,64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[.C85]/[.C81]" office:value-type="float" office:value="9.03798103960794" calcext:value-type="float">
            <text:p>9,04</text:p>
          </table:table-cell>
          <table:table-cell table:style-name="ce11" table:formula="of:=[.D85]/[.D81]" office:value-type="float" office:value="8.7109713622291" calcext:value-type="float">
            <text:p>8,71</text:p>
          </table:table-cell>
          <table:table-cell table:style-name="ce11" table:formula="of:=[.E85]/[.E81]" office:value-type="float" office:value="9.43605698721978" calcext:value-type="float">
            <text:p>9,44</text:p>
          </table:table-cell>
          <table:table-cell table:style-name="ce11" table:formula="of:=[.F85]/[.F81]" office:value-type="float" office:value="6.1167327324066" calcext:value-type="float">
            <text:p>6,12</text:p>
          </table:table-cell>
          <table:table-cell table:style-name="ce11" table:formula="of:=[.G85]/[.G81]" office:value-type="float" office:value="8.68192673625823" calcext:value-type="float">
            <text:p>8,68</text:p>
          </table:table-cell>
          <table:table-cell table:style-name="ce11" table:formula="of:=[.H85]/[.H81]" office:value-type="float" office:value="8.74608253820495" calcext:value-type="float">
            <text:p>8,75</text:p>
          </table:table-cell>
          <table:table-cell table:style-name="ce11" table:formula="of:=[.I85]/[.I81]" office:value-type="float" office:value="7.13017162362907" calcext:value-type="float">
            <text:p>7,13</text:p>
          </table:table-cell>
          <table:table-cell table:style-name="ce14" table:formula="of:=[.J85]/[.J81]" office:value-type="float" office:value="8.68077618369937" calcext:value-type="float">
            <text:p>8,68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1440 Units Efficiency</text:p>
          </table:table-cell>
          <table:table-cell table:style-name="Default" office:value-type="string" calcext:value-type="string">
            <text:p>Batches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1 Batches 1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1 S</text:p>
          </table:table-cell>
          <table:table-cell table:style-name="ce6" office:value-type="float" office:value="2249.915" calcext:value-type="float">
            <text:p>2249,92</text:p>
          </table:table-cell>
          <table:table-cell office:value-type="float" office:value="2250.915" calcext:value-type="float">
            <text:p>2250,92</text:p>
          </table:table-cell>
          <table:table-cell office:value-type="float" office:value="2251.915" calcext:value-type="float">
            <text:p>2251,92</text:p>
          </table:table-cell>
          <table:table-cell office:value-type="float" office:value="2252.915" calcext:value-type="float">
            <text:p>2252,92</text:p>
          </table:table-cell>
          <table:table-cell office:value-type="float" office:value="2253.915" calcext:value-type="float">
            <text:p>2253,92</text:p>
          </table:table-cell>
          <table:table-cell table:style-name="ce10" office:value-type="float" office:value="2254.915" calcext:value-type="float">
            <text:p>2254,92</text:p>
          </table:table-cell>
          <table:table-cell table:style-name="ce10" office:value-type="float" office:value="2255.915" calcext:value-type="float">
            <text:p>2255,92</text:p>
          </table:table-cell>
          <table:table-cell table:style-name="ce13" office:value-type="float" office:value="2256.915" calcext:value-type="float">
            <text:p>2256,92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 SJ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87]/[.B96]" office:value-type="float" office:value="4.34212405434615" calcext:value-type="float">
            <text:p>4,34</text:p>
          </table:table-cell>
          <table:table-cell table:formula="of:=[.D87]/[.B96]" office:value-type="float" office:value="4.20307540053031" calcext:value-type="float">
            <text:p>4,20</text:p>
          </table:table-cell>
          <table:table-cell table:formula="of:=[.E87]/[.B96]" office:value-type="float" office:value="4.52646231155779" calcext:value-type="float">
            <text:p>4,53</text:p>
          </table:table-cell>
          <table:table-cell table:formula="of:=[.F87]/[.B96]" office:value-type="float" office:value="3.0844947973713" calcext:value-type="float">
            <text:p>3,08</text:p>
          </table:table-cell>
          <table:table-cell table:formula="of:=[.G87]/[.B96]" office:value-type="float" office:value="4.14795355000184" calcext:value-type="float">
            <text:p>4,15</text:p>
          </table:table-cell>
          <table:table-cell table:style-name="ce10" table:formula="of:=[.H87]/[.B96]" office:value-type="float" office:value="4.1804134223211" calcext:value-type="float">
            <text:p>4,18</text:p>
          </table:table-cell>
          <table:table-cell table:style-name="ce10" table:formula="of:=[.I87]/[.B96]" office:value-type="float" office:value="3.64680730682186" calcext:value-type="float">
            <text:p>3,65</text:p>
          </table:table-cell>
          <table:table-cell table:style-name="ce13" table:formula="of:=[.J87]/[.B96]" office:value-type="float" office:value="4.18164048024902" calcext:value-type="float">
            <text:p>4,18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88]/[.B97]" office:value-type="float" office:value="2.24901539384246" calcext:value-type="float">
            <text:p>2,25</text:p>
          </table:table-cell>
          <table:table-cell table:formula="of:=[.D88]/[.B97]" office:value-type="float" office:value="2.14397359698251" calcext:value-type="float">
            <text:p>2,14</text:p>
          </table:table-cell>
          <table:table-cell table:formula="of:=[.E88]/[.B97]" office:value-type="float" office:value="2.33388089710638" calcext:value-type="float">
            <text:p>2,33</text:p>
          </table:table-cell>
          <table:table-cell table:formula="of:=[.F88]/[.B97]" office:value-type="float" office:value="1.5274" calcext:value-type="float">
            <text:p>1,53</text:p>
          </table:table-cell>
          <table:table-cell table:formula="of:=[.G88]/[.B97]" office:value-type="float" office:value="2.14552316947797" calcext:value-type="float">
            <text:p>2,15</text:p>
          </table:table-cell>
          <table:table-cell table:style-name="ce10" table:formula="of:=[.H88]/[.B97]" office:value-type="float" office:value="2.14696557108581" calcext:value-type="float">
            <text:p>2,15</text:p>
          </table:table-cell>
          <table:table-cell table:style-name="ce10" table:formula="of:=[.I88]/[.B97]" office:value-type="float" office:value="1.74320387599295" calcext:value-type="float">
            <text:p>1,74</text:p>
          </table:table-cell>
          <table:table-cell table:style-name="ce13" table:formula="of:=[.J88]/[.B97]" office:value-type="float" office:value="2.14217984737462" calcext:value-type="float">
            <text:p>2,14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9]/[.B98]" office:value-type="float" office:value="1.5082689780924" calcext:value-type="float">
            <text:p>1,51</text:p>
          </table:table-cell>
          <table:table-cell table:formula="of:=[.D89]/[.B98]" office:value-type="float" office:value="1.45436131033146" calcext:value-type="float">
            <text:p>1,45</text:p>
          </table:table-cell>
          <table:table-cell table:formula="of:=[.E89]/[.B98]" office:value-type="float" office:value="1.56337387706363" calcext:value-type="float">
            <text:p>1,56</text:p>
          </table:table-cell>
          <table:table-cell table:formula="of:=[.F89]/[.B98]" office:value-type="float" office:value="1.0057746051304" calcext:value-type="float">
            <text:p>1,01</text:p>
          </table:table-cell>
          <table:table-cell table:formula="of:=[.G89]/[.B98]" office:value-type="float" office:value="1.44459506229811" calcext:value-type="float">
            <text:p>1,44</text:p>
          </table:table-cell>
          <table:table-cell table:style-name="ce10" table:formula="of:=[.H89]/[.B98]" office:value-type="float" office:value="1.44913691164752" calcext:value-type="float">
            <text:p>1,45</text:p>
          </table:table-cell>
          <table:table-cell table:style-name="ce10" table:formula="of:=[.I89]/[.B98]" office:value-type="float" office:value="1.17425851317447" calcext:value-type="float">
            <text:p>1,17</text:p>
          </table:table-cell>
          <table:table-cell table:style-name="ce13" table:formula="of:=[.J89]/[.B98]" office:value-type="float" office:value="1.44059017272414" calcext:value-type="float">
            <text:p>1,44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[.C90]/[.B99]" office:value-type="float" office:value="1.12974762995099" calcext:value-type="float">
            <text:p>1,13</text:p>
          </table:table-cell>
          <table:table-cell table:style-name="ce11" table:formula="of:=[.D90]/[.B99]" office:value-type="float" office:value="1.08887142027864" calcext:value-type="float">
            <text:p>1,09</text:p>
          </table:table-cell>
          <table:table-cell table:style-name="ce11" table:formula="of:=[.E90]/[.B99]" office:value-type="float" office:value="1.17950712340247" calcext:value-type="float">
            <text:p>1,18</text:p>
          </table:table-cell>
          <table:table-cell table:style-name="ce11" table:formula="of:=[.F90]/[.B99]" office:value-type="float" office:value="0.764591591550825" calcext:value-type="float">
            <text:p>0,76</text:p>
          </table:table-cell>
          <table:table-cell table:style-name="ce11" table:formula="of:=[.G90]/[.B99]" office:value-type="float" office:value="1.08524084203228" calcext:value-type="float">
            <text:p>1,09</text:p>
          </table:table-cell>
          <table:table-cell table:style-name="ce11" table:formula="of:=[.H90]/[.B99]" office:value-type="float" office:value="1.09326031727562" calcext:value-type="float">
            <text:p>1,09</text:p>
          </table:table-cell>
          <table:table-cell table:style-name="ce11" table:formula="of:=[.I90]/[.B99]" office:value-type="float" office:value="0.891271452953633" calcext:value-type="float">
            <text:p>0,89</text:p>
          </table:table-cell>
          <table:table-cell table:style-name="ce14" table:formula="of:=[.J90]/[.B99]" office:value-type="float" office:value="1.08509702296242" calcext:value-type="float">
            <text:p>1,09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</table:table>
      <table:table table:name="Find Nearest (Thread fixed and Units Fixed)_2" table:style-name="ta1">
        <table:shapes>
          <draw:frame draw:z-index="0" draw:style-name="gr1" draw:text-style-name="P1" svg:width="16.003cm" svg:height="9.006cm" svg:x="25.009cm" svg:y="33.565cm">
            <draw:object draw:notify-on-update-of-ranges="'Find Nearest (Thread fixed and Units Fixed)_2'.B75:'Find Nearest (Thread fixed and Units Fixed)_2'.B75 'Find Nearest (Thread fixed and Units Fixed)_2'.B76:'Find Nearest (Thread fixed and Units Fixed)_2'.B81 'Find Nearest (Thread fixed and Units Fixed)_2'.C75:'Find Nearest (Thread fixed and Units Fixed)_2'.C75 'Find Nearest (Thread fixed and Units Fixed)_2'.C76:'Find Nearest (Thread fixed and Units Fixed)_2'.C81 'Find Nearest (Thread fixed and Units Fixed)_2'.D75:'Find Nearest (Thread fixed and Units Fixed)_2'.D75 'Find Nearest (Thread fixed and Units Fixed)_2'.D76:'Find Nearest (Thread fixed and Units Fixed)_2'.D81 'Find Nearest (Thread fixed and Units Fixed)_2'.E75:'Find Nearest (Thread fixed and Units Fixed)_2'.E75 'Find Nearest (Thread fixed and Units Fixed)_2'.E76:'Find Nearest (Thread fixed and Units Fixed)_2'.E81 'Find Nearest (Thread fixed and Units Fixed)_2'.F75:'Find Nearest (Thread fixed and Units Fixed)_2'.F75 'Find Nearest (Thread fixed and Units Fixed)_2'.F76:'Find Nearest (Thread fixed and Units Fixed)_2'.F81 'Find Nearest (Thread fixed and Units Fixed)_2'.G75:'Find Nearest (Thread fixed and Units Fixed)_2'.G75 'Find Nearest (Thread fixed and Units Fixed)_2'.G76:'Find Nearest (Thread fixed and Units Fixed)_2'.G81 'Find Nearest (Thread fixed and Units Fixed)_2'.H75:'Find Nearest (Thread fixed and Units Fixed)_2'.H75 'Find Nearest (Thread fixed and Units Fixed)_2'.H76:'Find Nearest (Thread fixed and Units Fixed)_2'.H81 'Find Nearest (Thread fixed and Units Fixed)_2'.I75:'Find Nearest (Thread fixed and Units Fixed)_2'.I75 'Find Nearest (Thread fixed and Units Fixed)_2'.I76:'Find Nearest (Thread fixed and Units Fixed)_2'.I81 'Find Nearest (Thread fixed and Units Fixed)_2'.J75:'Find Nearest (Thread fixed and Units Fixed)_2'.J75 'Find Nearest (Thread fixed and Units Fixed)_2'.J76:'Find Nearest (Thread fixed and Units Fixed)_2'.J8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86cm" svg:height="8.993cm" svg:x="25.018cm" svg:y="43.613cm">
            <draw:object draw:notify-on-update-of-ranges="'Find Nearest (Thread fixed and Units Fixed)_2'.B84:'Find Nearest (Thread fixed and Units Fixed)_2'.B84 'Find Nearest (Thread fixed and Units Fixed)_2'.B87:'Find Nearest (Thread fixed and Units Fixed)_2'.B90 'Find Nearest (Thread fixed and Units Fixed)_2'.C84:'Find Nearest (Thread fixed and Units Fixed)_2'.C84 'Find Nearest (Thread fixed and Units Fixed)_2'.C87:'Find Nearest (Thread fixed and Units Fixed)_2'.C90 'Find Nearest (Thread fixed and Units Fixed)_2'.D84:'Find Nearest (Thread fixed and Units Fixed)_2'.D84 'Find Nearest (Thread fixed and Units Fixed)_2'.D87:'Find Nearest (Thread fixed and Units Fixed)_2'.D90 'Find Nearest (Thread fixed and Units Fixed)_2'.E84:'Find Nearest (Thread fixed and Units Fixed)_2'.E84 'Find Nearest (Thread fixed and Units Fixed)_2'.E87:'Find Nearest (Thread fixed and Units Fixed)_2'.E90 'Find Nearest (Thread fixed and Units Fixed)_2'.F84:'Find Nearest (Thread fixed and Units Fixed)_2'.F84 'Find Nearest (Thread fixed and Units Fixed)_2'.F87:'Find Nearest (Thread fixed and Units Fixed)_2'.F90 'Find Nearest (Thread fixed and Units Fixed)_2'.G84:'Find Nearest (Thread fixed and Units Fixed)_2'.G84 'Find Nearest (Thread fixed and Units Fixed)_2'.G87:'Find Nearest (Thread fixed and Units Fixed)_2'.G90 'Find Nearest (Thread fixed and Units Fixed)_2'.H84:'Find Nearest (Thread fixed and Units Fixed)_2'.H84 'Find Nearest (Thread fixed and Units Fixed)_2'.H87:'Find Nearest (Thread fixed and Units Fixed)_2'.H90 'Find Nearest (Thread fixed and Units Fixed)_2'.I84:'Find Nearest (Thread fixed and Units Fixed)_2'.I84 'Find Nearest (Thread fixed and Units Fixed)_2'.I87:'Find Nearest (Thread fixed and Units Fixed)_2'.I90 'Find Nearest (Thread fixed and Units Fixed)_2'.J84:'Find Nearest (Thread fixed and Units Fixed)_2'.J84 'Find Nearest (Thread fixed and Units Fixed)_2'.J87:'Find Nearest (Thread fixed and Units Fixed)_2'.J9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7cm" svg:height="9.005cm" svg:x="25.221cm" svg:y="53.655cm">
            <draw:object draw:notify-on-update-of-ranges="'Find Nearest (Thread fixed and Units Fixed)_2'.B93:'Find Nearest (Thread fixed and Units Fixed)_2'.B93 'Find Nearest (Thread fixed and Units Fixed)_2'.B96:'Find Nearest (Thread fixed and Units Fixed)_2'.B99 'Find Nearest (Thread fixed and Units Fixed)_2'.C93:'Find Nearest (Thread fixed and Units Fixed)_2'.C93 'Find Nearest (Thread fixed and Units Fixed)_2'.C96:'Find Nearest (Thread fixed and Units Fixed)_2'.C99 'Find Nearest (Thread fixed and Units Fixed)_2'.D93:'Find Nearest (Thread fixed and Units Fixed)_2'.D93 'Find Nearest (Thread fixed and Units Fixed)_2'.D96:'Find Nearest (Thread fixed and Units Fixed)_2'.D99 'Find Nearest (Thread fixed and Units Fixed)_2'.E93:'Find Nearest (Thread fixed and Units Fixed)_2'.E93 'Find Nearest (Thread fixed and Units Fixed)_2'.E96:'Find Nearest (Thread fixed and Units Fixed)_2'.E99 'Find Nearest (Thread fixed and Units Fixed)_2'.F93:'Find Nearest (Thread fixed and Units Fixed)_2'.F93 'Find Nearest (Thread fixed and Units Fixed)_2'.F96:'Find Nearest (Thread fixed and Units Fixed)_2'.F99 'Find Nearest (Thread fixed and Units Fixed)_2'.G93:'Find Nearest (Thread fixed and Units Fixed)_2'.G93 'Find Nearest (Thread fixed and Units Fixed)_2'.G96:'Find Nearest (Thread fixed and Units Fixed)_2'.G99 'Find Nearest (Thread fixed and Units Fixed)_2'.H93:'Find Nearest (Thread fixed and Units Fixed)_2'.H93 'Find Nearest (Thread fixed and Units Fixed)_2'.H96:'Find Nearest (Thread fixed and Units Fixed)_2'.H99 'Find Nearest (Thread fixed and Units Fixed)_2'.I93:'Find Nearest (Thread fixed and Units Fixed)_2'.I93 'Find Nearest (Thread fixed and Units Fixed)_2'.I96:'Find Nearest (Thread fixed and Units Fixed)_2'.I99 'Find Nearest (Thread fixed and Units Fixed)_2'.J93:'Find Nearest (Thread fixed and Units Fixed)_2'.J93 'Find Nearest (Thread fixed and Units Fixed)_2'.J96:'Find Nearest (Thread fixed and Units Fixed)_2'.J9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15.997cm" svg:height="9.005cm" svg:x="83.648cm" svg:y="0.531cm">
            <draw:object draw:notify-on-update-of-ranges="'Find Nearest (Thread fixed and Units Fixed)_2'.AA2:'Find Nearest (Thread fixed and Units Fixed)_2'.AA2 'Find Nearest (Thread fixed and Units Fixed)_2'.AA3:'Find Nearest (Thread fixed and Units Fixed)_2'.AA9 'Find Nearest (Thread fixed and Units Fixed)_2'.AC2:'Find Nearest (Thread fixed and Units Fixed)_2'.AC2 'Find Nearest (Thread fixed and Units Fixed)_2'.AC3:'Find Nearest (Thread fixed and Units Fixed)_2'.AC9 'Find Nearest (Thread fixed and Units Fixed)_2'.AD2:'Find Nearest (Thread fixed and Units Fixed)_2'.AD2 'Find Nearest (Thread fixed and Units Fixed)_2'.AD3:'Find Nearest (Thread fixed and Units Fixed)_2'.AD9 'Find Nearest (Thread fixed and Units Fixed)_2'.AE2:'Find Nearest (Thread fixed and Units Fixed)_2'.AE2 'Find Nearest (Thread fixed and Units Fixed)_2'.AE3:'Find Nearest (Thread fixed and Units Fixed)_2'.AE9 'Find Nearest (Thread fixed and Units Fixed)_2'.AF2:'Find Nearest (Thread fixed and Units Fixed)_2'.AF2 'Find Nearest (Thread fixed and Units Fixed)_2'.AF3:'Find Nearest (Thread fixed and Units Fixed)_2'.AF9 'Find Nearest (Thread fixed and Units Fixed)_2'.AG2:'Find Nearest (Thread fixed and Units Fixed)_2'.AG2 'Find Nearest (Thread fixed and Units Fixed)_2'.AG3:'Find Nearest (Thread fixed and Units Fixed)_2'.AG9 'Find Nearest (Thread fixed and Units Fixed)_2'.AH2:'Find Nearest (Thread fixed and Units Fixed)_2'.AH2 'Find Nearest (Thread fixed and Units Fixed)_2'.AH3:'Find Nearest (Thread fixed and Units Fixed)_2'.AH9 'Find Nearest (Thread fixed and Units Fixed)_2'.AI2:'Find Nearest (Thread fixed and Units Fixed)_2'.AI2 'Find Nearest (Thread fixed and Units Fixed)_2'.AI3:'Find Nearest (Thread fixed and Units Fixed)_2'.AI9 'Find Nearest (Thread fixed and Units Fixed)_2'.AJ2:'Find Nearest (Thread fixed and Units Fixed)_2'.AJ2 'Find Nearest (Thread fixed and Units Fixed)_2'.AJ3:'Find Nearest (Thread fixed and Units Fixed)_2'.AJ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15.998cm" svg:height="9.005cm" svg:x="83.675cm" svg:y="10.598cm">
            <draw:object draw:notify-on-update-of-ranges="'Find Nearest (Thread fixed and Units Fixed)_2'.AA11:'Find Nearest (Thread fixed and Units Fixed)_2'.AA11 'Find Nearest (Thread fixed and Units Fixed)_2'.AA12:'Find Nearest (Thread fixed and Units Fixed)_2'.AA18 'Find Nearest (Thread fixed and Units Fixed)_2'.AC11:'Find Nearest (Thread fixed and Units Fixed)_2'.AC11 'Find Nearest (Thread fixed and Units Fixed)_2'.AC12:'Find Nearest (Thread fixed and Units Fixed)_2'.AC18 'Find Nearest (Thread fixed and Units Fixed)_2'.AD11:'Find Nearest (Thread fixed and Units Fixed)_2'.AD11 'Find Nearest (Thread fixed and Units Fixed)_2'.AD12:'Find Nearest (Thread fixed and Units Fixed)_2'.AD18 'Find Nearest (Thread fixed and Units Fixed)_2'.AE11:'Find Nearest (Thread fixed and Units Fixed)_2'.AE11 'Find Nearest (Thread fixed and Units Fixed)_2'.AE12:'Find Nearest (Thread fixed and Units Fixed)_2'.AE18 'Find Nearest (Thread fixed and Units Fixed)_2'.AF11:'Find Nearest (Thread fixed and Units Fixed)_2'.AF11 'Find Nearest (Thread fixed and Units Fixed)_2'.AF12:'Find Nearest (Thread fixed and Units Fixed)_2'.AF18 'Find Nearest (Thread fixed and Units Fixed)_2'.AG11:'Find Nearest (Thread fixed and Units Fixed)_2'.AG11 'Find Nearest (Thread fixed and Units Fixed)_2'.AG12:'Find Nearest (Thread fixed and Units Fixed)_2'.AG18 'Find Nearest (Thread fixed and Units Fixed)_2'.AH11:'Find Nearest (Thread fixed and Units Fixed)_2'.AH11 'Find Nearest (Thread fixed and Units Fixed)_2'.AH12:'Find Nearest (Thread fixed and Units Fixed)_2'.AH18 'Find Nearest (Thread fixed and Units Fixed)_2'.AI11:'Find Nearest (Thread fixed and Units Fixed)_2'.AI11 'Find Nearest (Thread fixed and Units Fixed)_2'.AI12:'Find Nearest (Thread fixed and Units Fixed)_2'.AI18 'Find Nearest (Thread fixed and Units Fixed)_2'.AJ11:'Find Nearest (Thread fixed and Units Fixed)_2'.AJ11 'Find Nearest (Thread fixed and Units Fixed)_2'.AJ12:'Find Nearest (Thread fixed and Units Fixed)_2'.AJ1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15.997cm" svg:height="9.005cm" svg:x="83.758cm" svg:y="20.585cm">
            <draw:object draw:notify-on-update-of-ranges="'Find Nearest (Thread fixed and Units Fixed)_2'.AA20:'Find Nearest (Thread fixed and Units Fixed)_2'.AA20 'Find Nearest (Thread fixed and Units Fixed)_2'.AA21:'Find Nearest (Thread fixed and Units Fixed)_2'.AA27 'Find Nearest (Thread fixed and Units Fixed)_2'.AC20:'Find Nearest (Thread fixed and Units Fixed)_2'.AC20 'Find Nearest (Thread fixed and Units Fixed)_2'.AC21:'Find Nearest (Thread fixed and Units Fixed)_2'.AC27 'Find Nearest (Thread fixed and Units Fixed)_2'.AD20:'Find Nearest (Thread fixed and Units Fixed)_2'.AD20 'Find Nearest (Thread fixed and Units Fixed)_2'.AD21:'Find Nearest (Thread fixed and Units Fixed)_2'.AD27 'Find Nearest (Thread fixed and Units Fixed)_2'.AE20:'Find Nearest (Thread fixed and Units Fixed)_2'.AE20 'Find Nearest (Thread fixed and Units Fixed)_2'.AE21:'Find Nearest (Thread fixed and Units Fixed)_2'.AE27 'Find Nearest (Thread fixed and Units Fixed)_2'.AF20:'Find Nearest (Thread fixed and Units Fixed)_2'.AF20 'Find Nearest (Thread fixed and Units Fixed)_2'.AF21:'Find Nearest (Thread fixed and Units Fixed)_2'.AF27 'Find Nearest (Thread fixed and Units Fixed)_2'.AG20:'Find Nearest (Thread fixed and Units Fixed)_2'.AG20 'Find Nearest (Thread fixed and Units Fixed)_2'.AG21:'Find Nearest (Thread fixed and Units Fixed)_2'.AG27 'Find Nearest (Thread fixed and Units Fixed)_2'.AH20:'Find Nearest (Thread fixed and Units Fixed)_2'.AH20 'Find Nearest (Thread fixed and Units Fixed)_2'.AH21:'Find Nearest (Thread fixed and Units Fixed)_2'.AH27 'Find Nearest (Thread fixed and Units Fixed)_2'.AI20:'Find Nearest (Thread fixed and Units Fixed)_2'.AI20 'Find Nearest (Thread fixed and Units Fixed)_2'.AI21:'Find Nearest (Thread fixed and Units Fixed)_2'.AI27 'Find Nearest (Thread fixed and Units Fixed)_2'.AJ20:'Find Nearest (Thread fixed and Units Fixed)_2'.AJ20 'Find Nearest (Thread fixed and Units Fixed)_2'.AJ21:'Find Nearest (Thread fixed and Units Fixed)_2'.AJ2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number-columns-repeated="4" table:default-cell-style-name="ce10"/>
        <table:table-column table:style-name="co1" table:default-cell-style-name="ce13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number-columns-repeated="4" table:default-cell-style-name="ce10"/>
        <table:table-column table:style-name="co1" table:default-cell-style-name="ce13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number-columns-repeated="4" table:default-cell-style-name="ce10"/>
        <table:table-column table:style-name="co1" table:default-cell-style-name="ce13"/>
        <table:table-column table:style-name="co1" table:number-columns-repeated="1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4"/>
          <table:table-cell office:value-type="string" calcext:value-type="string">
            <text:p>BATCHE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N 1 Batch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1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1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FN 8 THREAD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75.54" calcext:value-type="float">
            <text:p>75,54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1.22" calcext:value-type="float">
            <text:p>1,22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15" calcext:value-type="float">
            <text:p>0,15</text:p>
          </table:table-cell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12" office:value-type="float" office:value="75.54" calcext:value-type="float">
            <text:p>75,54</text:p>
          </table:table-cell>
          <table:table-cell table:style-name="ce12" office:value-type="float" office:value="91.74" calcext:value-type="float">
            <text:p>91,74</text:p>
          </table:table-cell>
          <table:table-cell table:style-name="ce12" office:value-type="float" office:value="64.18" calcext:value-type="float">
            <text:p>64,18</text:p>
          </table:table-cell>
          <table:table-cell table:style-name="ce12" office:value-type="float" office:value="33.48" calcext:value-type="float">
            <text:p>33,48</text:p>
          </table:table-cell>
          <table:table-cell table:style-name="ce12" office:value-type="float" office:value="87.31" calcext:value-type="float">
            <text:p>87,31</text:p>
          </table:table-cell>
          <table:table-cell table:style-name="ce12" office:value-type="float" office:value="88.54" calcext:value-type="float">
            <text:p>88,54</text:p>
          </table:table-cell>
          <table:table-cell table:number-columns-repeated="2" table:style-name="ce12" office:value-type="float" office:value="63.87" calcext:value-type="float">
            <text:p>63,87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78.23" calcext:value-type="float">
            <text:p>78,2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.62" calcext:value-type="float">
            <text:p>1,6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0.2" calcext:value-type="float">
            <text:p>0,20</text:p>
          </table:table-cell>
          <table:table-cell table:number-columns-repeated="2"/>
          <table:table-cell table:style-name="ce3" office:value-type="float" office:value="240" calcext:value-type="float">
            <text:p>240</text:p>
          </table:table-cell>
          <table:table-cell table:style-name="ce7" office:value-type="float" office:value="126.49" calcext:value-type="float">
            <text:p>126,49</text:p>
          </table:table-cell>
          <table:table-cell table:style-name="ce13" office:value-type="float" office:value="78.23" calcext:value-type="float">
            <text:p>78,23</text:p>
          </table:table-cell>
          <table:table-cell table:style-name="ce13" office:value-type="float" office:value="96.19" calcext:value-type="float">
            <text:p>96,19</text:p>
          </table:table-cell>
          <table:table-cell table:style-name="ce13" office:value-type="float" office:value="65.49" calcext:value-type="float">
            <text:p>65,49</text:p>
          </table:table-cell>
          <table:table-cell table:style-name="ce13" office:value-type="float" office:value="39.02" calcext:value-type="float">
            <text:p>39,02</text:p>
          </table:table-cell>
          <table:table-cell table:style-name="ce13" office:value-type="float" office:value="92.59" calcext:value-type="float">
            <text:p>92,59</text:p>
          </table:table-cell>
          <table:table-cell table:style-name="ce13" office:value-type="float" office:value="91.12" calcext:value-type="float">
            <text:p>91,12</text:p>
          </table:table-cell>
          <table:table-cell table:number-columns-repeated="2" table:style-name="ce13" office:value-type="float" office:value="65.57" calcext:value-type="float">
            <text:p>65,57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82.99" calcext:value-type="float">
            <text:p>82,9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2.74" calcext:value-type="float">
            <text:p>2,74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0.34" calcext:value-type="float">
            <text:p>0,34</text:p>
          </table:table-cell>
          <table:table-cell table:number-columns-repeated="2"/>
          <table:table-cell table:style-name="ce3" office:value-type="float" office:value="480" calcext:value-type="float">
            <text:p>480</text:p>
          </table:table-cell>
          <table:table-cell table:style-name="ce7" office:value-type="float" office:value="227.48" calcext:value-type="float">
            <text:p>227,48</text:p>
          </table:table-cell>
          <table:table-cell table:style-name="ce13" office:value-type="float" office:value="82.99" calcext:value-type="float">
            <text:p>82,99</text:p>
          </table:table-cell>
          <table:table-cell table:style-name="ce13" office:value-type="float" office:value="98.15" calcext:value-type="float">
            <text:p>98,15</text:p>
          </table:table-cell>
          <table:table-cell table:style-name="ce13" office:value-type="float" office:value="69.19" calcext:value-type="float">
            <text:p>69,19</text:p>
          </table:table-cell>
          <table:table-cell table:style-name="ce13" office:value-type="float" office:value="66.46" calcext:value-type="float">
            <text:p>66,46</text:p>
          </table:table-cell>
          <table:table-cell table:style-name="ce13" office:value-type="float" office:value="93.57" calcext:value-type="float">
            <text:p>93,57</text:p>
          </table:table-cell>
          <table:table-cell table:style-name="ce13" office:value-type="float" office:value="98.56" calcext:value-type="float">
            <text:p>98,56</text:p>
          </table:table-cell>
          <table:table-cell table:number-columns-repeated="2" table:style-name="ce13" office:value-type="float" office:value="69.56" calcext:value-type="float">
            <text:p>69,56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88.87" calcext:value-type="float">
            <text:p>88,87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4.36" calcext:value-type="float">
            <text:p>4,36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0.55" calcext:value-type="float">
            <text:p>0,55</text:p>
          </table:table-cell>
          <table:table-cell table:number-columns-repeated="2"/>
          <table:table-cell table:style-name="ce3" office:value-type="float" office:value="720" calcext:value-type="float">
            <text:p>720</text:p>
          </table:table-cell>
          <table:table-cell table:style-name="ce7" office:value-type="float" office:value="387.84" calcext:value-type="float">
            <text:p>387,84</text:p>
          </table:table-cell>
          <table:table-cell table:style-name="ce13" office:value-type="float" office:value="88.87" calcext:value-type="float">
            <text:p>88,87</text:p>
          </table:table-cell>
          <table:table-cell table:style-name="ce13" office:value-type="float" office:value="99.96" calcext:value-type="float">
            <text:p>99,96</text:p>
          </table:table-cell>
          <table:table-cell table:style-name="ce13" office:value-type="float" office:value="73.21" calcext:value-type="float">
            <text:p>73,21</text:p>
          </table:table-cell>
          <table:table-cell table:style-name="ce13" office:value-type="float" office:value="63.15" calcext:value-type="float">
            <text:p>63,15</text:p>
          </table:table-cell>
          <table:table-cell table:style-name="ce13" office:value-type="float" office:value="99.02" calcext:value-type="float">
            <text:p>99,02</text:p>
          </table:table-cell>
          <table:table-cell table:style-name="ce13" office:value-type="float" office:value="99.99" calcext:value-type="float">
            <text:p>99,99</text:p>
          </table:table-cell>
          <table:table-cell table:number-columns-repeated="2" table:style-name="ce13" office:value-type="float" office:value="74.28" calcext:value-type="float">
            <text:p>74,28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94.17" calcext:value-type="float">
            <text:p>94,1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6.47" calcext:value-type="float">
            <text:p>6,4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0.81" calcext:value-type="float">
            <text:p>0,81</text:p>
          </table:table-cell>
          <table:table-cell table:number-columns-repeated="2"/>
          <table:table-cell table:style-name="ce3" office:value-type="float" office:value="960" calcext:value-type="float">
            <text:p>960</text:p>
          </table:table-cell>
          <table:table-cell table:style-name="ce7" office:value-type="float" office:value="608.99" calcext:value-type="float">
            <text:p>608,99</text:p>
          </table:table-cell>
          <table:table-cell table:style-name="ce13" office:value-type="float" office:value="94.17" calcext:value-type="float">
            <text:p>94,17</text:p>
          </table:table-cell>
          <table:table-cell table:style-name="ce13" office:value-type="float" office:value="105.45" calcext:value-type="float">
            <text:p>105,45</text:p>
          </table:table-cell>
          <table:table-cell table:style-name="ce13" office:value-type="float" office:value="78.04" calcext:value-type="float">
            <text:p>78,04</text:p>
          </table:table-cell>
          <table:table-cell table:style-name="ce13" office:value-type="float" office:value="92.42" calcext:value-type="float">
            <text:p>92,42</text:p>
          </table:table-cell>
          <table:table-cell table:style-name="ce13" office:value-type="float" office:value="105.81" calcext:value-type="float">
            <text:p>105,81</text:p>
          </table:table-cell>
          <table:table-cell table:style-name="ce13" office:value-type="float" office:value="106.76" calcext:value-type="float">
            <text:p>106,76</text:p>
          </table:table-cell>
          <table:table-cell table:number-columns-repeated="2" table:style-name="ce13" office:value-type="float" office:value="80.27" calcext:value-type="float">
            <text:p>80,27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00.17" calcext:value-type="float">
            <text:p>100,1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8.9" calcext:value-type="float">
            <text:p>8,9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.11" calcext:value-type="float">
            <text:p>1,11</text:p>
          </table:table-cell>
          <table:table-cell table:number-columns-repeated="2"/>
          <table:table-cell table:style-name="ce3" office:value-type="float" office:value="1200" calcext:value-type="float">
            <text:p>1200</text:p>
          </table:table-cell>
          <table:table-cell table:style-name="ce7" office:value-type="float" office:value="891.56" calcext:value-type="float">
            <text:p>891,56</text:p>
          </table:table-cell>
          <table:table-cell table:style-name="ce13" office:value-type="float" office:value="100.17" calcext:value-type="float">
            <text:p>100,17</text:p>
          </table:table-cell>
          <table:table-cell table:style-name="ce13" office:value-type="float" office:value="111.05" calcext:value-type="float">
            <text:p>111,05</text:p>
          </table:table-cell>
          <table:table-cell table:style-name="ce13" office:value-type="float" office:value="84.32" calcext:value-type="float">
            <text:p>84,32</text:p>
          </table:table-cell>
          <table:table-cell table:style-name="ce13" office:value-type="float" office:value="81.47" calcext:value-type="float">
            <text:p>81,47</text:p>
          </table:table-cell>
          <table:table-cell table:style-name="ce13" office:value-type="float" office:value="111.82" calcext:value-type="float">
            <text:p>111,82</text:p>
          </table:table-cell>
          <table:table-cell table:style-name="ce13" office:value-type="float" office:value="111.73" calcext:value-type="float">
            <text:p>111,73</text:p>
          </table:table-cell>
          <table:table-cell table:number-columns-repeated="2" table:style-name="ce13" office:value-type="float" office:value="87.35" calcext:value-type="float">
            <text:p>87,35</text:p>
          </table:table-cell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1" office:value-type="float" office:value="141.08" calcext:value-type="float">
            <text:p>141,08</text:p>
          </table:table-cell>
          <table:table-cell table:style-name="ce11" office:value-type="float" office:value="113.76" calcext:value-type="float">
            <text:p>113,76</text:p>
          </table:table-cell>
          <table:table-cell table:style-name="ce11" office:value-type="float" office:value="109.89" calcext:value-type="float">
            <text:p>109,89</text:p>
          </table:table-cell>
          <table:table-cell table:style-name="ce11" office:value-type="float" office:value="108.25" calcext:value-type="float">
            <text:p>108,25</text:p>
          </table:table-cell>
          <table:table-cell table:style-name="ce14" office:value-type="float" office:value="100.74" calcext:value-type="float">
            <text:p>100,74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10.9" calcext:value-type="float">
            <text:p>10,90</text:p>
          </table:table-cell>
          <table:table-cell table:style-name="ce11" office:value-type="float" office:value="11.28" calcext:value-type="float">
            <text:p>11,28</text:p>
          </table:table-cell>
          <table:table-cell table:style-name="ce11" office:value-type="float" office:value="11.45" calcext:value-type="float">
            <text:p>11,45</text:p>
          </table:table-cell>
          <table:table-cell table:style-name="ce14" office:value-type="float" office:value="12.3" calcext:value-type="float">
            <text:p>12,30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5.45" calcext:value-type="float">
            <text:p>5,45</text:p>
          </table:table-cell>
          <table:table-cell table:style-name="ce11" office:value-type="float" office:value="2.82" calcext:value-type="float">
            <text:p>2,82</text:p>
          </table:table-cell>
          <table:table-cell table:style-name="ce11" office:value-type="float" office:value="1.91" calcext:value-type="float">
            <text:p>1,91</text:p>
          </table:table-cell>
          <table:table-cell table:style-name="ce14" office:value-type="float" office:value="1.54" calcext:value-type="float">
            <text:p>1,54</text:p>
          </table:table-cell>
          <table:table-cell table:number-columns-repeated="2"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4" office:value-type="float" office:value="100.74" calcext:value-type="float">
            <text:p>100,74</text:p>
          </table:table-cell>
          <table:table-cell table:style-name="ce14" office:value-type="float" office:value="117.2" calcext:value-type="float">
            <text:p>117,20</text:p>
          </table:table-cell>
          <table:table-cell table:style-name="ce14" office:value-type="float" office:value="92.15" calcext:value-type="float">
            <text:p>92,15</text:p>
          </table:table-cell>
          <table:table-cell table:style-name="ce14" office:value-type="float" office:value="32.78" calcext:value-type="float">
            <text:p>32,78</text:p>
          </table:table-cell>
          <table:table-cell table:style-name="ce14" office:value-type="float" office:value="118.55" calcext:value-type="float">
            <text:p>118,55</text:p>
          </table:table-cell>
          <table:table-cell table:style-name="ce14" office:value-type="float" office:value="118.83" calcext:value-type="float">
            <text:p>118,83</text:p>
          </table:table-cell>
          <table:table-cell table:number-columns-repeated="2" table:style-name="ce14" office:value-type="float" office:value="95.08" calcext:value-type="float">
            <text:p>95,08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4"/>
          <table:table-cell office:value-type="string" calcext:value-type="string">
            <text:p>BATCHE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N 2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2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2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FN 8 THREADS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91.74" calcext:value-type="float">
            <text:p>91,74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1" calcext:value-type="float">
            <text:p>1,0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13" calcext:value-type="float">
            <text:p>0,13</text:p>
          </table:table-cell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12" table:formula="of:=[.AB12]/[.AC3]" office:value-type="float" office:value="1.21882446386021" calcext:value-type="float">
            <text:p>1,22</text:p>
          </table:table-cell>
          <table:table-cell table:style-name="ce12" table:formula="of:=[.AB12]/[.AD3]" office:value-type="float" office:value="1.00359712230216" calcext:value-type="float">
            <text:p>1,00</text:p>
          </table:table-cell>
          <table:table-cell table:style-name="ce12" table:formula="of:=[.AB12]/[.AE3]" office:value-type="float" office:value="1.43455905266438" calcext:value-type="float">
            <text:p>1,43</text:p>
          </table:table-cell>
          <table:table-cell table:style-name="ce12" table:formula="of:=[.AB12]/[.AF3]" office:value-type="float" office:value="2.75" calcext:value-type="float">
            <text:p>2,75</text:p>
          </table:table-cell>
          <table:table-cell table:style-name="ce12" table:formula="of:=[.AB12]/[.AG3]" office:value-type="float" office:value="1.05451838277402" calcext:value-type="float">
            <text:p>1,05</text:p>
          </table:table-cell>
          <table:table-cell table:style-name="ce12" table:formula="of:=[.AB12]/[.AH3]" office:value-type="float" office:value="1.03986898576914" calcext:value-type="float">
            <text:p>1,04</text:p>
          </table:table-cell>
          <table:table-cell table:style-name="ce12" table:formula="of:=[.AB12]/[.AI3]" office:value-type="float" office:value="1.44152184124002" calcext:value-type="float">
            <text:p>1,44</text:p>
          </table:table-cell>
          <table:table-cell table:style-name="ce12" table:formula="of:=[.AB12]/[.AJ3]" office:value-type="float" office:value="1.44152184124002" calcext:value-type="float">
            <text:p>1,44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96.19" calcext:value-type="float">
            <text:p>96,1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.32" calcext:value-type="float">
            <text:p>1,3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0.16" calcext:value-type="float">
            <text:p>0,16</text:p>
          </table:table-cell>
          <table:table-cell table:number-columns-repeated="2"/>
          <table:table-cell table:style-name="ce3" office:value-type="float" office:value="240" calcext:value-type="float">
            <text:p>240</text:p>
          </table:table-cell>
          <table:table-cell table:style-name="ce7" office:value-type="float" office:value="126.49" calcext:value-type="float">
            <text:p>126,49</text:p>
          </table:table-cell>
          <table:table-cell table:style-name="ce13" table:formula="of:=[.AB13]/[.AC4]" office:value-type="float" office:value="1.61689888789467" calcext:value-type="float">
            <text:p>1,62</text:p>
          </table:table-cell>
          <table:table-cell table:style-name="ce13" table:formula="of:=[.AB13]/[.AD4]" office:value-type="float" office:value="1.31500155941366" calcext:value-type="float">
            <text:p>1,32</text:p>
          </table:table-cell>
          <table:table-cell table:style-name="ce13" table:formula="of:=[.AB13]/[.AE4]" office:value-type="float" office:value="1.93143991449076" calcext:value-type="float">
            <text:p>1,93</text:p>
          </table:table-cell>
          <table:table-cell table:style-name="ce13" table:formula="of:=[.AB13]/[.AF4]" office:value-type="float" office:value="3.24167093798052" calcext:value-type="float">
            <text:p>3,24</text:p>
          </table:table-cell>
          <table:table-cell table:style-name="ce13" table:formula="of:=[.AB13]/[.AG4]" office:value-type="float" office:value="1.36613025164705" calcext:value-type="float">
            <text:p>1,37</text:p>
          </table:table-cell>
          <table:table-cell table:style-name="ce13" table:formula="of:=[.AB13]/[.AH4]" office:value-type="float" office:value="1.38816944688323" calcext:value-type="float">
            <text:p>1,39</text:p>
          </table:table-cell>
          <table:table-cell table:style-name="ce13" table:formula="of:=[.AB13]/[.AI4]" office:value-type="float" office:value="1.92908342229678" calcext:value-type="float">
            <text:p>1,93</text:p>
          </table:table-cell>
          <table:table-cell table:style-name="ce13" table:formula="of:=[.AB13]/[.AJ4]" office:value-type="float" office:value="1.92908342229678" calcext:value-type="float">
            <text:p>1,93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98.15" calcext:value-type="float">
            <text:p>98,15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2.32" calcext:value-type="float">
            <text:p>2,3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0.29" calcext:value-type="float">
            <text:p>0,29</text:p>
          </table:table-cell>
          <table:table-cell table:number-columns-repeated="2"/>
          <table:table-cell table:style-name="ce3" office:value-type="float" office:value="480" calcext:value-type="float">
            <text:p>480</text:p>
          </table:table-cell>
          <table:table-cell table:style-name="ce7" office:value-type="float" office:value="227.48" calcext:value-type="float">
            <text:p>227,48</text:p>
          </table:table-cell>
          <table:table-cell table:style-name="ce13" table:formula="of:=[.AB14]/[.AC5]" office:value-type="float" office:value="2.7410531389324" calcext:value-type="float">
            <text:p>2,74</text:p>
          </table:table-cell>
          <table:table-cell table:style-name="ce13" table:formula="of:=[.AB14]/[.AD5]" office:value-type="float" office:value="2.31767702496179" calcext:value-type="float">
            <text:p>2,32</text:p>
          </table:table-cell>
          <table:table-cell table:style-name="ce13" table:formula="of:=[.AB14]/[.AE5]" office:value-type="float" office:value="3.28775834658188" calcext:value-type="float">
            <text:p>3,29</text:p>
          </table:table-cell>
          <table:table-cell table:style-name="ce13" table:formula="of:=[.AB14]/[.AF5]" office:value-type="float" office:value="3.42281071321095" calcext:value-type="float">
            <text:p>3,42</text:p>
          </table:table-cell>
          <table:table-cell table:style-name="ce13" table:formula="of:=[.AB14]/[.AG5]" office:value-type="float" office:value="2.4311210858181" calcext:value-type="float">
            <text:p>2,43</text:p>
          </table:table-cell>
          <table:table-cell table:style-name="ce13" table:formula="of:=[.AB14]/[.AH5]" office:value-type="float" office:value="2.30803571428571" calcext:value-type="float">
            <text:p>2,31</text:p>
          </table:table-cell>
          <table:table-cell table:style-name="ce13" table:formula="of:=[.AB14]/[.AI5]" office:value-type="float" office:value="3.27027027027027" calcext:value-type="float">
            <text:p>3,27</text:p>
          </table:table-cell>
          <table:table-cell table:style-name="ce13" table:formula="of:=[.AB14]/[.AJ5]" office:value-type="float" office:value="3.27027027027027" calcext:value-type="float">
            <text:p>3,27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99.96" calcext:value-type="float">
            <text:p>99,96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3.88" calcext:value-type="float">
            <text:p>3,88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0.48" calcext:value-type="float">
            <text:p>0,48</text:p>
          </table:table-cell>
          <table:table-cell table:number-columns-repeated="2"/>
          <table:table-cell table:style-name="ce3" office:value-type="float" office:value="720" calcext:value-type="float">
            <text:p>720</text:p>
          </table:table-cell>
          <table:table-cell table:style-name="ce7" office:value-type="float" office:value="387.84" calcext:value-type="float">
            <text:p>387,84</text:p>
          </table:table-cell>
          <table:table-cell table:style-name="ce13" table:formula="of:=[.AB15]/[.AC6]" office:value-type="float" office:value="4.36412737706763" calcext:value-type="float">
            <text:p>4,36</text:p>
          </table:table-cell>
          <table:table-cell table:style-name="ce13" table:formula="of:=[.AB15]/[.AD6]" office:value-type="float" office:value="3.87995198079232" calcext:value-type="float">
            <text:p>3,88</text:p>
          </table:table-cell>
          <table:table-cell table:style-name="ce13" table:formula="of:=[.AB15]/[.AE6]" office:value-type="float" office:value="5.29763693484497" calcext:value-type="float">
            <text:p>5,30</text:p>
          </table:table-cell>
          <table:table-cell table:style-name="ce13" table:formula="of:=[.AB15]/[.AF6]" office:value-type="float" office:value="6.141567695962" calcext:value-type="float">
            <text:p>6,14</text:p>
          </table:table-cell>
          <table:table-cell table:style-name="ce13" table:formula="of:=[.AB15]/[.AG6]" office:value-type="float" office:value="3.91678448798223" calcext:value-type="float">
            <text:p>3,92</text:p>
          </table:table-cell>
          <table:table-cell table:style-name="ce13" table:formula="of:=[.AB15]/[.AH6]" office:value-type="float" office:value="3.87878787878788" calcext:value-type="float">
            <text:p>3,88</text:p>
          </table:table-cell>
          <table:table-cell table:style-name="ce13" table:formula="of:=[.AB15]/[.AI6]" office:value-type="float" office:value="5.22132471728594" calcext:value-type="float">
            <text:p>5,22</text:p>
          </table:table-cell>
          <table:table-cell table:style-name="ce13" table:formula="of:=[.AB15]/[.AJ6]" office:value-type="float" office:value="5.22132471728594" calcext:value-type="float">
            <text:p>5,22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105.45" calcext:value-type="float">
            <text:p>105,45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5.78" calcext:value-type="float">
            <text:p>5,78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0.72" calcext:value-type="float">
            <text:p>0,72</text:p>
          </table:table-cell>
          <table:table-cell table:number-columns-repeated="2"/>
          <table:table-cell table:style-name="ce3" office:value-type="float" office:value="960" calcext:value-type="float">
            <text:p>960</text:p>
          </table:table-cell>
          <table:table-cell table:style-name="ce7" office:value-type="float" office:value="608.99" calcext:value-type="float">
            <text:p>608,99</text:p>
          </table:table-cell>
          <table:table-cell table:style-name="ce13" table:formula="of:=[.AB16]/[.AC7]" office:value-type="float" office:value="6.46692152490177" calcext:value-type="float">
            <text:p>6,47</text:p>
          </table:table-cell>
          <table:table-cell table:style-name="ce13" table:formula="of:=[.AB16]/[.AD7]" office:value-type="float" office:value="5.77515410146989" calcext:value-type="float">
            <text:p>5,78</text:p>
          </table:table-cell>
          <table:table-cell table:style-name="ce13" table:formula="of:=[.AB16]/[.AE7]" office:value-type="float" office:value="7.80356227575602" calcext:value-type="float">
            <text:p>7,80</text:p>
          </table:table-cell>
          <table:table-cell table:style-name="ce13" table:formula="of:=[.AB16]/[.AF7]" office:value-type="float" office:value="6.58937459424367" calcext:value-type="float">
            <text:p>6,59</text:p>
          </table:table-cell>
          <table:table-cell table:style-name="ce13" table:formula="of:=[.AB16]/[.AG7]" office:value-type="float" office:value="5.7555051507419" calcext:value-type="float">
            <text:p>5,76</text:p>
          </table:table-cell>
          <table:table-cell table:style-name="ce13" table:formula="of:=[.AB16]/[.AH7]" office:value-type="float" office:value="5.70428999625328" calcext:value-type="float">
            <text:p>5,70</text:p>
          </table:table-cell>
          <table:table-cell table:style-name="ce13" table:formula="of:=[.AB16]/[.AI7]" office:value-type="float" office:value="7.58676965242307" calcext:value-type="float">
            <text:p>7,59</text:p>
          </table:table-cell>
          <table:table-cell table:style-name="ce13" table:formula="of:=[.AB16]/[.AJ7]" office:value-type="float" office:value="7.58676965242307" calcext:value-type="float">
            <text:p>7,59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11.05" calcext:value-type="float">
            <text:p>111,0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8.03" calcext:value-type="float">
            <text:p>8,0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2"/>
          <table:table-cell table:style-name="ce3" office:value-type="float" office:value="1200" calcext:value-type="float">
            <text:p>1200</text:p>
          </table:table-cell>
          <table:table-cell table:style-name="ce7" office:value-type="float" office:value="891.56" calcext:value-type="float">
            <text:p>891,56</text:p>
          </table:table-cell>
          <table:table-cell table:style-name="ce13" table:formula="of:=[.AB17]/[.AC8]" office:value-type="float" office:value="8.90046920235599" calcext:value-type="float">
            <text:p>8,90</text:p>
          </table:table-cell>
          <table:table-cell table:style-name="ce13" table:formula="of:=[.AB17]/[.AD8]" office:value-type="float" office:value="8.02845565060783" calcext:value-type="float">
            <text:p>8,03</text:p>
          </table:table-cell>
          <table:table-cell table:style-name="ce13" table:formula="of:=[.AB17]/[.AE8]" office:value-type="float" office:value="10.5735294117647" calcext:value-type="float">
            <text:p>10,57</text:p>
          </table:table-cell>
          <table:table-cell table:style-name="ce13" table:formula="of:=[.AB17]/[.AF8]" office:value-type="float" office:value="10.9434147538971" calcext:value-type="float">
            <text:p>10,94</text:p>
          </table:table-cell>
          <table:table-cell table:style-name="ce13" table:formula="of:=[.AB17]/[.AG8]" office:value-type="float" office:value="7.97317116794849" calcext:value-type="float">
            <text:p>7,97</text:p>
          </table:table-cell>
          <table:table-cell table:style-name="ce13" table:formula="of:=[.AB17]/[.AH8]" office:value-type="float" office:value="7.97959366329544" calcext:value-type="float">
            <text:p>7,98</text:p>
          </table:table-cell>
          <table:table-cell table:style-name="ce13" table:formula="of:=[.AB17]/[.AI8]" office:value-type="float" office:value="10.2067544361763" calcext:value-type="float">
            <text:p>10,21</text:p>
          </table:table-cell>
          <table:table-cell table:style-name="ce13" table:formula="of:=[.AB17]/[.AJ8]" office:value-type="float" office:value="10.2067544361763" calcext:value-type="float">
            <text:p>10,21</text:p>
          </table:table-cell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1" office:value-type="float" office:value="141.08" calcext:value-type="float">
            <text:p>141,08</text:p>
          </table:table-cell>
          <table:table-cell table:style-name="ce11" office:value-type="float" office:value="122.23" calcext:value-type="float">
            <text:p>122,23</text:p>
          </table:table-cell>
          <table:table-cell table:style-name="ce11" office:value-type="float" office:value="118.43" calcext:value-type="float">
            <text:p>118,43</text:p>
          </table:table-cell>
          <table:table-cell table:style-name="ce11" office:value-type="float" office:value="117.25" calcext:value-type="float">
            <text:p>117,25</text:p>
          </table:table-cell>
          <table:table-cell table:style-name="ce14" office:value-type="float" office:value="117.2" calcext:value-type="float">
            <text:p>117,20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10.14" calcext:value-type="float">
            <text:p>10,14</text:p>
          </table:table-cell>
          <table:table-cell table:style-name="ce11" office:value-type="float" office:value="10.47" calcext:value-type="float">
            <text:p>10,47</text:p>
          </table:table-cell>
          <table:table-cell table:style-name="ce11" office:value-type="float" office:value="10.57" calcext:value-type="float">
            <text:p>10,57</text:p>
          </table:table-cell>
          <table:table-cell table:style-name="ce14" office:value-type="float" office:value="10.58" calcext:value-type="float">
            <text:p>10,58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5.07" calcext:value-type="float">
            <text:p>5,07</text:p>
          </table:table-cell>
          <table:table-cell table:style-name="ce11" office:value-type="float" office:value="2.62" calcext:value-type="float">
            <text:p>2,62</text:p>
          </table:table-cell>
          <table:table-cell table:style-name="ce11" office:value-type="float" office:value="1.76" calcext:value-type="float">
            <text:p>1,76</text:p>
          </table:table-cell>
          <table:table-cell table:style-name="ce14" office:value-type="float" office:value="1.32" calcext:value-type="float">
            <text:p>1,32</text:p>
          </table:table-cell>
          <table:table-cell table:number-columns-repeated="2"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4" table:formula="of:=[.AB18]/[.AC9]" office:value-type="float" office:value="12.3045463569585" calcext:value-type="float">
            <text:p>12,30</text:p>
          </table:table-cell>
          <table:table-cell table:style-name="ce14" table:formula="of:=[.AB18]/[.AD9]" office:value-type="float" office:value="10.5764505119454" calcext:value-type="float">
            <text:p>10,58</text:p>
          </table:table-cell>
          <table:table-cell table:style-name="ce14" table:formula="of:=[.AB18]/[.AE9]" office:value-type="float" office:value="13.4515463917526" calcext:value-type="float">
            <text:p>13,45</text:p>
          </table:table-cell>
          <table:table-cell table:style-name="ce14" table:formula="of:=[.AB18]/[.AF9]" office:value-type="float" office:value="37.8145210494204" calcext:value-type="float">
            <text:p>37,81</text:p>
          </table:table-cell>
          <table:table-cell table:style-name="ce14" table:formula="of:=[.AB18]/[.AG9]" office:value-type="float" office:value="10.4560101223113" calcext:value-type="float">
            <text:p>10,46</text:p>
          </table:table-cell>
          <table:table-cell table:style-name="ce14" table:formula="of:=[.AB18]/[.AH9]" office:value-type="float" office:value="10.4313725490196" calcext:value-type="float">
            <text:p>10,43</text:p>
          </table:table-cell>
          <table:table-cell table:style-name="ce14" table:formula="of:=[.AB18]/[.AI9]" office:value-type="float" office:value="13.0370214556163" calcext:value-type="float">
            <text:p>13,04</text:p>
          </table:table-cell>
          <table:table-cell table:style-name="ce14" table:formula="of:=[.AB18]/[.AJ9]" office:value-type="float" office:value="13.0370214556163" calcext:value-type="float">
            <text:p>13,04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4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4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4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FN 8 THREADS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64.18" calcext:value-type="float">
            <text:p>64,18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1.43" calcext:value-type="float">
            <text:p>1,43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18" calcext:value-type="float">
            <text:p>0,18</text:p>
          </table:table-cell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12" table:formula="of:=[.AC12]/8" office:value-type="float" office:value="0.152353057982526" calcext:value-type="float">
            <text:p>0,15</text:p>
          </table:table-cell>
          <table:table-cell table:style-name="ce12" table:formula="of:=[.AD12]/8" office:value-type="float" office:value="0.12544964028777" calcext:value-type="float">
            <text:p>0,13</text:p>
          </table:table-cell>
          <table:table-cell table:style-name="ce12" table:formula="of:=[.AE12]/8" office:value-type="float" office:value="0.179319881583048" calcext:value-type="float">
            <text:p>0,18</text:p>
          </table:table-cell>
          <table:table-cell table:style-name="ce12" table:formula="of:=[.AF12]/8" office:value-type="float" office:value="0.34375" calcext:value-type="float">
            <text:p>0,34</text:p>
          </table:table-cell>
          <table:table-cell table:style-name="ce12" table:formula="of:=[.AG12]/8" office:value-type="float" office:value="0.131814797846753" calcext:value-type="float">
            <text:p>0,13</text:p>
          </table:table-cell>
          <table:table-cell table:style-name="ce12" table:formula="of:=[.AH12]/8" office:value-type="float" office:value="0.129983623221143" calcext:value-type="float">
            <text:p>0,13</text:p>
          </table:table-cell>
          <table:table-cell table:style-name="ce12" table:formula="of:=[.AI12]/8" office:value-type="float" office:value="0.180190230155002" calcext:value-type="float">
            <text:p>0,18</text:p>
          </table:table-cell>
          <table:table-cell table:style-name="ce12" table:formula="of:=[.AJ12]/8" office:value-type="float" office:value="0.180190230155002" calcext:value-type="float">
            <text:p>0,18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65.49" calcext:value-type="float">
            <text:p>65,4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.93" calcext:value-type="float">
            <text:p>1,9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0.24" calcext:value-type="float">
            <text:p>0,24</text:p>
          </table:table-cell>
          <table:table-cell table:number-columns-repeated="2"/>
          <table:table-cell table:style-name="ce3" office:value-type="float" office:value="240" calcext:value-type="float">
            <text:p>240</text:p>
          </table:table-cell>
          <table:table-cell table:style-name="ce7" office:value-type="float" office:value="126.49" calcext:value-type="float">
            <text:p>126,49</text:p>
          </table:table-cell>
          <table:table-cell table:style-name="ce13" table:formula="of:=[.AC13]/8" office:value-type="float" office:value="0.202112360986834" calcext:value-type="float">
            <text:p>0,20</text:p>
          </table:table-cell>
          <table:table-cell table:style-name="ce13" table:formula="of:=[.AD13]/8" office:value-type="float" office:value="0.164375194926708" calcext:value-type="float">
            <text:p>0,16</text:p>
          </table:table-cell>
          <table:table-cell table:style-name="ce13" table:formula="of:=[.AE13]/8" office:value-type="float" office:value="0.241429989311345" calcext:value-type="float">
            <text:p>0,24</text:p>
          </table:table-cell>
          <table:table-cell table:style-name="ce13" table:formula="of:=[.AF13]/8" office:value-type="float" office:value="0.405208867247565" calcext:value-type="float">
            <text:p>0,41</text:p>
          </table:table-cell>
          <table:table-cell table:style-name="ce13" table:formula="of:=[.AG13]/8" office:value-type="float" office:value="0.170766281455881" calcext:value-type="float">
            <text:p>0,17</text:p>
          </table:table-cell>
          <table:table-cell table:style-name="ce13" table:formula="of:=[.AH13]/8" office:value-type="float" office:value="0.173521180860404" calcext:value-type="float">
            <text:p>0,17</text:p>
          </table:table-cell>
          <table:table-cell table:style-name="ce13" table:formula="of:=[.AI13]/8" office:value-type="float" office:value="0.241135427787098" calcext:value-type="float">
            <text:p>0,24</text:p>
          </table:table-cell>
          <table:table-cell table:style-name="ce13" table:formula="of:=[.AJ13]/8" office:value-type="float" office:value="0.241135427787098" calcext:value-type="float">
            <text:p>0,24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69.19" calcext:value-type="float">
            <text:p>69,1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3.29" calcext:value-type="float">
            <text:p>3,2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0.41" calcext:value-type="float">
            <text:p>0,41</text:p>
          </table:table-cell>
          <table:table-cell table:number-columns-repeated="2"/>
          <table:table-cell table:style-name="ce3" office:value-type="float" office:value="480" calcext:value-type="float">
            <text:p>480</text:p>
          </table:table-cell>
          <table:table-cell table:style-name="ce7" office:value-type="float" office:value="227.48" calcext:value-type="float">
            <text:p>227,48</text:p>
          </table:table-cell>
          <table:table-cell table:style-name="ce13" table:formula="of:=[.AC14]/8" office:value-type="float" office:value="0.34263164236655" calcext:value-type="float">
            <text:p>0,34</text:p>
          </table:table-cell>
          <table:table-cell table:style-name="ce13" table:formula="of:=[.AD14]/8" office:value-type="float" office:value="0.289709628120224" calcext:value-type="float">
            <text:p>0,29</text:p>
          </table:table-cell>
          <table:table-cell table:style-name="ce13" table:formula="of:=[.AE14]/8" office:value-type="float" office:value="0.410969793322735" calcext:value-type="float">
            <text:p>0,41</text:p>
          </table:table-cell>
          <table:table-cell table:style-name="ce13" table:formula="of:=[.AF14]/8" office:value-type="float" office:value="0.427851339151369" calcext:value-type="float">
            <text:p>0,43</text:p>
          </table:table-cell>
          <table:table-cell table:style-name="ce13" table:formula="of:=[.AG14]/8" office:value-type="float" office:value="0.303890135727263" calcext:value-type="float">
            <text:p>0,30</text:p>
          </table:table-cell>
          <table:table-cell table:style-name="ce13" table:formula="of:=[.AH14]/8" office:value-type="float" office:value="0.288504464285714" calcext:value-type="float">
            <text:p>0,29</text:p>
          </table:table-cell>
          <table:table-cell table:style-name="ce13" table:formula="of:=[.AI14]/8" office:value-type="float" office:value="0.408783783783784" calcext:value-type="float">
            <text:p>0,41</text:p>
          </table:table-cell>
          <table:table-cell table:style-name="ce13" table:formula="of:=[.AJ14]/8" office:value-type="float" office:value="0.408783783783784" calcext:value-type="float">
            <text:p>0,41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73.21" calcext:value-type="float">
            <text:p>73,2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5.3" calcext:value-type="float">
            <text:p>5,3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0.66" calcext:value-type="float">
            <text:p>0,66</text:p>
          </table:table-cell>
          <table:table-cell table:number-columns-repeated="2"/>
          <table:table-cell table:style-name="ce3" office:value-type="float" office:value="720" calcext:value-type="float">
            <text:p>720</text:p>
          </table:table-cell>
          <table:table-cell table:style-name="ce7" office:value-type="float" office:value="387.84" calcext:value-type="float">
            <text:p>387,84</text:p>
          </table:table-cell>
          <table:table-cell table:style-name="ce13" table:formula="of:=[.AC15]/8" office:value-type="float" office:value="0.545515922133453" calcext:value-type="float">
            <text:p>0,55</text:p>
          </table:table-cell>
          <table:table-cell table:style-name="ce13" table:formula="of:=[.AD15]/8" office:value-type="float" office:value="0.48499399759904" calcext:value-type="float">
            <text:p>0,48</text:p>
          </table:table-cell>
          <table:table-cell table:style-name="ce13" table:formula="of:=[.AE15]/8" office:value-type="float" office:value="0.662204616855621" calcext:value-type="float">
            <text:p>0,66</text:p>
          </table:table-cell>
          <table:table-cell table:style-name="ce13" table:formula="of:=[.AF15]/8" office:value-type="float" office:value="0.767695961995249" calcext:value-type="float">
            <text:p>0,77</text:p>
          </table:table-cell>
          <table:table-cell table:style-name="ce13" table:formula="of:=[.AG15]/8" office:value-type="float" office:value="0.489598060997778" calcext:value-type="float">
            <text:p>0,49</text:p>
          </table:table-cell>
          <table:table-cell table:style-name="ce13" table:formula="of:=[.AH15]/8" office:value-type="float" office:value="0.484848484848485" calcext:value-type="float">
            <text:p>0,48</text:p>
          </table:table-cell>
          <table:table-cell table:style-name="ce13" table:formula="of:=[.AI15]/8" office:value-type="float" office:value="0.652665589660743" calcext:value-type="float">
            <text:p>0,65</text:p>
          </table:table-cell>
          <table:table-cell table:style-name="ce13" table:formula="of:=[.AJ15]/8" office:value-type="float" office:value="0.652665589660743" calcext:value-type="float">
            <text:p>0,65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78.04" calcext:value-type="float">
            <text:p>78,0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7.8" calcext:value-type="float">
            <text:p>7,8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0.98" calcext:value-type="float">
            <text:p>0,98</text:p>
          </table:table-cell>
          <table:table-cell table:number-columns-repeated="2"/>
          <table:table-cell table:style-name="ce3" office:value-type="float" office:value="960" calcext:value-type="float">
            <text:p>960</text:p>
          </table:table-cell>
          <table:table-cell table:style-name="ce7" office:value-type="float" office:value="608.99" calcext:value-type="float">
            <text:p>608,99</text:p>
          </table:table-cell>
          <table:table-cell table:style-name="ce13" table:formula="of:=[.AC16]/8" office:value-type="float" office:value="0.808365190612722" calcext:value-type="float">
            <text:p>0,81</text:p>
          </table:table-cell>
          <table:table-cell table:style-name="ce13" table:formula="of:=[.AD16]/8" office:value-type="float" office:value="0.721894262683736" calcext:value-type="float">
            <text:p>0,72</text:p>
          </table:table-cell>
          <table:table-cell table:style-name="ce13" table:formula="of:=[.AE16]/8" office:value-type="float" office:value="0.975445284469503" calcext:value-type="float">
            <text:p>0,98</text:p>
          </table:table-cell>
          <table:table-cell table:style-name="ce13" table:formula="of:=[.AF16]/8" office:value-type="float" office:value="0.823671824280459" calcext:value-type="float">
            <text:p>0,82</text:p>
          </table:table-cell>
          <table:table-cell table:style-name="ce13" table:formula="of:=[.AG16]/8" office:value-type="float" office:value="0.719438143842737" calcext:value-type="float">
            <text:p>0,72</text:p>
          </table:table-cell>
          <table:table-cell table:style-name="ce13" table:formula="of:=[.AH16]/8" office:value-type="float" office:value="0.71303624953166" calcext:value-type="float">
            <text:p>0,71</text:p>
          </table:table-cell>
          <table:table-cell table:style-name="ce13" table:formula="of:=[.AI16]/8" office:value-type="float" office:value="0.948346206552884" calcext:value-type="float">
            <text:p>0,95</text:p>
          </table:table-cell>
          <table:table-cell table:style-name="ce13" table:formula="of:=[.AJ16]/8" office:value-type="float" office:value="0.948346206552884" calcext:value-type="float">
            <text:p>0,95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84.32" calcext:value-type="float">
            <text:p>84,3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0.57" calcext:value-type="float">
            <text:p>10,5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.32" calcext:value-type="float">
            <text:p>1,32</text:p>
          </table:table-cell>
          <table:table-cell table:number-columns-repeated="2"/>
          <table:table-cell table:style-name="ce3" office:value-type="float" office:value="1200" calcext:value-type="float">
            <text:p>1200</text:p>
          </table:table-cell>
          <table:table-cell table:style-name="ce7" office:value-type="float" office:value="891.56" calcext:value-type="float">
            <text:p>891,56</text:p>
          </table:table-cell>
          <table:table-cell table:style-name="ce13" table:formula="of:=[.AC17]/8" office:value-type="float" office:value="1.1125586502945" calcext:value-type="float">
            <text:p>1,11</text:p>
          </table:table-cell>
          <table:table-cell table:style-name="ce13" table:formula="of:=[.AD17]/8" office:value-type="float" office:value="1.00355695632598" calcext:value-type="float">
            <text:p>1,00</text:p>
          </table:table-cell>
          <table:table-cell table:style-name="ce13" table:formula="of:=[.AE17]/8" office:value-type="float" office:value="1.32169117647059" calcext:value-type="float">
            <text:p>1,32</text:p>
          </table:table-cell>
          <table:table-cell table:style-name="ce13" table:formula="of:=[.AF17]/8" office:value-type="float" office:value="1.36792684423714" calcext:value-type="float">
            <text:p>1,37</text:p>
          </table:table-cell>
          <table:table-cell table:style-name="ce13" table:formula="of:=[.AG17]/8" office:value-type="float" office:value="0.996646395993561" calcext:value-type="float">
            <text:p>1,00</text:p>
          </table:table-cell>
          <table:table-cell table:style-name="ce13" table:formula="of:=[.AH17]/8" office:value-type="float" office:value="0.997449207911931" calcext:value-type="float">
            <text:p>1,00</text:p>
          </table:table-cell>
          <table:table-cell table:style-name="ce13" table:formula="of:=[.AI17]/8" office:value-type="float" office:value="1.27584430452204" calcext:value-type="float">
            <text:p>1,28</text:p>
          </table:table-cell>
          <table:table-cell table:style-name="ce13" table:formula="of:=[.AJ17]/8" office:value-type="float" office:value="1.27584430452204" calcext:value-type="float">
            <text:p>1,28</text:p>
          </table:table-cell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1" office:value-type="float" office:value="141.08" calcext:value-type="float">
            <text:p>141,08</text:p>
          </table:table-cell>
          <table:table-cell table:style-name="ce11" office:value-type="float" office:value="97.3" calcext:value-type="float">
            <text:p>97,30</text:p>
          </table:table-cell>
          <table:table-cell table:style-name="ce11" office:value-type="float" office:value="93.04" calcext:value-type="float">
            <text:p>93,04</text:p>
          </table:table-cell>
          <table:table-cell table:style-name="ce11" office:value-type="float" office:value="91.73" calcext:value-type="float">
            <text:p>91,73</text:p>
          </table:table-cell>
          <table:table-cell table:style-name="ce14" office:value-type="float" office:value="92.15" calcext:value-type="float">
            <text:p>92,15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12.74" calcext:value-type="float">
            <text:p>12,74</text:p>
          </table:table-cell>
          <table:table-cell table:style-name="ce11" office:value-type="float" office:value="13.32" calcext:value-type="float">
            <text:p>13,32</text:p>
          </table:table-cell>
          <table:table-cell table:style-name="ce11" office:value-type="float" office:value="13.51" calcext:value-type="float">
            <text:p>13,51</text:p>
          </table:table-cell>
          <table:table-cell table:style-name="ce14" office:value-type="float" office:value="13.45" calcext:value-type="float">
            <text:p>13,45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6.37" calcext:value-type="float">
            <text:p>6,37</text:p>
          </table:table-cell>
          <table:table-cell table:style-name="ce11" office:value-type="float" office:value="3.33" calcext:value-type="float">
            <text:p>3,33</text:p>
          </table:table-cell>
          <table:table-cell table:style-name="ce11" office:value-type="float" office:value="2.25" calcext:value-type="float">
            <text:p>2,25</text:p>
          </table:table-cell>
          <table:table-cell table:style-name="ce14" office:value-type="float" office:value="1.68" calcext:value-type="float">
            <text:p>1,68</text:p>
          </table:table-cell>
          <table:table-cell table:number-columns-repeated="2"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4" table:formula="of:=[.AC18]/8" office:value-type="float" office:value="1.53806829461981" calcext:value-type="float">
            <text:p>1,54</text:p>
          </table:table-cell>
          <table:table-cell table:style-name="ce14" table:formula="of:=[.AD18]/8" office:value-type="float" office:value="1.32205631399317" calcext:value-type="float">
            <text:p>1,32</text:p>
          </table:table-cell>
          <table:table-cell table:style-name="ce14" table:formula="of:=[.AE18]/8" office:value-type="float" office:value="1.68144329896907" calcext:value-type="float">
            <text:p>1,68</text:p>
          </table:table-cell>
          <table:table-cell table:style-name="ce14" table:formula="of:=[.AF18]/8" office:value-type="float" office:value="4.72681513117755" calcext:value-type="float">
            <text:p>4,73</text:p>
          </table:table-cell>
          <table:table-cell table:style-name="ce14" table:formula="of:=[.AG18]/8" office:value-type="float" office:value="1.30700126528891" calcext:value-type="float">
            <text:p>1,31</text:p>
          </table:table-cell>
          <table:table-cell table:style-name="ce14" table:formula="of:=[.AH18]/8" office:value-type="float" office:value="1.30392156862745" calcext:value-type="float">
            <text:p>1,30</text:p>
          </table:table-cell>
          <table:table-cell table:style-name="ce14" table:formula="of:=[.AI18]/8" office:value-type="float" office:value="1.62962768195204" calcext:value-type="float">
            <text:p>1,63</text:p>
          </table:table-cell>
          <table:table-cell table:style-name="ce14" table:formula="of:=[.AJ18]/8" office:value-type="float" office:value="1.62962768195204" calcext:value-type="float">
            <text:p>1,63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8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8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8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33.48" calcext:value-type="float">
            <text:p>33,48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2.75" calcext:value-type="float">
            <text:p>2,75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34" calcext:value-type="float">
            <text:p>0,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39.02" calcext:value-type="float">
            <text:p>39,0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3.24" calcext:value-type="float">
            <text:p>3,2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0.41" calcext:value-type="float">
            <text:p>0,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66.46" calcext:value-type="float">
            <text:p>66,46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3.42" calcext:value-type="float">
            <text:p>3,4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0.43" calcext:value-type="float">
            <text:p>0,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63.15" calcext:value-type="float">
            <text:p>63,15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6.14" calcext:value-type="float">
            <text:p>6,14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0.77" calcext:value-type="float">
            <text:p>0,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92.42" calcext:value-type="float">
            <text:p>92,4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6.59" calcext:value-type="float">
            <text:p>6,5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0.82" calcext:value-type="float">
            <text:p>0,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81.47" calcext:value-type="float">
            <text:p>81,4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0.94" calcext:value-type="float">
            <text:p>10,9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.37" calcext:value-type="float">
            <text:p>1,37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1" office:value-type="float" office:value="141.08" calcext:value-type="float">
            <text:p>141,08</text:p>
          </table:table-cell>
          <table:table-cell table:style-name="ce11" office:value-type="float" office:value="51.64" calcext:value-type="float">
            <text:p>51,64</text:p>
          </table:table-cell>
          <table:table-cell table:style-name="ce11" office:value-type="float" office:value="50.57" calcext:value-type="float">
            <text:p>50,57</text:p>
          </table:table-cell>
          <table:table-cell table:style-name="ce11" office:value-type="float" office:value="42.42" calcext:value-type="float">
            <text:p>42,42</text:p>
          </table:table-cell>
          <table:table-cell table:style-name="ce14" office:value-type="float" office:value="32.78" calcext:value-type="float">
            <text:p>32,78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24" calcext:value-type="float">
            <text:p>24,00</text:p>
          </table:table-cell>
          <table:table-cell table:style-name="ce11" office:value-type="float" office:value="24.51" calcext:value-type="float">
            <text:p>24,51</text:p>
          </table:table-cell>
          <table:table-cell table:style-name="ce11" office:value-type="float" office:value="29.22" calcext:value-type="float">
            <text:p>29,22</text:p>
          </table:table-cell>
          <table:table-cell table:style-name="ce14" office:value-type="float" office:value="37.81" calcext:value-type="float">
            <text:p>37,81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12" calcext:value-type="float">
            <text:p>12,00</text:p>
          </table:table-cell>
          <table:table-cell table:style-name="ce11" office:value-type="float" office:value="6.13" calcext:value-type="float">
            <text:p>6,13</text:p>
          </table:table-cell>
          <table:table-cell table:style-name="ce11" office:value-type="float" office:value="4.87" calcext:value-type="float">
            <text:p>4,87</text:p>
          </table:table-cell>
          <table:table-cell table:style-name="ce14" office:value-type="float" office:value="4.73" calcext:value-type="float">
            <text:p>4,73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16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16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16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87.31" calcext:value-type="float">
            <text:p>87,31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1.05" calcext:value-type="float">
            <text:p>1,05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13" calcext:value-type="float">
            <text:p>0,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92.59" calcext:value-type="float">
            <text:p>92,5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.37" calcext:value-type="float">
            <text:p>1,3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0.17" calcext:value-type="float">
            <text:p>0,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93.57" calcext:value-type="float">
            <text:p>93,5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2.43" calcext:value-type="float">
            <text:p>2,43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0.3" calcext:value-type="float">
            <text:p>0,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99.02" calcext:value-type="float">
            <text:p>99,0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3.92" calcext:value-type="float">
            <text:p>3,9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0.49" calcext:value-type="float">
            <text:p>0,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105.81" calcext:value-type="float">
            <text:p>105,8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5.76" calcext:value-type="float">
            <text:p>5,76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0.72" calcext:value-type="float">
            <text:p>0,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11.82" calcext:value-type="float">
            <text:p>111,8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7.97" calcext:value-type="float">
            <text:p>7,9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1" office:value-type="float" office:value="141.08" calcext:value-type="float">
            <text:p>141,08</text:p>
          </table:table-cell>
          <table:table-cell table:style-name="ce11" office:value-type="float" office:value="123.71" calcext:value-type="float">
            <text:p>123,71</text:p>
          </table:table-cell>
          <table:table-cell table:style-name="ce11" office:value-type="float" office:value="119.51" calcext:value-type="float">
            <text:p>119,51</text:p>
          </table:table-cell>
          <table:table-cell table:style-name="ce11" office:value-type="float" office:value="118.23" calcext:value-type="float">
            <text:p>118,23</text:p>
          </table:table-cell>
          <table:table-cell table:style-name="ce14" office:value-type="float" office:value="118.55" calcext:value-type="float">
            <text:p>118,55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10.02" calcext:value-type="float">
            <text:p>10,02</text:p>
          </table:table-cell>
          <table:table-cell table:style-name="ce11" office:value-type="float" office:value="10.37" calcext:value-type="float">
            <text:p>10,37</text:p>
          </table:table-cell>
          <table:table-cell table:style-name="ce11" office:value-type="float" office:value="10.48" calcext:value-type="float">
            <text:p>10,48</text:p>
          </table:table-cell>
          <table:table-cell table:style-name="ce14" office:value-type="float" office:value="10.46" calcext:value-type="float">
            <text:p>10,46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5.01" calcext:value-type="float">
            <text:p>5,01</text:p>
          </table:table-cell>
          <table:table-cell table:style-name="ce11" office:value-type="float" office:value="2.59" calcext:value-type="float">
            <text:p>2,59</text:p>
          </table:table-cell>
          <table:table-cell table:style-name="ce11" office:value-type="float" office:value="1.75" calcext:value-type="float">
            <text:p>1,75</text:p>
          </table:table-cell>
          <table:table-cell table:style-name="ce14" office:value-type="float" office:value="1.31" calcext:value-type="float">
            <text:p>1,31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32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32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32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88.54" calcext:value-type="float">
            <text:p>88,54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1.04" calcext:value-type="float">
            <text:p>1,04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13" calcext:value-type="float">
            <text:p>0,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91.12" calcext:value-type="float">
            <text:p>91,1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.39" calcext:value-type="float">
            <text:p>1,3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0.17" calcext:value-type="float">
            <text:p>0,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98.56" calcext:value-type="float">
            <text:p>98,56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2.31" calcext:value-type="float">
            <text:p>2,31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0.29" calcext:value-type="float">
            <text:p>0,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99.99" calcext:value-type="float">
            <text:p>99,99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3.88" calcext:value-type="float">
            <text:p>3,88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0.48" calcext:value-type="float">
            <text:p>0,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106.76" calcext:value-type="float">
            <text:p>106,76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5.7" calcext:value-type="float">
            <text:p>5,7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0.71" calcext:value-type="float">
            <text:p>0,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11.73" calcext:value-type="float">
            <text:p>111,7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7.98" calcext:value-type="float">
            <text:p>7,9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1" office:value-type="float" office:value="141.08" calcext:value-type="float">
            <text:p>141,08</text:p>
          </table:table-cell>
          <table:table-cell table:style-name="ce11" office:value-type="float" office:value="123.83" calcext:value-type="float">
            <text:p>123,83</text:p>
          </table:table-cell>
          <table:table-cell table:style-name="ce11" office:value-type="float" office:value="120.01" calcext:value-type="float">
            <text:p>120,01</text:p>
          </table:table-cell>
          <table:table-cell table:style-name="ce11" office:value-type="float" office:value="118.31" calcext:value-type="float">
            <text:p>118,31</text:p>
          </table:table-cell>
          <table:table-cell table:style-name="ce14" office:value-type="float" office:value="118.83" calcext:value-type="float">
            <text:p>118,83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10.01" calcext:value-type="float">
            <text:p>10,01</text:p>
          </table:table-cell>
          <table:table-cell table:style-name="ce11" office:value-type="float" office:value="10.33" calcext:value-type="float">
            <text:p>10,33</text:p>
          </table:table-cell>
          <table:table-cell table:style-name="ce11" office:value-type="float" office:value="10.48" calcext:value-type="float">
            <text:p>10,48</text:p>
          </table:table-cell>
          <table:table-cell table:style-name="ce14" office:value-type="float" office:value="10.43" calcext:value-type="float">
            <text:p>10,43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5.01" calcext:value-type="float">
            <text:p>5,01</text:p>
          </table:table-cell>
          <table:table-cell table:style-name="ce11" office:value-type="float" office:value="2.58" calcext:value-type="float">
            <text:p>2,58</text:p>
          </table:table-cell>
          <table:table-cell table:style-name="ce11" office:value-type="float" office:value="1.75" calcext:value-type="float">
            <text:p>1,75</text:p>
          </table:table-cell>
          <table:table-cell table:style-name="ce14" office:value-type="float" office:value="1.3" calcext:value-type="float">
            <text:p>1,30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64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64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64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63.87" calcext:value-type="float">
            <text:p>63,87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1.44" calcext:value-type="float">
            <text:p>1,44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18" calcext:value-type="float">
            <text:p>0,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65.57" calcext:value-type="float">
            <text:p>65,5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.93" calcext:value-type="float">
            <text:p>1,9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0.24" calcext:value-type="float">
            <text:p>0,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69.56" calcext:value-type="float">
            <text:p>69,56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3.27" calcext:value-type="float">
            <text:p>3,2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0.41" calcext:value-type="float">
            <text:p>0,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74.28" calcext:value-type="float">
            <text:p>74,28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5.22" calcext:value-type="float">
            <text:p>5,2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0.65" calcext:value-type="float">
            <text:p>0,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80.27" calcext:value-type="float">
            <text:p>80,2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7.59" calcext:value-type="float">
            <text:p>7,5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0.95" calcext:value-type="float">
            <text:p>0,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87.35" calcext:value-type="float">
            <text:p>87,3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0.21" calcext:value-type="float">
            <text:p>10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.28" calcext:value-type="float">
            <text:p>1,2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1" office:value-type="float" office:value="141.08" calcext:value-type="float">
            <text:p>141,08</text:p>
          </table:table-cell>
          <table:table-cell table:style-name="ce11" office:value-type="float" office:value="101.52" calcext:value-type="float">
            <text:p>101,52</text:p>
          </table:table-cell>
          <table:table-cell table:style-name="ce11" office:value-type="float" office:value="97.78" calcext:value-type="float">
            <text:p>97,78</text:p>
          </table:table-cell>
          <table:table-cell table:style-name="ce11" office:value-type="float" office:value="96.1" calcext:value-type="float">
            <text:p>96,10</text:p>
          </table:table-cell>
          <table:table-cell table:style-name="ce14" office:value-type="float" office:value="95.08" calcext:value-type="float">
            <text:p>95,08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12.21" calcext:value-type="float">
            <text:p>12,21</text:p>
          </table:table-cell>
          <table:table-cell table:style-name="ce11" office:value-type="float" office:value="12.68" calcext:value-type="float">
            <text:p>12,68</text:p>
          </table:table-cell>
          <table:table-cell table:style-name="ce11" office:value-type="float" office:value="12.9" calcext:value-type="float">
            <text:p>12,90</text:p>
          </table:table-cell>
          <table:table-cell table:style-name="ce14" office:value-type="float" office:value="13.04" calcext:value-type="float">
            <text:p>13,04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6.11" calcext:value-type="float">
            <text:p>6,11</text:p>
          </table:table-cell>
          <table:table-cell table:style-name="ce11" office:value-type="float" office:value="3.17" calcext:value-type="float">
            <text:p>3,17</text:p>
          </table:table-cell>
          <table:table-cell table:style-name="ce11" office:value-type="float" office:value="2.15" calcext:value-type="float">
            <text:p>2,15</text:p>
          </table:table-cell>
          <table:table-cell table:style-name="ce14" office:value-type="float" office:value="1.63" calcext:value-type="float">
            <text:p>1,63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128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128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63.87" calcext:value-type="float">
            <text:p>63,87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1.44" calcext:value-type="float">
            <text:p>1,44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18" calcext:value-type="float">
            <text:p>0,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65.57" calcext:value-type="float">
            <text:p>65,5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.93" calcext:value-type="float">
            <text:p>1,9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0.24" calcext:value-type="float">
            <text:p>0,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69.56" calcext:value-type="float">
            <text:p>69,56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3.27" calcext:value-type="float">
            <text:p>3,2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0.41" calcext:value-type="float">
            <text:p>0,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74.28" calcext:value-type="float">
            <text:p>74,28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5.22" calcext:value-type="float">
            <text:p>5,2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0.65" calcext:value-type="float">
            <text:p>0,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80.27" calcext:value-type="float">
            <text:p>80,2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7.59" calcext:value-type="float">
            <text:p>7,5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0.95" calcext:value-type="float">
            <text:p>0,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87.35" calcext:value-type="float">
            <text:p>87,3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0.21" calcext:value-type="float">
            <text:p>10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.28" calcext:value-type="float">
            <text:p>1,2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1" office:value-type="float" office:value="141.08" calcext:value-type="float">
            <text:p>141,08</text:p>
          </table:table-cell>
          <table:table-cell table:style-name="ce11" office:value-type="float" office:value="101.52" calcext:value-type="float">
            <text:p>101,52</text:p>
          </table:table-cell>
          <table:table-cell table:style-name="ce11" office:value-type="float" office:value="97.78" calcext:value-type="float">
            <text:p>97,78</text:p>
          </table:table-cell>
          <table:table-cell table:style-name="ce11" office:value-type="float" office:value="96.1" calcext:value-type="float">
            <text:p>96,10</text:p>
          </table:table-cell>
          <table:table-cell table:style-name="ce14" office:value-type="float" office:value="95.08" calcext:value-type="float">
            <text:p>95,08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12.21" calcext:value-type="float">
            <text:p>12,21</text:p>
          </table:table-cell>
          <table:table-cell table:style-name="ce11" office:value-type="float" office:value="12.68" calcext:value-type="float">
            <text:p>12,68</text:p>
          </table:table-cell>
          <table:table-cell table:style-name="ce11" office:value-type="float" office:value="12.9" calcext:value-type="float">
            <text:p>12,90</text:p>
          </table:table-cell>
          <table:table-cell table:style-name="ce14" office:value-type="float" office:value="13.04" calcext:value-type="float">
            <text:p>13,04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6.11" calcext:value-type="float">
            <text:p>6,11</text:p>
          </table:table-cell>
          <table:table-cell table:style-name="ce11" office:value-type="float" office:value="3.17" calcext:value-type="float">
            <text:p>3,17</text:p>
          </table:table-cell>
          <table:table-cell table:style-name="ce11" office:value-type="float" office:value="2.15" calcext:value-type="float">
            <text:p>2,15</text:p>
          </table:table-cell>
          <table:table-cell table:style-name="ce14" office:value-type="float" office:value="1.63" calcext:value-type="float">
            <text:p>1,63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1440 Units</text:p>
          </table:table-cell>
          <table:table-cell table:style-name="Default" office:value-type="string" calcext:value-type="string">
            <text:p>Batches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1 Batches 1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1 S</text:p>
          </table:table-cell>
          <table:table-cell table:style-name="ce6" office:value-type="float" office:value="1239.56" calcext:value-type="float">
            <text:p>1239,56</text:p>
          </table:table-cell>
          <table:table-cell table:number-columns-repeated="4" office:value-type="float" office:value="1239.56" calcext:value-type="float">
            <text:p>1239,56</text:p>
          </table:table-cell>
          <table:table-cell table:number-columns-repeated="2" table:style-name="ce10" office:value-type="float" office:value="1239.56" calcext:value-type="float">
            <text:p>1239,56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 SJ</text:p>
          </table:table-cell>
          <table:table-cell table:number-columns-repeated="5" office:value-type="float" office:value="141.08" calcext:value-type="float">
            <text:p>141,08</text:p>
          </table:table-cell>
          <table:table-cell table:number-columns-repeated="2" table:style-name="ce10" office:value-type="float" office:value="141.08" calcext:value-type="float">
            <text:p>141,08</text:p>
          </table:table-cell>
          <table:table-cell table:style-name="ce13" office:value-type="float" office:value="141.08" calcext:value-type="float">
            <text:p>141,08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3.76" calcext:value-type="float">
            <text:p>113,76</text:p>
          </table:table-cell>
          <table:table-cell office:value-type="float" office:value="122.23" calcext:value-type="float">
            <text:p>122,23</text:p>
          </table:table-cell>
          <table:table-cell office:value-type="float" office:value="97.3" calcext:value-type="float">
            <text:p>97,30</text:p>
          </table:table-cell>
          <table:table-cell office:value-type="float" office:value="51.64" calcext:value-type="float">
            <text:p>51,64</text:p>
          </table:table-cell>
          <table:table-cell office:value-type="float" office:value="123.71" calcext:value-type="float">
            <text:p>123,71</text:p>
          </table:table-cell>
          <table:table-cell table:style-name="ce10" office:value-type="float" office:value="123.83" calcext:value-type="float">
            <text:p>123,83</text:p>
          </table:table-cell>
          <table:table-cell table:style-name="ce10" office:value-type="float" office:value="101.52" calcext:value-type="float">
            <text:p>101,52</text:p>
          </table:table-cell>
          <table:table-cell table:style-name="ce13" office:value-type="float" office:value="101.52" calcext:value-type="float">
            <text:p>101,52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9.89" calcext:value-type="float">
            <text:p>109,89</text:p>
          </table:table-cell>
          <table:table-cell office:value-type="float" office:value="118.43" calcext:value-type="float">
            <text:p>118,43</text:p>
          </table:table-cell>
          <table:table-cell office:value-type="float" office:value="93.04" calcext:value-type="float">
            <text:p>93,04</text:p>
          </table:table-cell>
          <table:table-cell office:value-type="float" office:value="50.57" calcext:value-type="float">
            <text:p>50,57</text:p>
          </table:table-cell>
          <table:table-cell office:value-type="float" office:value="119.51" calcext:value-type="float">
            <text:p>119,51</text:p>
          </table:table-cell>
          <table:table-cell table:style-name="ce10" office:value-type="float" office:value="120.01" calcext:value-type="float">
            <text:p>120,01</text:p>
          </table:table-cell>
          <table:table-cell table:style-name="ce10" office:value-type="float" office:value="97.78" calcext:value-type="float">
            <text:p>97,78</text:p>
          </table:table-cell>
          <table:table-cell table:style-name="ce13" office:value-type="float" office:value="97.78" calcext:value-type="float">
            <text:p>97,78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8.25" calcext:value-type="float">
            <text:p>108,25</text:p>
          </table:table-cell>
          <table:table-cell office:value-type="float" office:value="117.25" calcext:value-type="float">
            <text:p>117,25</text:p>
          </table:table-cell>
          <table:table-cell office:value-type="float" office:value="91.73" calcext:value-type="float">
            <text:p>91,73</text:p>
          </table:table-cell>
          <table:table-cell office:value-type="float" office:value="42.42" calcext:value-type="float">
            <text:p>42,42</text:p>
          </table:table-cell>
          <table:table-cell office:value-type="float" office:value="118.23" calcext:value-type="float">
            <text:p>118,23</text:p>
          </table:table-cell>
          <table:table-cell table:style-name="ce10" office:value-type="float" office:value="118.31" calcext:value-type="float">
            <text:p>118,31</text:p>
          </table:table-cell>
          <table:table-cell table:style-name="ce10" office:value-type="float" office:value="96.1" calcext:value-type="float">
            <text:p>96,10</text:p>
          </table:table-cell>
          <table:table-cell table:style-name="ce13" office:value-type="float" office:value="96.1" calcext:value-type="float">
            <text:p>96,1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office:value-type="float" office:value="100.74" calcext:value-type="float">
            <text:p>100,74</text:p>
          </table:table-cell>
          <table:table-cell table:style-name="ce11" office:value-type="float" office:value="117.2" calcext:value-type="float">
            <text:p>117,20</text:p>
          </table:table-cell>
          <table:table-cell table:style-name="ce11" office:value-type="float" office:value="92.15" calcext:value-type="float">
            <text:p>92,15</text:p>
          </table:table-cell>
          <table:table-cell table:style-name="ce11" office:value-type="float" office:value="32.78" calcext:value-type="float">
            <text:p>32,78</text:p>
          </table:table-cell>
          <table:table-cell table:style-name="ce11" office:value-type="float" office:value="118.55" calcext:value-type="float">
            <text:p>118,55</text:p>
          </table:table-cell>
          <table:table-cell table:style-name="ce11" office:value-type="float" office:value="118.83" calcext:value-type="float">
            <text:p>118,83</text:p>
          </table:table-cell>
          <table:table-cell table:style-name="ce11" office:value-type="float" office:value="95.08" calcext:value-type="float">
            <text:p>95,08</text:p>
          </table:table-cell>
          <table:table-cell table:style-name="ce14" office:value-type="float" office:value="95.08" calcext:value-type="float">
            <text:p>95,08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1440 Units Gain</text:p>
          </table:table-cell>
          <table:table-cell table:style-name="Default" office:value-type="string" calcext:value-type="string">
            <text:p>Batches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1 Batches 1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1 S</text:p>
          </table:table-cell>
          <table:table-cell table:style-name="ce6" office:value-type="float" office:value="1239.56" calcext:value-type="float">
            <text:p>1239,56</text:p>
          </table:table-cell>
          <table:table-cell table:number-columns-repeated="4" office:value-type="float" office:value="1239.56" calcext:value-type="float">
            <text:p>1239,56</text:p>
          </table:table-cell>
          <table:table-cell table:number-columns-repeated="2" table:style-name="ce10" office:value-type="float" office:value="1239.56" calcext:value-type="float">
            <text:p>1239,56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 SJ</text:p>
          </table:table-cell>
          <table:table-cell table:formula="of:=[.C85]/[.C77]" office:value-type="float" office:value="8.78622058406578" calcext:value-type="float">
            <text:p>8,79</text:p>
          </table:table-cell>
          <table:table-cell table:formula="of:=[.D85]/[.D77]" office:value-type="float" office:value="8.78622058406578" calcext:value-type="float">
            <text:p>8,79</text:p>
          </table:table-cell>
          <table:table-cell table:formula="of:=[.E85]/[.E77]" office:value-type="float" office:value="8.78622058406578" calcext:value-type="float">
            <text:p>8,79</text:p>
          </table:table-cell>
          <table:table-cell table:formula="of:=[.F85]/[.F77]" office:value-type="float" office:value="8.78622058406578" calcext:value-type="float">
            <text:p>8,79</text:p>
          </table:table-cell>
          <table:table-cell table:formula="of:=[.G85]/[.G77]" office:value-type="float" office:value="8.78622058406578" calcext:value-type="float">
            <text:p>8,79</text:p>
          </table:table-cell>
          <table:table-cell table:style-name="ce10" table:formula="of:=[.H85]/[.H77]" office:value-type="float" office:value="8.78622058406578" calcext:value-type="float">
            <text:p>8,79</text:p>
          </table:table-cell>
          <table:table-cell table:style-name="ce10" table:formula="of:=[.I85]/[.I77]" office:value-type="float" office:value="8.78622058406578" calcext:value-type="float">
            <text:p>8,79</text:p>
          </table:table-cell>
          <table:table-cell table:style-name="ce13" table:formula="of:=[.J85]/[.J77]" office:value-type="float" office:value="8.78622058406578" calcext:value-type="float">
            <text:p>8,79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85]/[.C78]" office:value-type="float" office:value="10.8962728551336" calcext:value-type="float">
            <text:p>10,90</text:p>
          </table:table-cell>
          <table:table-cell table:formula="of:=[.D85]/[.D78]" office:value-type="float" office:value="10.1412091957785" calcext:value-type="float">
            <text:p>10,14</text:p>
          </table:table-cell>
          <table:table-cell table:formula="of:=[.E85]/[.E78]" office:value-type="float" office:value="12.7395683453237" calcext:value-type="float">
            <text:p>12,74</text:p>
          </table:table-cell>
          <table:table-cell table:formula="of:=[.F85]/[.F78]" office:value-type="float" office:value="24.0038729666925" calcext:value-type="float">
            <text:p>24,00</text:p>
          </table:table-cell>
          <table:table-cell table:formula="of:=[.G85]/[.G78]" office:value-type="float" office:value="10.0198852154232" calcext:value-type="float">
            <text:p>10,02</text:p>
          </table:table-cell>
          <table:table-cell table:style-name="ce10" table:formula="of:=[.H85]/[.H78]" office:value-type="float" office:value="10.0101752402487" calcext:value-type="float">
            <text:p>10,01</text:p>
          </table:table-cell>
          <table:table-cell table:style-name="ce10" table:formula="of:=[.I85]/[.I78]" office:value-type="float" office:value="12.2100078802206" calcext:value-type="float">
            <text:p>12,21</text:p>
          </table:table-cell>
          <table:table-cell table:style-name="ce13" table:formula="of:=[.J85]/[.J78]" office:value-type="float" office:value="12.2100078802206" calcext:value-type="float">
            <text:p>12,21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85]/[.C79]" office:value-type="float" office:value="11.2800072800073" calcext:value-type="float">
            <text:p>11,28</text:p>
          </table:table-cell>
          <table:table-cell table:formula="of:=[.D85]/[.D79]" office:value-type="float" office:value="10.4666047454192" calcext:value-type="float">
            <text:p>10,47</text:p>
          </table:table-cell>
          <table:table-cell table:formula="of:=[.E85]/[.E79]" office:value-type="float" office:value="13.322871883061" calcext:value-type="float">
            <text:p>13,32</text:p>
          </table:table-cell>
          <table:table-cell table:formula="of:=[.F85]/[.F79]" office:value-type="float" office:value="24.5117658690923" calcext:value-type="float">
            <text:p>24,51</text:p>
          </table:table-cell>
          <table:table-cell table:formula="of:=[.G85]/[.G79]" office:value-type="float" office:value="10.3720190779014" calcext:value-type="float">
            <text:p>10,37</text:p>
          </table:table-cell>
          <table:table-cell table:style-name="ce10" table:formula="of:=[.H85]/[.H79]" office:value-type="float" office:value="10.3288059328389" calcext:value-type="float">
            <text:p>10,33</text:p>
          </table:table-cell>
          <table:table-cell table:style-name="ce10" table:formula="of:=[.I85]/[.I79]" office:value-type="float" office:value="12.6770300674985" calcext:value-type="float">
            <text:p>12,68</text:p>
          </table:table-cell>
          <table:table-cell table:style-name="ce13" table:formula="of:=[.J85]/[.J79]" office:value-type="float" office:value="12.6770300674985" calcext:value-type="float">
            <text:p>12,68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5]/[.C80]" office:value-type="float" office:value="11.4509006928406" calcext:value-type="float">
            <text:p>11,45</text:p>
          </table:table-cell>
          <table:table-cell table:formula="of:=[.D85]/[.D80]" office:value-type="float" office:value="10.5719402985075" calcext:value-type="float">
            <text:p>10,57</text:p>
          </table:table-cell>
          <table:table-cell table:formula="of:=[.E85]/[.E80]" office:value-type="float" office:value="13.5131363785021" calcext:value-type="float">
            <text:p>13,51</text:p>
          </table:table-cell>
          <table:table-cell table:formula="of:=[.F85]/[.F80]" office:value-type="float" office:value="29.2211221122112" calcext:value-type="float">
            <text:p>29,22</text:p>
          </table:table-cell>
          <table:table-cell table:formula="of:=[.G85]/[.G80]" office:value-type="float" office:value="10.4843102427472" calcext:value-type="float">
            <text:p>10,48</text:p>
          </table:table-cell>
          <table:table-cell table:style-name="ce10" table:formula="of:=[.H85]/[.H80]" office:value-type="float" office:value="10.4772208604514" calcext:value-type="float">
            <text:p>10,48</text:p>
          </table:table-cell>
          <table:table-cell table:style-name="ce10" table:formula="of:=[.I85]/[.I80]" office:value-type="float" office:value="12.8986472424558" calcext:value-type="float">
            <text:p>12,90</text:p>
          </table:table-cell>
          <table:table-cell table:style-name="ce13" table:formula="of:=[.J85]/[.J80]" office:value-type="float" office:value="12.8986472424558" calcext:value-type="float">
            <text:p>12,9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[.C85]/[.C81]" office:value-type="float" office:value="12.3045463569585" calcext:value-type="float">
            <text:p>12,30</text:p>
          </table:table-cell>
          <table:table-cell table:style-name="ce11" table:formula="of:=[.D85]/[.D81]" office:value-type="float" office:value="10.5764505119454" calcext:value-type="float">
            <text:p>10,58</text:p>
          </table:table-cell>
          <table:table-cell table:style-name="ce11" table:formula="of:=[.E85]/[.E81]" office:value-type="float" office:value="13.4515463917526" calcext:value-type="float">
            <text:p>13,45</text:p>
          </table:table-cell>
          <table:table-cell table:style-name="ce11" table:formula="of:=[.F85]/[.F81]" office:value-type="float" office:value="37.8145210494204" calcext:value-type="float">
            <text:p>37,81</text:p>
          </table:table-cell>
          <table:table-cell table:style-name="ce11" table:formula="of:=[.G85]/[.G81]" office:value-type="float" office:value="10.4560101223113" calcext:value-type="float">
            <text:p>10,46</text:p>
          </table:table-cell>
          <table:table-cell table:style-name="ce11" table:formula="of:=[.H85]/[.H81]" office:value-type="float" office:value="10.4313725490196" calcext:value-type="float">
            <text:p>10,43</text:p>
          </table:table-cell>
          <table:table-cell table:style-name="ce11" table:formula="of:=[.I85]/[.I81]" office:value-type="float" office:value="13.0370214556163" calcext:value-type="float">
            <text:p>13,04</text:p>
          </table:table-cell>
          <table:table-cell table:style-name="ce14" table:formula="of:=[.J85]/[.J81]" office:value-type="float" office:value="13.0370214556163" calcext:value-type="float">
            <text:p>13,04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1440 Units Efficiency</text:p>
          </table:table-cell>
          <table:table-cell table:style-name="Default" office:value-type="string" calcext:value-type="string">
            <text:p>Batches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1 Batches 1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1 S</text:p>
          </table:table-cell>
          <table:table-cell table:style-name="ce6" office:value-type="float" office:value="1239.56" calcext:value-type="float">
            <text:p>1239,56</text:p>
          </table:table-cell>
          <table:table-cell table:number-columns-repeated="4" office:value-type="float" office:value="1239.56" calcext:value-type="float">
            <text:p>1239,56</text:p>
          </table:table-cell>
          <table:table-cell table:number-columns-repeated="2" table:style-name="ce10" office:value-type="float" office:value="1239.56" calcext:value-type="float">
            <text:p>1239,56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 SJ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87]/[.B96]" office:value-type="float" office:value="5.44813642756681" calcext:value-type="float">
            <text:p>5,45</text:p>
          </table:table-cell>
          <table:table-cell table:formula="of:=[.D87]/[.B96]" office:value-type="float" office:value="5.07060459788923" calcext:value-type="float">
            <text:p>5,07</text:p>
          </table:table-cell>
          <table:table-cell table:formula="of:=[.E87]/[.B96]" office:value-type="float" office:value="6.36978417266187" calcext:value-type="float">
            <text:p>6,37</text:p>
          </table:table-cell>
          <table:table-cell table:formula="of:=[.F87]/[.B96]" office:value-type="float" office:value="12.0019364833462" calcext:value-type="float">
            <text:p>12,00</text:p>
          </table:table-cell>
          <table:table-cell table:formula="of:=[.G87]/[.B96]" office:value-type="float" office:value="5.00994260771158" calcext:value-type="float">
            <text:p>5,01</text:p>
          </table:table-cell>
          <table:table-cell table:style-name="ce10" table:formula="of:=[.H87]/[.B96]" office:value-type="float" office:value="5.00508762012436" calcext:value-type="float">
            <text:p>5,01</text:p>
          </table:table-cell>
          <table:table-cell table:style-name="ce10" table:formula="of:=[.I87]/[.B96]" office:value-type="float" office:value="6.10500394011032" calcext:value-type="float">
            <text:p>6,11</text:p>
          </table:table-cell>
          <table:table-cell table:style-name="ce13" table:formula="of:=[.J87]/[.B96]" office:value-type="float" office:value="6.10500394011032" calcext:value-type="float">
            <text:p>6,11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88]/[.B97]" office:value-type="float" office:value="2.82000182000182" calcext:value-type="float">
            <text:p>2,82</text:p>
          </table:table-cell>
          <table:table-cell table:formula="of:=[.D88]/[.B97]" office:value-type="float" office:value="2.61665118635481" calcext:value-type="float">
            <text:p>2,62</text:p>
          </table:table-cell>
          <table:table-cell table:formula="of:=[.E88]/[.B97]" office:value-type="float" office:value="3.33071797076526" calcext:value-type="float">
            <text:p>3,33</text:p>
          </table:table-cell>
          <table:table-cell table:formula="of:=[.F88]/[.B97]" office:value-type="float" office:value="6.12794146727309" calcext:value-type="float">
            <text:p>6,13</text:p>
          </table:table-cell>
          <table:table-cell table:formula="of:=[.G88]/[.B97]" office:value-type="float" office:value="2.59300476947536" calcext:value-type="float">
            <text:p>2,59</text:p>
          </table:table-cell>
          <table:table-cell table:style-name="ce10" table:formula="of:=[.H88]/[.B97]" office:value-type="float" office:value="2.58220148320973" calcext:value-type="float">
            <text:p>2,58</text:p>
          </table:table-cell>
          <table:table-cell table:style-name="ce10" table:formula="of:=[.I88]/[.B97]" office:value-type="float" office:value="3.16925751687462" calcext:value-type="float">
            <text:p>3,17</text:p>
          </table:table-cell>
          <table:table-cell table:style-name="ce13" table:formula="of:=[.J88]/[.B97]" office:value-type="float" office:value="3.16925751687462" calcext:value-type="float">
            <text:p>3,17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9]/[.B98]" office:value-type="float" office:value="1.90848344880677" calcext:value-type="float">
            <text:p>1,91</text:p>
          </table:table-cell>
          <table:table-cell table:formula="of:=[.D89]/[.B98]" office:value-type="float" office:value="1.76199004975124" calcext:value-type="float">
            <text:p>1,76</text:p>
          </table:table-cell>
          <table:table-cell table:formula="of:=[.E89]/[.B98]" office:value-type="float" office:value="2.25218939641702" calcext:value-type="float">
            <text:p>2,25</text:p>
          </table:table-cell>
          <table:table-cell table:formula="of:=[.F89]/[.B98]" office:value-type="float" office:value="4.87018701870187" calcext:value-type="float">
            <text:p>4,87</text:p>
          </table:table-cell>
          <table:table-cell table:formula="of:=[.G89]/[.B98]" office:value-type="float" office:value="1.74738504045786" calcext:value-type="float">
            <text:p>1,75</text:p>
          </table:table-cell>
          <table:table-cell table:style-name="ce10" table:formula="of:=[.H89]/[.B98]" office:value-type="float" office:value="1.74620347674189" calcext:value-type="float">
            <text:p>1,75</text:p>
          </table:table-cell>
          <table:table-cell table:style-name="ce10" table:formula="of:=[.I89]/[.B98]" office:value-type="float" office:value="2.1497745404093" calcext:value-type="float">
            <text:p>2,15</text:p>
          </table:table-cell>
          <table:table-cell table:style-name="ce13" table:formula="of:=[.J89]/[.B98]" office:value-type="float" office:value="2.1497745404093" calcext:value-type="float">
            <text:p>2,15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[.C90]/[.B99]" office:value-type="float" office:value="1.53806829461981" calcext:value-type="float">
            <text:p>1,54</text:p>
          </table:table-cell>
          <table:table-cell table:style-name="ce11" table:formula="of:=[.D90]/[.B99]" office:value-type="float" office:value="1.32205631399317" calcext:value-type="float">
            <text:p>1,32</text:p>
          </table:table-cell>
          <table:table-cell table:style-name="ce11" table:formula="of:=[.E90]/[.B99]" office:value-type="float" office:value="1.68144329896907" calcext:value-type="float">
            <text:p>1,68</text:p>
          </table:table-cell>
          <table:table-cell table:style-name="ce11" table:formula="of:=[.F90]/[.B99]" office:value-type="float" office:value="4.72681513117755" calcext:value-type="float">
            <text:p>4,73</text:p>
          </table:table-cell>
          <table:table-cell table:style-name="ce11" table:formula="of:=[.G90]/[.B99]" office:value-type="float" office:value="1.30700126528891" calcext:value-type="float">
            <text:p>1,31</text:p>
          </table:table-cell>
          <table:table-cell table:style-name="ce11" table:formula="of:=[.H90]/[.B99]" office:value-type="float" office:value="1.30392156862745" calcext:value-type="float">
            <text:p>1,30</text:p>
          </table:table-cell>
          <table:table-cell table:style-name="ce11" table:formula="of:=[.I90]/[.B99]" office:value-type="float" office:value="1.62962768195204" calcext:value-type="float">
            <text:p>1,63</text:p>
          </table:table-cell>
          <table:table-cell table:style-name="ce14" table:formula="of:=[.J90]/[.B99]" office:value-type="float" office:value="1.62962768195204" calcext:value-type="float">
            <text:p>1,63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18:19:20.548000000</meta:creation-date>
    <dc:date>2024-04-08T04:10:42.182000000</dc:date>
    <meta:editing-duration>PT9H51M3S</meta:editing-duration>
    <meta:editing-cycles>37</meta:editing-cycles>
    <meta:generator>LibreOffice/7.5.2.2$Windows_X86_64 LibreOffice_project/53bb9681a964705cf672590721dbc85eb4d0c3a2</meta:generator>
    <meta:document-statistic meta:table-count="2" meta:cell-count="2422" meta:object-count="1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4.625cm" svg:y="0.316cm" chart:style-name="ch2">
          <text:p>Flocking 8 Threads Performance </text:p>
        </chart:title>
        <chart:subtitle svg:x="6.516cm" svg:y="1.275cm" chart:style-name="ch3">
          <text:p>Batch Variations</text:p>
        </chart:subtitle>
        <chart:legend chart:legend-position="end" svg:x="14.693cm" svg:y="2.461cm" style:legend-expansion="high" chart:style-name="ch4"/>
        <chart:plot-area chart:style-name="ch5" table:cell-range-address="'Flocking (Thread fixed and Units Fixed)'.AA2:'Flocking (Thread fixed and Units Fixed)'.AA9 'Flocking (Thread fixed and Units Fixed)'.AC2:'Flocking (Thread fixed and Units Fixed)'.AJ9" chart:data-source-has-labels="both" svg:x="1.331cm" svg:y="2.138cm" svg:width="12.161cm" svg:height="5.708cm">
          <chart:coordinate-region svg:x="2.138cm" svg:y="2.337cm" svg:width="11.354cm" svg:height="4.862cm"/>
          <chart:axis chart:dimension="x" chart:name="primary-x" chart:style-name="ch6" chartooo:axis-type="auto">
            <chartooo:date-scale/>
            <chart:title svg:x="6.983cm" svg:y="8.026cm" chart:style-name="ch7">
              <text:p>Units</text:p>
            </chart:title>
            <chart:categories table:cell-range-address="'Flocking (Thread fixed and Units Fixed)'.AA3:'Flocking (Thread fixed and Units Fixed)'.AA9"/>
          </chart:axis>
          <chart:axis chart:dimension="y" chart:name="primary-y" chart:style-name="ch8">
            <chart:title svg:x="0.451cm" svg:y="5.83cm" chart:style-name="ch9">
              <text:p>Time in ms</text:p>
            </chart:title>
            <chart:grid chart:style-name="ch10" chart:class="major"/>
          </chart:axis>
          <chart:axis chart:dimension="y" chart:name="secondary-y" chart:style-name="ch11">
            <chart:title svg:x="13.812cm" svg:y="5.631cm" chart:style-name="ch9">
              <text:p>Batches</text:p>
            </chart:title>
          </chart:axis>
          <chart:series chart:attached-axis="primary-y" chart:style-name="ch12" chart:values-cell-range-address="'Flocking (Thread fixed and Units Fixed)'.AC3:'Flocking (Thread fixed and Units Fixed)'.AC9" chart:label-cell-address="'Flocking (Thread fixed and Units Fixed)'.AC2:'Flocking (Thread fixed and Units Fixed)'.AC2" chart:class="chart:bar">
            <chart:data-point chart:repeated="7"/>
            <loext:propertry-mapping loext:property="BorderColor" loext:cell-range-address=""/>
          </chart:series>
          <chart:series chart:attached-axis="primary-y" chart:style-name="ch13" chart:values-cell-range-address="'Flocking (Thread fixed and Units Fixed)'.AD3:'Flocking (Thread fixed and Units Fixed)'.AD9" chart:label-cell-address="'Flocking (Thread fixed and Units Fixed)'.AD2:'Flocking (Thread fixed and Units Fixed)'.AD2" chart:class="chart:bar">
            <chart:data-point chart:repeated="7"/>
          </chart:series>
          <chart:series chart:attached-axis="primary-y" chart:style-name="ch14" chart:values-cell-range-address="'Flocking (Thread fixed and Units Fixed)'.AE3:'Flocking (Thread fixed and Units Fixed)'.AE9" chart:label-cell-address="'Flocking (Thread fixed and Units Fixed)'.AE2:'Flocking (Thread fixed and Units Fixed)'.AE2" chart:class="chart:bar">
            <chart:data-point chart:repeated="7"/>
          </chart:series>
          <chart:series chart:attached-axis="primary-y" chart:style-name="ch15" chart:values-cell-range-address="'Flocking (Thread fixed and Units Fixed)'.AF3:'Flocking (Thread fixed and Units Fixed)'.AF9" chart:label-cell-address="'Flocking (Thread fixed and Units Fixed)'.AF2:'Flocking (Thread fixed and Units Fixed)'.AF2" chart:class="chart:bar">
            <chart:data-point chart:repeated="7"/>
          </chart:series>
          <chart:series chart:attached-axis="primary-y" chart:style-name="ch16" chart:values-cell-range-address="'Flocking (Thread fixed and Units Fixed)'.AG3:'Flocking (Thread fixed and Units Fixed)'.AG9" chart:label-cell-address="'Flocking (Thread fixed and Units Fixed)'.AG2:'Flocking (Thread fixed and Units Fixed)'.AG2" chart:class="chart:bar">
            <chart:data-point chart:repeated="7"/>
          </chart:series>
          <chart:series chart:attached-axis="primary-y" chart:style-name="ch17" chart:values-cell-range-address="'Flocking (Thread fixed and Units Fixed)'.AH3:'Flocking (Thread fixed and Units Fixed)'.AH9" chart:label-cell-address="'Flocking (Thread fixed and Units Fixed)'.AH2:'Flocking (Thread fixed and Units Fixed)'.AH2" chart:class="chart:bar">
            <chart:data-point chart:repeated="7"/>
          </chart:series>
          <chart:series chart:attached-axis="primary-y" chart:style-name="ch18" chart:values-cell-range-address="'Flocking (Thread fixed and Units Fixed)'.AI3:'Flocking (Thread fixed and Units Fixed)'.AI9" chart:label-cell-address="'Flocking (Thread fixed and Units Fixed)'.AI2:'Flocking (Thread fixed and Units Fixed)'.AI2" chart:class="chart:bar">
            <chart:data-point chart:repeated="7"/>
          </chart:series>
          <chart:series chart:attached-axis="primary-y" chart:style-name="ch19" chart:values-cell-range-address="'Flocking (Thread fixed and Units Fixed)'.AJ3:'Flocking (Thread fixed and Units Fixed)'.AJ9" chart:label-cell-address="'Flocking (Thread fixed and Units Fixed)'.AJ2:'Flocking (Thread fixed and Units Fixed)'.AJ2" chart:class="chart:bar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locking (Thread fixed and Units Fixed)'.AC2:'Flocking (Thread fixed and Units Fixed)'.AC2</svg:desc>
                </draw:g>
              </table:table-cell>
              <table:table-cell office:value-type="string">
                <text:p/>
              </table:table-cell>
              <table:table-cell office:value-type="string">
                <text:p>2</text:p>
                <draw:g>
                  <svg:desc>'Flocking (Thread fixed and Units Fixed)'.AD2:'Flocking (Thread fixed and Units Fixed)'.AD2</svg:desc>
                </draw:g>
              </table:table-cell>
              <table:table-cell office:value-type="string">
                <text:p>4</text:p>
                <draw:g>
                  <svg:desc>'Flocking (Thread fixed and Units Fixed)'.AE2:'Flocking (Thread fixed and Units Fixed)'.AE2</svg:desc>
                </draw:g>
              </table:table-cell>
              <table:table-cell office:value-type="string">
                <text:p>8</text:p>
                <draw:g>
                  <svg:desc>'Flocking (Thread fixed and Units Fixed)'.AF2:'Flocking (Thread fixed and Units Fixed)'.AF2</svg:desc>
                </draw:g>
              </table:table-cell>
              <table:table-cell office:value-type="string">
                <text:p>16</text:p>
                <draw:g>
                  <svg:desc>'Flocking (Thread fixed and Units Fixed)'.AG2:'Flocking (Thread fixed and Units Fixed)'.AG2</svg:desc>
                </draw:g>
              </table:table-cell>
              <table:table-cell office:value-type="string">
                <text:p>32</text:p>
                <draw:g>
                  <svg:desc>'Flocking (Thread fixed and Units Fixed)'.AH2:'Flocking (Thread fixed and Units Fixed)'.AH2</svg:desc>
                </draw:g>
              </table:table-cell>
              <table:table-cell office:value-type="string">
                <text:p>64</text:p>
                <draw:g>
                  <svg:desc>'Flocking (Thread fixed and Units Fixed)'.AI2:'Flocking (Thread fixed and Units Fixed)'.AI2</svg:desc>
                </draw:g>
              </table:table-cell>
              <table:table-cell office:value-type="string">
                <text:p>128</text:p>
                <draw:g>
                  <svg:desc>'Flocking (Thread fixed and Units Fixed)'.AJ2:'Flocking (Thread fixed and Units Fixed)'.AJ2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Flocking (Thread fixed and Units Fixed)'.AA3:'Flocking (Thread fixed and Units Fixed)'.AA9</svg:desc>
                </draw:g>
              </table:table-cell>
              <table:table-cell office:value-type="float" office:value="103.643333333333">
                <text:p>103.643333333333</text:p>
                <draw:g>
                  <svg:desc>'Flocking (Thread fixed and Units Fixed)'.AC3:'Flocking (Thread fixed and Units Fixed)'.AC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44.63">
                <text:p>144.63</text:p>
                <draw:g>
                  <svg:desc>'Flocking (Thread fixed and Units Fixed)'.AD3:'Flocking (Thread fixed and Units Fixed)'.AD9</svg:desc>
                </draw:g>
              </table:table-cell>
              <table:table-cell office:value-type="float" office:value="113.03">
                <text:p>113.03</text:p>
                <draw:g>
                  <svg:desc>'Flocking (Thread fixed and Units Fixed)'.AE3:'Flocking (Thread fixed and Units Fixed)'.AE9</svg:desc>
                </draw:g>
              </table:table-cell>
              <table:table-cell office:value-type="float" office:value="36.64">
                <text:p>36.64</text:p>
                <draw:g>
                  <svg:desc>'Flocking (Thread fixed and Units Fixed)'.AF3:'Flocking (Thread fixed and Units Fixed)'.AF9</svg:desc>
                </draw:g>
              </table:table-cell>
              <table:table-cell office:value-type="float" office:value="148.38">
                <text:p>148.38</text:p>
                <draw:g>
                  <svg:desc>'Flocking (Thread fixed and Units Fixed)'.AG3:'Flocking (Thread fixed and Units Fixed)'.AG9</svg:desc>
                </draw:g>
              </table:table-cell>
              <table:table-cell office:value-type="float" office:value="149.89">
                <text:p>149.89</text:p>
                <draw:g>
                  <svg:desc>'Flocking (Thread fixed and Units Fixed)'.AH3:'Flocking (Thread fixed and Units Fixed)'.AH9</svg:desc>
                </draw:g>
              </table:table-cell>
              <table:table-cell office:value-type="float" office:value="138.24">
                <text:p>138.24</text:p>
                <draw:g>
                  <svg:desc>'Flocking (Thread fixed and Units Fixed)'.AI3:'Flocking (Thread fixed and Units Fixed)'.AI9</svg:desc>
                </draw:g>
              </table:table-cell>
              <table:table-cell office:value-type="float" office:value="139.38">
                <text:p>139.38</text:p>
                <draw:g>
                  <svg:desc>'Flocking (Thread fixed and Units Fixed)'.AJ3:'Flocking (Thread fixed and Units Fixed)'.AJ9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5.436666666667">
                <text:p>115.436666666667</text:p>
              </table:table-cell>
              <table:table-cell office:value-type="float" office:value="NaN">
                <text:p>NaN</text:p>
              </table:table-cell>
              <table:table-cell office:value-type="float" office:value="160.05">
                <text:p>160.05</text:p>
              </table:table-cell>
              <table:table-cell office:value-type="float" office:value="122.14">
                <text:p>122.14</text:p>
              </table:table-cell>
              <table:table-cell office:value-type="float" office:value="51.7">
                <text:p>51.7</text:p>
              </table:table-cell>
              <table:table-cell office:value-type="float" office:value="152.65">
                <text:p>152.65</text:p>
              </table:table-cell>
              <table:table-cell office:value-type="float" office:value="151.77">
                <text:p>151.77</text:p>
              </table:table-cell>
              <table:table-cell office:value-type="float" office:value="146.62">
                <text:p>146.62</text:p>
              </table:table-cell>
              <table:table-cell office:value-type="float" office:value="151.69">
                <text:p>151.6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54.308333333333">
                <text:p>154.308333333333</text:p>
              </table:table-cell>
              <table:table-cell office:value-type="float" office:value="NaN">
                <text:p>NaN</text:p>
              </table:table-cell>
              <table:table-cell office:value-type="float" office:value="169.01">
                <text:p>169.01</text:p>
              </table:table-cell>
              <table:table-cell office:value-type="float" office:value="144.26">
                <text:p>144.26</text:p>
              </table:table-cell>
              <table:table-cell office:value-type="float" office:value="76.05">
                <text:p>76.05</text:p>
              </table:table-cell>
              <table:table-cell office:value-type="float" office:value="175.13">
                <text:p>175.13</text:p>
              </table:table-cell>
              <table:table-cell office:value-type="float" office:value="175.08">
                <text:p>175.08</text:p>
              </table:table-cell>
              <table:table-cell office:value-type="float" office:value="169.48">
                <text:p>169.48</text:p>
              </table:table-cell>
              <table:table-cell office:value-type="float" office:value="178.89">
                <text:p>178.8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70.814166666667">
                <text:p>170.814166666667</text:p>
              </table:table-cell>
              <table:table-cell office:value-type="float" office:value="NaN">
                <text:p>NaN</text:p>
              </table:table-cell>
              <table:table-cell office:value-type="float" office:value="200.12">
                <text:p>200.12</text:p>
              </table:table-cell>
              <table:table-cell office:value-type="float" office:value="169.03">
                <text:p>169.03</text:p>
              </table:table-cell>
              <table:table-cell office:value-type="float" office:value="100.72">
                <text:p>100.72</text:p>
              </table:table-cell>
              <table:table-cell office:value-type="float" office:value="199">
                <text:p>199</text:p>
              </table:table-cell>
              <table:table-cell office:value-type="float" office:value="197.26">
                <text:p>197.26</text:p>
              </table:table-cell>
              <table:table-cell office:value-type="float" office:value="195.32">
                <text:p>195.32</text:p>
              </table:table-cell>
              <table:table-cell office:value-type="float" office:value="198.49">
                <text:p>198.4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03.529166666667">
                <text:p>203.529166666667</text:p>
              </table:table-cell>
              <table:table-cell office:value-type="float" office:value="NaN">
                <text:p>NaN</text:p>
              </table:table-cell>
              <table:table-cell office:value-type="float" office:value="218.82">
                <text:p>218.82</text:p>
              </table:table-cell>
              <table:table-cell office:value-type="float" office:value="196.28">
                <text:p>196.28</text:p>
              </table:table-cell>
              <table:table-cell office:value-type="float" office:value="181.37">
                <text:p>181.37</text:p>
              </table:table-cell>
              <table:table-cell office:value-type="float" office:value="218.31">
                <text:p>218.31</text:p>
              </table:table-cell>
              <table:table-cell office:value-type="float" office:value="220.94">
                <text:p>220.94</text:p>
              </table:table-cell>
              <table:table-cell office:value-type="float" office:value="217.12">
                <text:p>217.12</text:p>
              </table:table-cell>
              <table:table-cell office:value-type="float" office:value="216.42">
                <text:p>216.4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25.935">
                <text:p>225.935</text:p>
              </table:table-cell>
              <table:table-cell office:value-type="float" office:value="NaN">
                <text:p>NaN</text:p>
              </table:table-cell>
              <table:table-cell office:value-type="float" office:value="242.14">
                <text:p>242.14</text:p>
              </table:table-cell>
              <table:table-cell office:value-type="float" office:value="222.16">
                <text:p>222.16</text:p>
              </table:table-cell>
              <table:table-cell office:value-type="float" office:value="314.02">
                <text:p>314.02</text:p>
              </table:table-cell>
              <table:table-cell office:value-type="float" office:value="243.19">
                <text:p>243.19</text:p>
              </table:table-cell>
              <table:table-cell office:value-type="float" office:value="244.2">
                <text:p>244.2</text:p>
              </table:table-cell>
              <table:table-cell office:value-type="float" office:value="245">
                <text:p>245</text:p>
              </table:table-cell>
              <table:table-cell office:value-type="float" office:value="243.23">
                <text:p>243.2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48.9375">
                <text:p>248.9375</text:p>
              </table:table-cell>
              <table:table-cell office:value-type="float" office:value="NaN">
                <text:p>NaN</text:p>
              </table:table-cell>
              <table:table-cell office:value-type="float" office:value="258.4">
                <text:p>258.4</text:p>
              </table:table-cell>
              <table:table-cell office:value-type="float" office:value="238.65">
                <text:p>238.65</text:p>
              </table:table-cell>
              <table:table-cell office:value-type="float" office:value="368.32">
                <text:p>368.32</text:p>
              </table:table-cell>
              <table:table-cell office:value-type="float" office:value="259.61">
                <text:p>259.61</text:p>
              </table:table-cell>
              <table:table-cell office:value-type="float" office:value="257.82">
                <text:p>257.82</text:p>
              </table:table-cell>
              <table:table-cell office:value-type="float" office:value="316.39">
                <text:p>316.39</text:p>
              </table:table-cell>
              <table:table-cell office:value-type="float" office:value="259.99">
                <text:p>259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251cm" svg:y="0.316cm" chart:style-name="ch2">
          <text:p>Find Nearest 8 Threads Performance</text:p>
        </chart:title>
        <chart:subtitle svg:x="6.513cm" svg:y="1.275cm" chart:style-name="ch3">
          <text:p>Batch Variations</text:p>
        </chart:subtitle>
        <chart:legend chart:legend-position="end" svg:x="14.687cm" svg:y="2.461cm" style:legend-expansion="high" chart:style-name="ch4"/>
        <chart:plot-area chart:style-name="ch5" table:cell-range-address="'Find Nearest (Thread fixed and Units Fixed)_2'.AA2:'Find Nearest (Thread fixed and Units Fixed)_2'.AA9 'Find Nearest (Thread fixed and Units Fixed)_2'.AC2:'Find Nearest (Thread fixed and Units Fixed)_2'.AJ9" chart:data-source-has-labels="both" svg:x="1.33cm" svg:y="2.138cm" svg:width="12.158cm" svg:height="5.707cm">
          <chart:coordinate-region svg:x="2.137cm" svg:y="2.337cm" svg:width="11.351cm" svg:height="4.861cm"/>
          <chart:axis chart:dimension="x" chart:name="primary-x" chart:style-name="ch6" chartooo:axis-type="auto">
            <chartooo:date-scale/>
            <chart:title svg:x="6.981cm" svg:y="8.025cm" chart:style-name="ch7">
              <text:p>Units</text:p>
            </chart:title>
            <chart:categories table:cell-range-address="'Find Nearest (Thread fixed and Units Fixed)_2'.AA3:'Find Nearest (Thread fixed and Units Fixed)_2'.AA9"/>
          </chart:axis>
          <chart:axis chart:dimension="y" chart:name="primary-y" chart:style-name="ch8">
            <chart:title svg:x="0.451cm" svg:y="5.829cm" chart:style-name="ch9">
              <text:p>Time in ms</text:p>
            </chart:title>
            <chart:grid chart:style-name="ch10" chart:class="major"/>
          </chart:axis>
          <chart:axis chart:dimension="y" chart:name="secondary-y" chart:style-name="ch11">
            <chart:title svg:x="13.807cm" svg:y="5.63cm" chart:style-name="ch9">
              <text:p>Batches</text:p>
            </chart:title>
          </chart:axis>
          <chart:series chart:attached-axis="primary-y" chart:style-name="ch12" chart:values-cell-range-address="'Find Nearest (Thread fixed and Units Fixed)_2'.AC3:'Find Nearest (Thread fixed and Units Fixed)_2'.AC9" chart:label-cell-address="'Find Nearest (Thread fixed and Units Fixed)_2'.AC2:'Find Nearest (Thread fixed and Units Fixed)_2'.AC2" chart:class="chart:bar">
            <chart:data-point chart:repeated="7"/>
          </chart:series>
          <chart:series chart:attached-axis="primary-y" chart:style-name="ch13" chart:values-cell-range-address="'Find Nearest (Thread fixed and Units Fixed)_2'.AD3:'Find Nearest (Thread fixed and Units Fixed)_2'.AD9" chart:label-cell-address="'Find Nearest (Thread fixed and Units Fixed)_2'.AD2:'Find Nearest (Thread fixed and Units Fixed)_2'.AD2" chart:class="chart:bar">
            <chart:data-point chart:repeated="7"/>
          </chart:series>
          <chart:series chart:attached-axis="primary-y" chart:style-name="ch14" chart:values-cell-range-address="'Find Nearest (Thread fixed and Units Fixed)_2'.AE3:'Find Nearest (Thread fixed and Units Fixed)_2'.AE9" chart:label-cell-address="'Find Nearest (Thread fixed and Units Fixed)_2'.AE2:'Find Nearest (Thread fixed and Units Fixed)_2'.AE2" chart:class="chart:bar">
            <chart:data-point chart:repeated="7"/>
          </chart:series>
          <chart:series chart:attached-axis="primary-y" chart:style-name="ch15" chart:values-cell-range-address="'Find Nearest (Thread fixed and Units Fixed)_2'.AF3:'Find Nearest (Thread fixed and Units Fixed)_2'.AF9" chart:label-cell-address="'Find Nearest (Thread fixed and Units Fixed)_2'.AF2:'Find Nearest (Thread fixed and Units Fixed)_2'.AF2" chart:class="chart:bar">
            <chart:data-point chart:repeated="7"/>
          </chart:series>
          <chart:series chart:attached-axis="primary-y" chart:style-name="ch16" chart:values-cell-range-address="'Find Nearest (Thread fixed and Units Fixed)_2'.AG3:'Find Nearest (Thread fixed and Units Fixed)_2'.AG9" chart:label-cell-address="'Find Nearest (Thread fixed and Units Fixed)_2'.AG2:'Find Nearest (Thread fixed and Units Fixed)_2'.AG2" chart:class="chart:bar">
            <chart:data-point chart:repeated="7"/>
          </chart:series>
          <chart:series chart:attached-axis="primary-y" chart:style-name="ch17" chart:values-cell-range-address="'Find Nearest (Thread fixed and Units Fixed)_2'.AH3:'Find Nearest (Thread fixed and Units Fixed)_2'.AH9" chart:label-cell-address="'Find Nearest (Thread fixed and Units Fixed)_2'.AH2:'Find Nearest (Thread fixed and Units Fixed)_2'.AH2" chart:class="chart:bar">
            <chart:data-point chart:repeated="7"/>
          </chart:series>
          <chart:series chart:attached-axis="primary-y" chart:style-name="ch18" chart:values-cell-range-address="'Find Nearest (Thread fixed and Units Fixed)_2'.AI3:'Find Nearest (Thread fixed and Units Fixed)_2'.AI9" chart:label-cell-address="'Find Nearest (Thread fixed and Units Fixed)_2'.AI2:'Find Nearest (Thread fixed and Units Fixed)_2'.AI2" chart:class="chart:bar">
            <chart:data-point chart:repeated="7"/>
          </chart:series>
          <chart:series chart:attached-axis="primary-y" chart:style-name="ch19" chart:values-cell-range-address="'Find Nearest (Thread fixed and Units Fixed)_2'.AJ3:'Find Nearest (Thread fixed and Units Fixed)_2'.AJ9" chart:label-cell-address="'Find Nearest (Thread fixed and Units Fixed)_2'.AJ2:'Find Nearest (Thread fixed and Units Fixed)_2'.AJ2" chart:class="chart:bar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ind Nearest (Thread fixed and Units Fixed)_2'.AC2:'Find Nearest (Thread fixed and Units Fixed)_2'.AC2</svg:desc>
                </draw:g>
              </table:table-cell>
              <table:table-cell office:value-type="string">
                <text:p>2</text:p>
                <draw:g>
                  <svg:desc>'Find Nearest (Thread fixed and Units Fixed)_2'.AD2:'Find Nearest (Thread fixed and Units Fixed)_2'.AD2</svg:desc>
                </draw:g>
              </table:table-cell>
              <table:table-cell office:value-type="string">
                <text:p>4</text:p>
                <draw:g>
                  <svg:desc>'Find Nearest (Thread fixed and Units Fixed)_2'.AE2:'Find Nearest (Thread fixed and Units Fixed)_2'.AE2</svg:desc>
                </draw:g>
              </table:table-cell>
              <table:table-cell office:value-type="string">
                <text:p>8</text:p>
                <draw:g>
                  <svg:desc>'Find Nearest (Thread fixed and Units Fixed)_2'.AF2:'Find Nearest (Thread fixed and Units Fixed)_2'.AF2</svg:desc>
                </draw:g>
              </table:table-cell>
              <table:table-cell office:value-type="string">
                <text:p>16</text:p>
                <draw:g>
                  <svg:desc>'Find Nearest (Thread fixed and Units Fixed)_2'.AG2:'Find Nearest (Thread fixed and Units Fixed)_2'.AG2</svg:desc>
                </draw:g>
              </table:table-cell>
              <table:table-cell office:value-type="string">
                <text:p>32</text:p>
                <draw:g>
                  <svg:desc>'Find Nearest (Thread fixed and Units Fixed)_2'.AH2:'Find Nearest (Thread fixed and Units Fixed)_2'.AH2</svg:desc>
                </draw:g>
              </table:table-cell>
              <table:table-cell office:value-type="string">
                <text:p>64</text:p>
                <draw:g>
                  <svg:desc>'Find Nearest (Thread fixed and Units Fixed)_2'.AI2:'Find Nearest (Thread fixed and Units Fixed)_2'.AI2</svg:desc>
                </draw:g>
              </table:table-cell>
              <table:table-cell office:value-type="string">
                <text:p>128</text:p>
                <draw:g>
                  <svg:desc>'Find Nearest (Thread fixed and Units Fixed)_2'.AJ2:'Find Nearest (Thread fixed and Units Fixed)_2'.AJ2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Find Nearest (Thread fixed and Units Fixed)_2'.AA3:'Find Nearest (Thread fixed and Units Fixed)_2'.AA9</svg:desc>
                </draw:g>
              </table:table-cell>
              <table:table-cell office:value-type="float" office:value="75.54">
                <text:p>75.54</text:p>
                <draw:g>
                  <svg:desc>'Find Nearest (Thread fixed and Units Fixed)_2'.AC3:'Find Nearest (Thread fixed and Units Fixed)_2'.AC9</svg:desc>
                </draw:g>
              </table:table-cell>
              <table:table-cell office:value-type="float" office:value="91.74">
                <text:p>91.74</text:p>
                <draw:g>
                  <svg:desc>'Find Nearest (Thread fixed and Units Fixed)_2'.AD3:'Find Nearest (Thread fixed and Units Fixed)_2'.AD9</svg:desc>
                </draw:g>
              </table:table-cell>
              <table:table-cell office:value-type="float" office:value="64.18">
                <text:p>64.18</text:p>
                <draw:g>
                  <svg:desc>'Find Nearest (Thread fixed and Units Fixed)_2'.AE3:'Find Nearest (Thread fixed and Units Fixed)_2'.AE9</svg:desc>
                </draw:g>
              </table:table-cell>
              <table:table-cell office:value-type="float" office:value="33.48">
                <text:p>33.48</text:p>
                <draw:g>
                  <svg:desc>'Find Nearest (Thread fixed and Units Fixed)_2'.AF3:'Find Nearest (Thread fixed and Units Fixed)_2'.AF9</svg:desc>
                </draw:g>
              </table:table-cell>
              <table:table-cell office:value-type="float" office:value="87.31">
                <text:p>87.31</text:p>
                <draw:g>
                  <svg:desc>'Find Nearest (Thread fixed and Units Fixed)_2'.AG3:'Find Nearest (Thread fixed and Units Fixed)_2'.AG9</svg:desc>
                </draw:g>
              </table:table-cell>
              <table:table-cell office:value-type="float" office:value="88.54">
                <text:p>88.54</text:p>
                <draw:g>
                  <svg:desc>'Find Nearest (Thread fixed and Units Fixed)_2'.AH3:'Find Nearest (Thread fixed and Units Fixed)_2'.AH9</svg:desc>
                </draw:g>
              </table:table-cell>
              <table:table-cell office:value-type="float" office:value="63.87">
                <text:p>63.87</text:p>
                <draw:g>
                  <svg:desc>'Find Nearest (Thread fixed and Units Fixed)_2'.AI3:'Find Nearest (Thread fixed and Units Fixed)_2'.AI9</svg:desc>
                </draw:g>
              </table:table-cell>
              <table:table-cell office:value-type="float" office:value="63.87">
                <text:p>63.87</text:p>
                <draw:g>
                  <svg:desc>'Find Nearest (Thread fixed and Units Fixed)_2'.AJ3:'Find Nearest (Thread fixed and Units Fixed)_2'.AJ9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8.23">
                <text:p>78.23</text:p>
              </table:table-cell>
              <table:table-cell office:value-type="float" office:value="96.19">
                <text:p>96.19</text:p>
              </table:table-cell>
              <table:table-cell office:value-type="float" office:value="65.49">
                <text:p>65.49</text:p>
              </table:table-cell>
              <table:table-cell office:value-type="float" office:value="39.02">
                <text:p>39.02</text:p>
              </table:table-cell>
              <table:table-cell office:value-type="float" office:value="92.59">
                <text:p>92.59</text:p>
              </table:table-cell>
              <table:table-cell office:value-type="float" office:value="91.12">
                <text:p>91.12</text:p>
              </table:table-cell>
              <table:table-cell office:value-type="float" office:value="65.57">
                <text:p>65.57</text:p>
              </table:table-cell>
              <table:table-cell office:value-type="float" office:value="65.57">
                <text:p>65.5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82.99">
                <text:p>82.99</text:p>
              </table:table-cell>
              <table:table-cell office:value-type="float" office:value="98.15">
                <text:p>98.15</text:p>
              </table:table-cell>
              <table:table-cell office:value-type="float" office:value="69.19">
                <text:p>69.19</text:p>
              </table:table-cell>
              <table:table-cell office:value-type="float" office:value="66.46">
                <text:p>66.46</text:p>
              </table:table-cell>
              <table:table-cell office:value-type="float" office:value="93.57">
                <text:p>93.57</text:p>
              </table:table-cell>
              <table:table-cell office:value-type="float" office:value="98.56">
                <text:p>98.56</text:p>
              </table:table-cell>
              <table:table-cell office:value-type="float" office:value="69.56">
                <text:p>69.56</text:p>
              </table:table-cell>
              <table:table-cell office:value-type="float" office:value="69.56">
                <text:p>69.5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88.87">
                <text:p>88.87</text:p>
              </table:table-cell>
              <table:table-cell office:value-type="float" office:value="99.96">
                <text:p>99.96</text:p>
              </table:table-cell>
              <table:table-cell office:value-type="float" office:value="73.21">
                <text:p>73.21</text:p>
              </table:table-cell>
              <table:table-cell office:value-type="float" office:value="63.15">
                <text:p>63.15</text:p>
              </table:table-cell>
              <table:table-cell office:value-type="float" office:value="99.02">
                <text:p>99.02</text:p>
              </table:table-cell>
              <table:table-cell office:value-type="float" office:value="99.99">
                <text:p>99.99</text:p>
              </table:table-cell>
              <table:table-cell office:value-type="float" office:value="74.28">
                <text:p>74.28</text:p>
              </table:table-cell>
              <table:table-cell office:value-type="float" office:value="74.28">
                <text:p>74.2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4.17">
                <text:p>94.17</text:p>
              </table:table-cell>
              <table:table-cell office:value-type="float" office:value="105.45">
                <text:p>105.45</text:p>
              </table:table-cell>
              <table:table-cell office:value-type="float" office:value="78.04">
                <text:p>78.04</text:p>
              </table:table-cell>
              <table:table-cell office:value-type="float" office:value="92.42">
                <text:p>92.42</text:p>
              </table:table-cell>
              <table:table-cell office:value-type="float" office:value="105.81">
                <text:p>105.81</text:p>
              </table:table-cell>
              <table:table-cell office:value-type="float" office:value="106.76">
                <text:p>106.76</text:p>
              </table:table-cell>
              <table:table-cell office:value-type="float" office:value="80.27">
                <text:p>80.27</text:p>
              </table:table-cell>
              <table:table-cell office:value-type="float" office:value="80.27">
                <text:p>80.2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0.17">
                <text:p>100.17</text:p>
              </table:table-cell>
              <table:table-cell office:value-type="float" office:value="111.05">
                <text:p>111.05</text:p>
              </table:table-cell>
              <table:table-cell office:value-type="float" office:value="84.32">
                <text:p>84.32</text:p>
              </table:table-cell>
              <table:table-cell office:value-type="float" office:value="81.47">
                <text:p>81.47</text:p>
              </table:table-cell>
              <table:table-cell office:value-type="float" office:value="111.82">
                <text:p>111.82</text:p>
              </table:table-cell>
              <table:table-cell office:value-type="float" office:value="111.73">
                <text:p>111.73</text:p>
              </table:table-cell>
              <table:table-cell office:value-type="float" office:value="87.35">
                <text:p>87.35</text:p>
              </table:table-cell>
              <table:table-cell office:value-type="float" office:value="87.35">
                <text:p>87.3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00.74">
                <text:p>100.74</text:p>
              </table:table-cell>
              <table:table-cell office:value-type="float" office:value="117.2">
                <text:p>117.2</text:p>
              </table:table-cell>
              <table:table-cell office:value-type="float" office:value="92.15">
                <text:p>92.15</text:p>
              </table:table-cell>
              <table:table-cell office:value-type="float" office:value="32.78">
                <text:p>32.78</text:p>
              </table:table-cell>
              <table:table-cell office:value-type="float" office:value="118.55">
                <text:p>118.55</text:p>
              </table:table-cell>
              <table:table-cell office:value-type="float" office:value="118.83">
                <text:p>118.83</text:p>
              </table:table-cell>
              <table:table-cell office:value-type="float" office:value="95.08">
                <text:p>95.08</text:p>
              </table:table-cell>
              <table:table-cell office:value-type="float" office:value="95.08">
                <text:p>95.0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0000" number:language="yi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f3c4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c30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81f27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6171d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40f13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title svg:x="5.111cm" svg:y="0.316cm" chart:style-name="ch2">
          <text:p>Find Nearest 8 Threads gain</text:p>
        </chart:title>
        <chart:legend chart:legend-position="end" svg:x="14.688cm" svg:y="2.461cm" style:legend-expansion="high" chart:style-name="ch3"/>
        <chart:plot-area chart:style-name="ch4" table:cell-range-address="'Find Nearest (Thread fixed and Units Fixed)_2'.AA11:'Find Nearest (Thread fixed and Units Fixed)_2'.AA18 'Find Nearest (Thread fixed and Units Fixed)_2'.AC11:'Find Nearest (Thread fixed and Units Fixed)_2'.AJ18" chart:data-source-has-labels="both" svg:x="1.33cm" svg:y="1.275cm" svg:width="12.159cm" svg:height="6.57cm">
          <chart:coordinate-region svg:x="1.951cm" svg:y="1.474cm" svg:width="11.538cm" svg:height="5.724cm"/>
          <chart:axis chart:dimension="x" chart:name="primary-x" chart:style-name="ch5" chartooo:axis-type="auto">
            <chartooo:date-scale/>
            <chart:title svg:x="6.981cm" svg:y="8.025cm" chart:style-name="ch6">
              <text:p>Units</text:p>
            </chart:title>
            <chart:categories table:cell-range-address="'Find Nearest (Thread fixed and Units Fixed)_2'.AA12:'Find Nearest (Thread fixed and Units Fixed)_2'.AA18"/>
          </chart:axis>
          <chart:axis chart:dimension="y" chart:name="primary-y" chart:style-name="ch7">
            <chart:title svg:x="0.451cm" svg:y="4.961cm" chart:style-name="ch8">
              <text:p>Gain</text:p>
            </chart:title>
            <chart:grid chart:style-name="ch9" chart:class="major"/>
          </chart:axis>
          <chart:axis chart:dimension="y" chart:name="secondary-y" chart:style-name="ch10">
            <chart:title svg:x="13.808cm" svg:y="5.199cm" chart:style-name="ch8">
              <text:p>Batches</text:p>
            </chart:title>
          </chart:axis>
          <chart:series chart:attached-axis="primary-y" chart:style-name="ch11" chart:values-cell-range-address="'Find Nearest (Thread fixed and Units Fixed)_2'.AC12:'Find Nearest (Thread fixed and Units Fixed)_2'.AC18" chart:label-cell-address="'Find Nearest (Thread fixed and Units Fixed)_2'.AC11:'Find Nearest (Thread fixed and Units Fixed)_2'.AC11" chart:class="chart:bar">
            <chart:data-point chart:repeated="7"/>
          </chart:series>
          <chart:series chart:attached-axis="primary-y" chart:style-name="ch12" chart:values-cell-range-address="'Find Nearest (Thread fixed and Units Fixed)_2'.AD12:'Find Nearest (Thread fixed and Units Fixed)_2'.AD18" chart:label-cell-address="'Find Nearest (Thread fixed and Units Fixed)_2'.AD11:'Find Nearest (Thread fixed and Units Fixed)_2'.AD11" chart:class="chart:bar">
            <chart:data-point chart:repeated="7"/>
          </chart:series>
          <chart:series chart:attached-axis="primary-y" chart:style-name="ch13" chart:values-cell-range-address="'Find Nearest (Thread fixed and Units Fixed)_2'.AE12:'Find Nearest (Thread fixed and Units Fixed)_2'.AE18" chart:label-cell-address="'Find Nearest (Thread fixed and Units Fixed)_2'.AE11:'Find Nearest (Thread fixed and Units Fixed)_2'.AE11" chart:class="chart:bar">
            <chart:data-point chart:repeated="7"/>
          </chart:series>
          <chart:series chart:attached-axis="primary-y" chart:style-name="ch14" chart:values-cell-range-address="'Find Nearest (Thread fixed and Units Fixed)_2'.AF12:'Find Nearest (Thread fixed and Units Fixed)_2'.AF18" chart:label-cell-address="'Find Nearest (Thread fixed and Units Fixed)_2'.AF11:'Find Nearest (Thread fixed and Units Fixed)_2'.AF11" chart:class="chart:bar">
            <chart:data-point chart:repeated="7"/>
          </chart:series>
          <chart:series chart:attached-axis="primary-y" chart:style-name="ch15" chart:values-cell-range-address="'Find Nearest (Thread fixed and Units Fixed)_2'.AG12:'Find Nearest (Thread fixed and Units Fixed)_2'.AG18" chart:label-cell-address="'Find Nearest (Thread fixed and Units Fixed)_2'.AG11:'Find Nearest (Thread fixed and Units Fixed)_2'.AG11" chart:class="chart:bar">
            <chart:data-point chart:repeated="7"/>
          </chart:series>
          <chart:series chart:attached-axis="primary-y" chart:style-name="ch16" chart:values-cell-range-address="'Find Nearest (Thread fixed and Units Fixed)_2'.AH12:'Find Nearest (Thread fixed and Units Fixed)_2'.AH18" chart:label-cell-address="'Find Nearest (Thread fixed and Units Fixed)_2'.AH11:'Find Nearest (Thread fixed and Units Fixed)_2'.AH11" chart:class="chart:bar">
            <chart:data-point chart:repeated="7"/>
          </chart:series>
          <chart:series chart:attached-axis="primary-y" chart:style-name="ch17" chart:values-cell-range-address="'Find Nearest (Thread fixed and Units Fixed)_2'.AI12:'Find Nearest (Thread fixed and Units Fixed)_2'.AI18" chart:label-cell-address="'Find Nearest (Thread fixed and Units Fixed)_2'.AI11:'Find Nearest (Thread fixed and Units Fixed)_2'.AI11" chart:class="chart:bar">
            <chart:data-point chart:repeated="7"/>
          </chart:series>
          <chart:series chart:attached-axis="primary-y" chart:style-name="ch18" chart:values-cell-range-address="'Find Nearest (Thread fixed and Units Fixed)_2'.AJ12:'Find Nearest (Thread fixed and Units Fixed)_2'.AJ18" chart:label-cell-address="'Find Nearest (Thread fixed and Units Fixed)_2'.AJ11:'Find Nearest (Thread fixed and Units Fixed)_2'.AJ11" chart:class="chart:ba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ind Nearest (Thread fixed and Units Fixed)_2'.AC11:'Find Nearest (Thread fixed and Units Fixed)_2'.AC11</svg:desc>
                </draw:g>
              </table:table-cell>
              <table:table-cell office:value-type="string">
                <text:p>2</text:p>
                <draw:g>
                  <svg:desc>'Find Nearest (Thread fixed and Units Fixed)_2'.AD11:'Find Nearest (Thread fixed and Units Fixed)_2'.AD11</svg:desc>
                </draw:g>
              </table:table-cell>
              <table:table-cell office:value-type="string">
                <text:p>4</text:p>
                <draw:g>
                  <svg:desc>'Find Nearest (Thread fixed and Units Fixed)_2'.AE11:'Find Nearest (Thread fixed and Units Fixed)_2'.AE11</svg:desc>
                </draw:g>
              </table:table-cell>
              <table:table-cell office:value-type="string">
                <text:p>8</text:p>
                <draw:g>
                  <svg:desc>'Find Nearest (Thread fixed and Units Fixed)_2'.AF11:'Find Nearest (Thread fixed and Units Fixed)_2'.AF11</svg:desc>
                </draw:g>
              </table:table-cell>
              <table:table-cell office:value-type="string">
                <text:p>16</text:p>
                <draw:g>
                  <svg:desc>'Find Nearest (Thread fixed and Units Fixed)_2'.AG11:'Find Nearest (Thread fixed and Units Fixed)_2'.AG11</svg:desc>
                </draw:g>
              </table:table-cell>
              <table:table-cell office:value-type="string">
                <text:p>32</text:p>
                <draw:g>
                  <svg:desc>'Find Nearest (Thread fixed and Units Fixed)_2'.AH11:'Find Nearest (Thread fixed and Units Fixed)_2'.AH11</svg:desc>
                </draw:g>
              </table:table-cell>
              <table:table-cell office:value-type="string">
                <text:p>64</text:p>
                <draw:g>
                  <svg:desc>'Find Nearest (Thread fixed and Units Fixed)_2'.AI11:'Find Nearest (Thread fixed and Units Fixed)_2'.AI11</svg:desc>
                </draw:g>
              </table:table-cell>
              <table:table-cell office:value-type="string">
                <text:p>128</text:p>
                <draw:g>
                  <svg:desc>'Find Nearest (Thread fixed and Units Fixed)_2'.AJ11:'Find Nearest (Thread fixed and Units Fixed)_2'.AJ1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Find Nearest (Thread fixed and Units Fixed)_2'.AA12:'Find Nearest (Thread fixed and Units Fixed)_2'.AA18</svg:desc>
                </draw:g>
              </table:table-cell>
              <table:table-cell office:value-type="float" office:value="1.21882446386021">
                <text:p>1.21882446386021</text:p>
                <draw:g>
                  <svg:desc>'Find Nearest (Thread fixed and Units Fixed)_2'.AC12:'Find Nearest (Thread fixed and Units Fixed)_2'.AC18</svg:desc>
                </draw:g>
              </table:table-cell>
              <table:table-cell office:value-type="float" office:value="1.00359712230216">
                <text:p>1.00359712230216</text:p>
                <draw:g>
                  <svg:desc>'Find Nearest (Thread fixed and Units Fixed)_2'.AD12:'Find Nearest (Thread fixed and Units Fixed)_2'.AD18</svg:desc>
                </draw:g>
              </table:table-cell>
              <table:table-cell office:value-type="float" office:value="1.43455905266438">
                <text:p>1.43455905266438</text:p>
                <draw:g>
                  <svg:desc>'Find Nearest (Thread fixed and Units Fixed)_2'.AE12:'Find Nearest (Thread fixed and Units Fixed)_2'.AE18</svg:desc>
                </draw:g>
              </table:table-cell>
              <table:table-cell office:value-type="float" office:value="2.75">
                <text:p>2.75</text:p>
                <draw:g>
                  <svg:desc>'Find Nearest (Thread fixed and Units Fixed)_2'.AF12:'Find Nearest (Thread fixed and Units Fixed)_2'.AF18</svg:desc>
                </draw:g>
              </table:table-cell>
              <table:table-cell office:value-type="float" office:value="1.05451838277402">
                <text:p>1.05451838277402</text:p>
                <draw:g>
                  <svg:desc>'Find Nearest (Thread fixed and Units Fixed)_2'.AG12:'Find Nearest (Thread fixed and Units Fixed)_2'.AG18</svg:desc>
                </draw:g>
              </table:table-cell>
              <table:table-cell office:value-type="float" office:value="1.03986898576914">
                <text:p>1.03986898576914</text:p>
                <draw:g>
                  <svg:desc>'Find Nearest (Thread fixed and Units Fixed)_2'.AH12:'Find Nearest (Thread fixed and Units Fixed)_2'.AH18</svg:desc>
                </draw:g>
              </table:table-cell>
              <table:table-cell office:value-type="float" office:value="1.44152184124002">
                <text:p>1.44152184124002</text:p>
                <draw:g>
                  <svg:desc>'Find Nearest (Thread fixed and Units Fixed)_2'.AI12:'Find Nearest (Thread fixed and Units Fixed)_2'.AI18</svg:desc>
                </draw:g>
              </table:table-cell>
              <table:table-cell office:value-type="float" office:value="1.44152184124002">
                <text:p>1.44152184124002</text:p>
                <draw:g>
                  <svg:desc>'Find Nearest (Thread fixed and Units Fixed)_2'.AJ12:'Find Nearest (Thread fixed and Units Fixed)_2'.AJ1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61689888789467">
                <text:p>1.61689888789467</text:p>
              </table:table-cell>
              <table:table-cell office:value-type="float" office:value="1.31500155941366">
                <text:p>1.31500155941366</text:p>
              </table:table-cell>
              <table:table-cell office:value-type="float" office:value="1.93143991449076">
                <text:p>1.93143991449076</text:p>
              </table:table-cell>
              <table:table-cell office:value-type="float" office:value="3.24167093798052">
                <text:p>3.24167093798052</text:p>
              </table:table-cell>
              <table:table-cell office:value-type="float" office:value="1.36613025164705">
                <text:p>1.36613025164705</text:p>
              </table:table-cell>
              <table:table-cell office:value-type="float" office:value="1.38816944688323">
                <text:p>1.38816944688323</text:p>
              </table:table-cell>
              <table:table-cell office:value-type="float" office:value="1.92908342229678">
                <text:p>1.92908342229678</text:p>
              </table:table-cell>
              <table:table-cell office:value-type="float" office:value="1.92908342229678">
                <text:p>1.9290834222967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7410531389324">
                <text:p>2.7410531389324</text:p>
              </table:table-cell>
              <table:table-cell office:value-type="float" office:value="2.31767702496179">
                <text:p>2.31767702496179</text:p>
              </table:table-cell>
              <table:table-cell office:value-type="float" office:value="3.28775834658188">
                <text:p>3.28775834658188</text:p>
              </table:table-cell>
              <table:table-cell office:value-type="float" office:value="3.42281071321095">
                <text:p>3.42281071321095</text:p>
              </table:table-cell>
              <table:table-cell office:value-type="float" office:value="2.4311210858181">
                <text:p>2.4311210858181</text:p>
              </table:table-cell>
              <table:table-cell office:value-type="float" office:value="2.30803571428571">
                <text:p>2.30803571428571</text:p>
              </table:table-cell>
              <table:table-cell office:value-type="float" office:value="3.27027027027027">
                <text:p>3.27027027027027</text:p>
              </table:table-cell>
              <table:table-cell office:value-type="float" office:value="3.27027027027027">
                <text:p>3.2702702702702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.36412737706763">
                <text:p>4.36412737706763</text:p>
              </table:table-cell>
              <table:table-cell office:value-type="float" office:value="3.87995198079232">
                <text:p>3.87995198079232</text:p>
              </table:table-cell>
              <table:table-cell office:value-type="float" office:value="5.29763693484497">
                <text:p>5.29763693484497</text:p>
              </table:table-cell>
              <table:table-cell office:value-type="float" office:value="6.141567695962">
                <text:p>6.141567695962</text:p>
              </table:table-cell>
              <table:table-cell office:value-type="float" office:value="3.91678448798223">
                <text:p>3.91678448798223</text:p>
              </table:table-cell>
              <table:table-cell office:value-type="float" office:value="3.87878787878788">
                <text:p>3.87878787878788</text:p>
              </table:table-cell>
              <table:table-cell office:value-type="float" office:value="5.22132471728594">
                <text:p>5.22132471728594</text:p>
              </table:table-cell>
              <table:table-cell office:value-type="float" office:value="5.22132471728594">
                <text:p>5.2213247172859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.46692152490177">
                <text:p>6.46692152490177</text:p>
              </table:table-cell>
              <table:table-cell office:value-type="float" office:value="5.77515410146989">
                <text:p>5.77515410146989</text:p>
              </table:table-cell>
              <table:table-cell office:value-type="float" office:value="7.80356227575602">
                <text:p>7.80356227575602</text:p>
              </table:table-cell>
              <table:table-cell office:value-type="float" office:value="6.58937459424367">
                <text:p>6.58937459424367</text:p>
              </table:table-cell>
              <table:table-cell office:value-type="float" office:value="5.7555051507419">
                <text:p>5.7555051507419</text:p>
              </table:table-cell>
              <table:table-cell office:value-type="float" office:value="5.70428999625328">
                <text:p>5.70428999625328</text:p>
              </table:table-cell>
              <table:table-cell office:value-type="float" office:value="7.58676965242307">
                <text:p>7.58676965242307</text:p>
              </table:table-cell>
              <table:table-cell office:value-type="float" office:value="7.58676965242307">
                <text:p>7.5867696524230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.90046920235599">
                <text:p>8.90046920235599</text:p>
              </table:table-cell>
              <table:table-cell office:value-type="float" office:value="8.02845565060783">
                <text:p>8.02845565060783</text:p>
              </table:table-cell>
              <table:table-cell office:value-type="float" office:value="10.5735294117647">
                <text:p>10.5735294117647</text:p>
              </table:table-cell>
              <table:table-cell office:value-type="float" office:value="10.9434147538971">
                <text:p>10.9434147538971</text:p>
              </table:table-cell>
              <table:table-cell office:value-type="float" office:value="7.97317116794849">
                <text:p>7.97317116794849</text:p>
              </table:table-cell>
              <table:table-cell office:value-type="float" office:value="7.97959366329544">
                <text:p>7.97959366329544</text:p>
              </table:table-cell>
              <table:table-cell office:value-type="float" office:value="10.2067544361763">
                <text:p>10.2067544361763</text:p>
              </table:table-cell>
              <table:table-cell office:value-type="float" office:value="10.2067544361763">
                <text:p>10.206754436176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.3045463569585">
                <text:p>12.3045463569585</text:p>
              </table:table-cell>
              <table:table-cell office:value-type="float" office:value="10.5764505119454">
                <text:p>10.5764505119454</text:p>
              </table:table-cell>
              <table:table-cell office:value-type="float" office:value="13.4515463917526">
                <text:p>13.4515463917526</text:p>
              </table:table-cell>
              <table:table-cell office:value-type="float" office:value="37.8145210494204">
                <text:p>37.8145210494204</text:p>
              </table:table-cell>
              <table:table-cell office:value-type="float" office:value="10.4560101223113">
                <text:p>10.4560101223113</text:p>
              </table:table-cell>
              <table:table-cell office:value-type="float" office:value="10.4313725490196">
                <text:p>10.4313725490196</text:p>
              </table:table-cell>
              <table:table-cell office:value-type="float" office:value="13.0370214556163">
                <text:p>13.0370214556163</text:p>
              </table:table-cell>
              <table:table-cell office:value-type="float" office:value="13.0370214556163">
                <text:p>13.037021455616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f3c4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c30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81f27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6171d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40f13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542cm" svg:y="0.316cm" chart:style-name="ch2">
          <text:p>Find Nearest 8 Threads Efficiency</text:p>
        </chart:title>
        <chart:legend chart:legend-position="end" svg:x="14.687cm" svg:y="2.461cm" style:legend-expansion="high" chart:style-name="ch3"/>
        <chart:plot-area chart:style-name="ch4" table:cell-range-address="'Find Nearest (Thread fixed and Units Fixed)_2'.AA20:'Find Nearest (Thread fixed and Units Fixed)_2'.AA27 'Find Nearest (Thread fixed and Units Fixed)_2'.AC20:'Find Nearest (Thread fixed and Units Fixed)_2'.AJ27" chart:data-source-has-labels="both" svg:x="1.33cm" svg:y="1.275cm" svg:width="12.158cm" svg:height="6.57cm">
          <chart:coordinate-region svg:x="2.057cm" svg:y="1.474cm" svg:width="11.431cm" svg:height="5.724cm"/>
          <chart:axis chart:dimension="x" chart:name="primary-x" chart:style-name="ch5" chartooo:axis-type="auto">
            <chartooo:date-scale/>
            <chart:title svg:x="6.981cm" svg:y="8.025cm" chart:style-name="ch6">
              <text:p>Units</text:p>
            </chart:title>
            <chart:categories table:cell-range-address="'Find Nearest (Thread fixed and Units Fixed)_2'.AA21:'Find Nearest (Thread fixed and Units Fixed)_2'.AA27"/>
          </chart:axis>
          <chart:axis chart:dimension="y" chart:name="primary-y" chart:style-name="ch7">
            <chart:title svg:x="0.451cm" svg:y="5.305cm" chart:style-name="ch8">
              <text:p>Efficiency</text:p>
            </chart:title>
            <chart:grid chart:style-name="ch9" chart:class="major"/>
          </chart:axis>
          <chart:axis chart:dimension="y" chart:name="secondary-y" chart:style-name="ch10">
            <chart:title svg:x="13.807cm" svg:y="5.199cm" chart:style-name="ch8">
              <text:p>Batches</text:p>
            </chart:title>
          </chart:axis>
          <chart:series chart:attached-axis="primary-y" chart:style-name="ch11" chart:values-cell-range-address="'Find Nearest (Thread fixed and Units Fixed)_2'.AC21:'Find Nearest (Thread fixed and Units Fixed)_2'.AC27" chart:label-cell-address="'Find Nearest (Thread fixed and Units Fixed)_2'.AC20:'Find Nearest (Thread fixed and Units Fixed)_2'.AC20" chart:class="chart:bar">
            <chart:data-point chart:repeated="7"/>
          </chart:series>
          <chart:series chart:attached-axis="primary-y" chart:style-name="ch12" chart:values-cell-range-address="'Find Nearest (Thread fixed and Units Fixed)_2'.AD21:'Find Nearest (Thread fixed and Units Fixed)_2'.AD27" chart:label-cell-address="'Find Nearest (Thread fixed and Units Fixed)_2'.AD20:'Find Nearest (Thread fixed and Units Fixed)_2'.AD20" chart:class="chart:bar">
            <chart:data-point chart:repeated="7"/>
          </chart:series>
          <chart:series chart:attached-axis="primary-y" chart:style-name="ch13" chart:values-cell-range-address="'Find Nearest (Thread fixed and Units Fixed)_2'.AE21:'Find Nearest (Thread fixed and Units Fixed)_2'.AE27" chart:label-cell-address="'Find Nearest (Thread fixed and Units Fixed)_2'.AE20:'Find Nearest (Thread fixed and Units Fixed)_2'.AE20" chart:class="chart:bar">
            <chart:data-point chart:repeated="7"/>
          </chart:series>
          <chart:series chart:attached-axis="primary-y" chart:style-name="ch14" chart:values-cell-range-address="'Find Nearest (Thread fixed and Units Fixed)_2'.AF21:'Find Nearest (Thread fixed and Units Fixed)_2'.AF27" chart:label-cell-address="'Find Nearest (Thread fixed and Units Fixed)_2'.AF20:'Find Nearest (Thread fixed and Units Fixed)_2'.AF20" chart:class="chart:bar">
            <chart:data-point chart:repeated="7"/>
          </chart:series>
          <chart:series chart:attached-axis="primary-y" chart:style-name="ch15" chart:values-cell-range-address="'Find Nearest (Thread fixed and Units Fixed)_2'.AG21:'Find Nearest (Thread fixed and Units Fixed)_2'.AG27" chart:label-cell-address="'Find Nearest (Thread fixed and Units Fixed)_2'.AG20:'Find Nearest (Thread fixed and Units Fixed)_2'.AG20" chart:class="chart:bar">
            <chart:data-point chart:repeated="7"/>
          </chart:series>
          <chart:series chart:attached-axis="primary-y" chart:style-name="ch16" chart:values-cell-range-address="'Find Nearest (Thread fixed and Units Fixed)_2'.AH21:'Find Nearest (Thread fixed and Units Fixed)_2'.AH27" chart:label-cell-address="'Find Nearest (Thread fixed and Units Fixed)_2'.AH20:'Find Nearest (Thread fixed and Units Fixed)_2'.AH20" chart:class="chart:bar">
            <chart:data-point chart:repeated="7"/>
          </chart:series>
          <chart:series chart:attached-axis="primary-y" chart:style-name="ch17" chart:values-cell-range-address="'Find Nearest (Thread fixed and Units Fixed)_2'.AI21:'Find Nearest (Thread fixed and Units Fixed)_2'.AI27" chart:label-cell-address="'Find Nearest (Thread fixed and Units Fixed)_2'.AI20:'Find Nearest (Thread fixed and Units Fixed)_2'.AI20" chart:class="chart:bar">
            <chart:data-point chart:repeated="7"/>
          </chart:series>
          <chart:series chart:attached-axis="primary-y" chart:style-name="ch18" chart:values-cell-range-address="'Find Nearest (Thread fixed and Units Fixed)_2'.AJ21:'Find Nearest (Thread fixed and Units Fixed)_2'.AJ27" chart:label-cell-address="'Find Nearest (Thread fixed and Units Fixed)_2'.AJ20:'Find Nearest (Thread fixed and Units Fixed)_2'.AJ20" chart:class="chart:ba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ind Nearest (Thread fixed and Units Fixed)_2'.AC20:'Find Nearest (Thread fixed and Units Fixed)_2'.AC20</svg:desc>
                </draw:g>
              </table:table-cell>
              <table:table-cell office:value-type="string">
                <text:p>2</text:p>
                <draw:g>
                  <svg:desc>'Find Nearest (Thread fixed and Units Fixed)_2'.AD20:'Find Nearest (Thread fixed and Units Fixed)_2'.AD20</svg:desc>
                </draw:g>
              </table:table-cell>
              <table:table-cell office:value-type="string">
                <text:p>4</text:p>
                <draw:g>
                  <svg:desc>'Find Nearest (Thread fixed and Units Fixed)_2'.AE20:'Find Nearest (Thread fixed and Units Fixed)_2'.AE20</svg:desc>
                </draw:g>
              </table:table-cell>
              <table:table-cell office:value-type="string">
                <text:p>8</text:p>
                <draw:g>
                  <svg:desc>'Find Nearest (Thread fixed and Units Fixed)_2'.AF20:'Find Nearest (Thread fixed and Units Fixed)_2'.AF20</svg:desc>
                </draw:g>
              </table:table-cell>
              <table:table-cell office:value-type="string">
                <text:p>16</text:p>
                <draw:g>
                  <svg:desc>'Find Nearest (Thread fixed and Units Fixed)_2'.AG20:'Find Nearest (Thread fixed and Units Fixed)_2'.AG20</svg:desc>
                </draw:g>
              </table:table-cell>
              <table:table-cell office:value-type="string">
                <text:p>32</text:p>
                <draw:g>
                  <svg:desc>'Find Nearest (Thread fixed and Units Fixed)_2'.AH20:'Find Nearest (Thread fixed and Units Fixed)_2'.AH20</svg:desc>
                </draw:g>
              </table:table-cell>
              <table:table-cell office:value-type="string">
                <text:p>64</text:p>
                <draw:g>
                  <svg:desc>'Find Nearest (Thread fixed and Units Fixed)_2'.AI20:'Find Nearest (Thread fixed and Units Fixed)_2'.AI20</svg:desc>
                </draw:g>
              </table:table-cell>
              <table:table-cell office:value-type="string">
                <text:p>128</text:p>
                <draw:g>
                  <svg:desc>'Find Nearest (Thread fixed and Units Fixed)_2'.AJ20:'Find Nearest (Thread fixed and Units Fixed)_2'.AJ2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Find Nearest (Thread fixed and Units Fixed)_2'.AA21:'Find Nearest (Thread fixed and Units Fixed)_2'.AA27</svg:desc>
                </draw:g>
              </table:table-cell>
              <table:table-cell office:value-type="float" office:value="0.152353057982526">
                <text:p>0.152353057982526</text:p>
                <draw:g>
                  <svg:desc>'Find Nearest (Thread fixed and Units Fixed)_2'.AC21:'Find Nearest (Thread fixed and Units Fixed)_2'.AC27</svg:desc>
                </draw:g>
              </table:table-cell>
              <table:table-cell office:value-type="float" office:value="0.12544964028777">
                <text:p>0.12544964028777</text:p>
                <draw:g>
                  <svg:desc>'Find Nearest (Thread fixed and Units Fixed)_2'.AD21:'Find Nearest (Thread fixed and Units Fixed)_2'.AD27</svg:desc>
                </draw:g>
              </table:table-cell>
              <table:table-cell office:value-type="float" office:value="0.179319881583048">
                <text:p>0.179319881583048</text:p>
                <draw:g>
                  <svg:desc>'Find Nearest (Thread fixed and Units Fixed)_2'.AE21:'Find Nearest (Thread fixed and Units Fixed)_2'.AE27</svg:desc>
                </draw:g>
              </table:table-cell>
              <table:table-cell office:value-type="float" office:value="0.34375">
                <text:p>0.34375</text:p>
                <draw:g>
                  <svg:desc>'Find Nearest (Thread fixed and Units Fixed)_2'.AF21:'Find Nearest (Thread fixed and Units Fixed)_2'.AF27</svg:desc>
                </draw:g>
              </table:table-cell>
              <table:table-cell office:value-type="float" office:value="0.131814797846753">
                <text:p>0.131814797846753</text:p>
                <draw:g>
                  <svg:desc>'Find Nearest (Thread fixed and Units Fixed)_2'.AG21:'Find Nearest (Thread fixed and Units Fixed)_2'.AG27</svg:desc>
                </draw:g>
              </table:table-cell>
              <table:table-cell office:value-type="float" office:value="0.129983623221143">
                <text:p>0.129983623221143</text:p>
                <draw:g>
                  <svg:desc>'Find Nearest (Thread fixed and Units Fixed)_2'.AH21:'Find Nearest (Thread fixed and Units Fixed)_2'.AH27</svg:desc>
                </draw:g>
              </table:table-cell>
              <table:table-cell office:value-type="float" office:value="0.180190230155002">
                <text:p>0.180190230155002</text:p>
                <draw:g>
                  <svg:desc>'Find Nearest (Thread fixed and Units Fixed)_2'.AI21:'Find Nearest (Thread fixed and Units Fixed)_2'.AI27</svg:desc>
                </draw:g>
              </table:table-cell>
              <table:table-cell office:value-type="float" office:value="0.180190230155002">
                <text:p>0.180190230155002</text:p>
                <draw:g>
                  <svg:desc>'Find Nearest (Thread fixed and Units Fixed)_2'.AJ21:'Find Nearest (Thread fixed and Units Fixed)_2'.AJ27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202112360986834">
                <text:p>0.202112360986834</text:p>
              </table:table-cell>
              <table:table-cell office:value-type="float" office:value="0.164375194926708">
                <text:p>0.164375194926708</text:p>
              </table:table-cell>
              <table:table-cell office:value-type="float" office:value="0.241429989311345">
                <text:p>0.241429989311345</text:p>
              </table:table-cell>
              <table:table-cell office:value-type="float" office:value="0.405208867247565">
                <text:p>0.405208867247565</text:p>
              </table:table-cell>
              <table:table-cell office:value-type="float" office:value="0.170766281455881">
                <text:p>0.170766281455881</text:p>
              </table:table-cell>
              <table:table-cell office:value-type="float" office:value="0.173521180860404">
                <text:p>0.173521180860404</text:p>
              </table:table-cell>
              <table:table-cell office:value-type="float" office:value="0.241135427787098">
                <text:p>0.241135427787098</text:p>
              </table:table-cell>
              <table:table-cell office:value-type="float" office:value="0.241135427787098">
                <text:p>0.24113542778709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34263164236655">
                <text:p>0.34263164236655</text:p>
              </table:table-cell>
              <table:table-cell office:value-type="float" office:value="0.289709628120224">
                <text:p>0.289709628120224</text:p>
              </table:table-cell>
              <table:table-cell office:value-type="float" office:value="0.410969793322735">
                <text:p>0.410969793322735</text:p>
              </table:table-cell>
              <table:table-cell office:value-type="float" office:value="0.427851339151369">
                <text:p>0.427851339151369</text:p>
              </table:table-cell>
              <table:table-cell office:value-type="float" office:value="0.303890135727263">
                <text:p>0.303890135727263</text:p>
              </table:table-cell>
              <table:table-cell office:value-type="float" office:value="0.288504464285714">
                <text:p>0.288504464285714</text:p>
              </table:table-cell>
              <table:table-cell office:value-type="float" office:value="0.408783783783784">
                <text:p>0.408783783783784</text:p>
              </table:table-cell>
              <table:table-cell office:value-type="float" office:value="0.408783783783784">
                <text:p>0.40878378378378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545515922133453">
                <text:p>0.545515922133453</text:p>
              </table:table-cell>
              <table:table-cell office:value-type="float" office:value="0.48499399759904">
                <text:p>0.48499399759904</text:p>
              </table:table-cell>
              <table:table-cell office:value-type="float" office:value="0.662204616855621">
                <text:p>0.662204616855621</text:p>
              </table:table-cell>
              <table:table-cell office:value-type="float" office:value="0.767695961995249">
                <text:p>0.767695961995249</text:p>
              </table:table-cell>
              <table:table-cell office:value-type="float" office:value="0.489598060997778">
                <text:p>0.489598060997778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0.652665589660743">
                <text:p>0.652665589660743</text:p>
              </table:table-cell>
              <table:table-cell office:value-type="float" office:value="0.652665589660743">
                <text:p>0.65266558966074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808365190612722">
                <text:p>0.808365190612722</text:p>
              </table:table-cell>
              <table:table-cell office:value-type="float" office:value="0.721894262683736">
                <text:p>0.721894262683736</text:p>
              </table:table-cell>
              <table:table-cell office:value-type="float" office:value="0.975445284469503">
                <text:p>0.975445284469503</text:p>
              </table:table-cell>
              <table:table-cell office:value-type="float" office:value="0.823671824280459">
                <text:p>0.823671824280459</text:p>
              </table:table-cell>
              <table:table-cell office:value-type="float" office:value="0.719438143842737">
                <text:p>0.719438143842737</text:p>
              </table:table-cell>
              <table:table-cell office:value-type="float" office:value="0.71303624953166">
                <text:p>0.71303624953166</text:p>
              </table:table-cell>
              <table:table-cell office:value-type="float" office:value="0.948346206552884">
                <text:p>0.948346206552884</text:p>
              </table:table-cell>
              <table:table-cell office:value-type="float" office:value="0.948346206552884">
                <text:p>0.94834620655288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.1125586502945">
                <text:p>1.1125586502945</text:p>
              </table:table-cell>
              <table:table-cell office:value-type="float" office:value="1.00355695632598">
                <text:p>1.00355695632598</text:p>
              </table:table-cell>
              <table:table-cell office:value-type="float" office:value="1.32169117647059">
                <text:p>1.32169117647059</text:p>
              </table:table-cell>
              <table:table-cell office:value-type="float" office:value="1.36792684423714">
                <text:p>1.36792684423714</text:p>
              </table:table-cell>
              <table:table-cell office:value-type="float" office:value="0.996646395993561">
                <text:p>0.996646395993561</text:p>
              </table:table-cell>
              <table:table-cell office:value-type="float" office:value="0.997449207911931">
                <text:p>0.997449207911931</text:p>
              </table:table-cell>
              <table:table-cell office:value-type="float" office:value="1.27584430452204">
                <text:p>1.27584430452204</text:p>
              </table:table-cell>
              <table:table-cell office:value-type="float" office:value="1.27584430452204">
                <text:p>1.2758443045220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.53806829461981">
                <text:p>1.53806829461981</text:p>
              </table:table-cell>
              <table:table-cell office:value-type="float" office:value="1.32205631399317">
                <text:p>1.32205631399317</text:p>
              </table:table-cell>
              <table:table-cell office:value-type="float" office:value="1.68144329896907">
                <text:p>1.68144329896907</text:p>
              </table:table-cell>
              <table:table-cell office:value-type="float" office:value="4.72681513117755">
                <text:p>4.72681513117755</text:p>
              </table:table-cell>
              <table:table-cell office:value-type="float" office:value="1.30700126528891">
                <text:p>1.30700126528891</text:p>
              </table:table-cell>
              <table:table-cell office:value-type="float" office:value="1.30392156862745">
                <text:p>1.30392156862745</text:p>
              </table:table-cell>
              <table:table-cell office:value-type="float" office:value="1.62962768195204">
                <text:p>1.62962768195204</text:p>
              </table:table-cell>
              <table:table-cell office:value-type="float" office:value="1.62962768195204">
                <text:p>1.629627681952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f3c4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c303d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81f27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6171d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40f13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96cm" svg:y="0.316cm" chart:style-name="ch2">
          <text:p>Flocking 8 Threads Gain</text:p>
        </chart:title>
        <chart:subtitle svg:x="6.514cm" svg:y="1.275cm" chart:style-name="ch3">
          <text:p>Batch Variations</text:p>
        </chart:subtitle>
        <chart:legend chart:legend-position="end" svg:x="14.689cm" svg:y="2.458cm" style:legend-expansion="high" chart:style-name="ch4"/>
        <chart:plot-area chart:style-name="ch5" table:cell-range-address="'Flocking (Thread fixed and Units Fixed)'.AA11:'Flocking (Thread fixed and Units Fixed)'.AA18 'Flocking (Thread fixed and Units Fixed)'.AC11:'Flocking (Thread fixed and Units Fixed)'.AJ18" chart:data-source-has-labels="both" svg:x="1.331cm" svg:y="2.138cm" svg:width="12.157cm" svg:height="5.701cm">
          <chart:coordinate-region svg:x="1.952cm" svg:y="2.337cm" svg:width="11.536cm" svg:height="4.855cm"/>
          <chart:axis chart:dimension="x" chart:name="primary-x" chart:style-name="ch6" chartooo:axis-type="auto">
            <chartooo:date-scale/>
            <chart:title svg:x="6.981cm" svg:y="8.019cm" chart:style-name="ch7">
              <text:p>Units</text:p>
            </chart:title>
            <chart:categories table:cell-range-address="'Flocking (Thread fixed and Units Fixed)'.AA12:'Flocking (Thread fixed and Units Fixed)'.AA18"/>
          </chart:axis>
          <chart:axis chart:dimension="y" chart:name="primary-y" chart:style-name="ch8">
            <chart:title svg:x="0.451cm" svg:y="5.389cm" chart:style-name="ch9">
              <text:p>Gain</text:p>
            </chart:title>
            <chart:grid chart:style-name="ch10" chart:class="major"/>
          </chart:axis>
          <chart:axis chart:dimension="y" chart:name="secondary-y" chart:style-name="ch11">
            <chart:title svg:x="13.808cm" svg:y="5.627cm" chart:style-name="ch9">
              <text:p>Batches</text:p>
            </chart:title>
          </chart:axis>
          <chart:series chart:attached-axis="primary-y" chart:style-name="ch12" chart:values-cell-range-address="'Flocking (Thread fixed and Units Fixed)'.AC12:'Flocking (Thread fixed and Units Fixed)'.AC18" chart:label-cell-address="'Flocking (Thread fixed and Units Fixed)'.AC11:'Flocking (Thread fixed and Units Fixed)'.AC11" chart:class="chart:bar">
            <chart:data-point chart:repeated="7"/>
          </chart:series>
          <chart:series chart:attached-axis="primary-y" chart:style-name="ch13" chart:values-cell-range-address="'Flocking (Thread fixed and Units Fixed)'.AD12:'Flocking (Thread fixed and Units Fixed)'.AD18" chart:label-cell-address="'Flocking (Thread fixed and Units Fixed)'.AD11:'Flocking (Thread fixed and Units Fixed)'.AD11" chart:class="chart:bar">
            <chart:data-point chart:repeated="7"/>
          </chart:series>
          <chart:series chart:attached-axis="primary-y" chart:style-name="ch14" chart:values-cell-range-address="'Flocking (Thread fixed and Units Fixed)'.AE12:'Flocking (Thread fixed and Units Fixed)'.AE18" chart:label-cell-address="'Flocking (Thread fixed and Units Fixed)'.AE11:'Flocking (Thread fixed and Units Fixed)'.AE11" chart:class="chart:bar">
            <chart:data-point chart:repeated="7"/>
          </chart:series>
          <chart:series chart:attached-axis="primary-y" chart:style-name="ch15" chart:values-cell-range-address="'Flocking (Thread fixed and Units Fixed)'.AF12:'Flocking (Thread fixed and Units Fixed)'.AF18" chart:label-cell-address="'Flocking (Thread fixed and Units Fixed)'.AF11:'Flocking (Thread fixed and Units Fixed)'.AF11" chart:class="chart:bar">
            <chart:data-point chart:repeated="7"/>
          </chart:series>
          <chart:series chart:attached-axis="primary-y" chart:style-name="ch16" chart:values-cell-range-address="'Flocking (Thread fixed and Units Fixed)'.AG12:'Flocking (Thread fixed and Units Fixed)'.AG18" chart:label-cell-address="'Flocking (Thread fixed and Units Fixed)'.AG11:'Flocking (Thread fixed and Units Fixed)'.AG11" chart:class="chart:bar">
            <chart:data-point chart:repeated="7"/>
          </chart:series>
          <chart:series chart:attached-axis="primary-y" chart:style-name="ch17" chart:values-cell-range-address="'Flocking (Thread fixed and Units Fixed)'.AH12:'Flocking (Thread fixed and Units Fixed)'.AH18" chart:label-cell-address="'Flocking (Thread fixed and Units Fixed)'.AH11:'Flocking (Thread fixed and Units Fixed)'.AH11" chart:class="chart:bar">
            <chart:data-point chart:repeated="7"/>
          </chart:series>
          <chart:series chart:attached-axis="primary-y" chart:style-name="ch18" chart:values-cell-range-address="'Flocking (Thread fixed and Units Fixed)'.AI12:'Flocking (Thread fixed and Units Fixed)'.AI18" chart:label-cell-address="'Flocking (Thread fixed and Units Fixed)'.AI11:'Flocking (Thread fixed and Units Fixed)'.AI11" chart:class="chart:bar">
            <chart:data-point chart:repeated="7"/>
          </chart:series>
          <chart:series chart:attached-axis="primary-y" chart:style-name="ch19" chart:values-cell-range-address="'Flocking (Thread fixed and Units Fixed)'.AJ12:'Flocking (Thread fixed and Units Fixed)'.AJ18" chart:label-cell-address="'Flocking (Thread fixed and Units Fixed)'.AJ11:'Flocking (Thread fixed and Units Fixed)'.AJ11" chart:class="chart:bar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locking (Thread fixed and Units Fixed)'.AC11:'Flocking (Thread fixed and Units Fixed)'.AC11</svg:desc>
                </draw:g>
              </table:table-cell>
              <table:table-cell office:value-type="string">
                <text:p>2</text:p>
                <draw:g>
                  <svg:desc>'Flocking (Thread fixed and Units Fixed)'.AD11:'Flocking (Thread fixed and Units Fixed)'.AD11</svg:desc>
                </draw:g>
              </table:table-cell>
              <table:table-cell office:value-type="string">
                <text:p>4</text:p>
                <draw:g>
                  <svg:desc>'Flocking (Thread fixed and Units Fixed)'.AE11:'Flocking (Thread fixed and Units Fixed)'.AE11</svg:desc>
                </draw:g>
              </table:table-cell>
              <table:table-cell office:value-type="string">
                <text:p>8</text:p>
                <draw:g>
                  <svg:desc>'Flocking (Thread fixed and Units Fixed)'.AF11:'Flocking (Thread fixed and Units Fixed)'.AF11</svg:desc>
                </draw:g>
              </table:table-cell>
              <table:table-cell office:value-type="string">
                <text:p>16</text:p>
                <draw:g>
                  <svg:desc>'Flocking (Thread fixed and Units Fixed)'.AG11:'Flocking (Thread fixed and Units Fixed)'.AG11</svg:desc>
                </draw:g>
              </table:table-cell>
              <table:table-cell office:value-type="string">
                <text:p>32</text:p>
                <draw:g>
                  <svg:desc>'Flocking (Thread fixed and Units Fixed)'.AH11:'Flocking (Thread fixed and Units Fixed)'.AH11</svg:desc>
                </draw:g>
              </table:table-cell>
              <table:table-cell office:value-type="string">
                <text:p>64</text:p>
                <draw:g>
                  <svg:desc>'Flocking (Thread fixed and Units Fixed)'.AI11:'Flocking (Thread fixed and Units Fixed)'.AI11</svg:desc>
                </draw:g>
              </table:table-cell>
              <table:table-cell office:value-type="string">
                <text:p>128</text:p>
                <draw:g>
                  <svg:desc>'Flocking (Thread fixed and Units Fixed)'.AJ11:'Flocking (Thread fixed and Units Fixed)'.AJ1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Flocking (Thread fixed and Units Fixed)'.AA12:'Flocking (Thread fixed and Units Fixed)'.AA18</svg:desc>
                </draw:g>
              </table:table-cell>
              <table:table-cell office:value-type="float" office:value="1.38310873830123">
                <text:p>1.38310873830123</text:p>
                <draw:g>
                  <svg:desc>'Flocking (Thread fixed and Units Fixed)'.AC12:'Flocking (Thread fixed and Units Fixed)'.AC18</svg:desc>
                </draw:g>
              </table:table-cell>
              <table:table-cell office:value-type="float" office:value="0.991149830602226">
                <text:p>0.991149830602226</text:p>
                <draw:g>
                  <svg:desc>'Flocking (Thread fixed and Units Fixed)'.AD12:'Flocking (Thread fixed and Units Fixed)'.AD18</svg:desc>
                </draw:g>
              </table:table-cell>
              <table:table-cell office:value-type="float" office:value="1.26824736795541">
                <text:p>1.26824736795541</text:p>
                <draw:g>
                  <svg:desc>'Flocking (Thread fixed and Units Fixed)'.AE12:'Flocking (Thread fixed and Units Fixed)'.AE18</svg:desc>
                </draw:g>
              </table:table-cell>
              <table:table-cell office:value-type="float" office:value="3.91239082969432">
                <text:p>3.91239082969432</text:p>
                <draw:g>
                  <svg:desc>'Flocking (Thread fixed and Units Fixed)'.AF12:'Flocking (Thread fixed and Units Fixed)'.AF18</svg:desc>
                </draw:g>
              </table:table-cell>
              <table:table-cell office:value-type="float" office:value="0.966100552635126">
                <text:p>0.966100552635126</text:p>
                <draw:g>
                  <svg:desc>'Flocking (Thread fixed and Units Fixed)'.AG12:'Flocking (Thread fixed and Units Fixed)'.AG18</svg:desc>
                </draw:g>
              </table:table-cell>
              <table:table-cell office:value-type="float" office:value="0.956368003202349">
                <text:p>0.956368003202349</text:p>
                <draw:g>
                  <svg:desc>'Flocking (Thread fixed and Units Fixed)'.AH12:'Flocking (Thread fixed and Units Fixed)'.AH18</svg:desc>
                </draw:g>
              </table:table-cell>
              <table:table-cell office:value-type="float" office:value="1.03696469907407">
                <text:p>1.03696469907407</text:p>
                <draw:g>
                  <svg:desc>'Flocking (Thread fixed and Units Fixed)'.AI12:'Flocking (Thread fixed and Units Fixed)'.AI18</svg:desc>
                </draw:g>
              </table:table-cell>
              <table:table-cell office:value-type="float" office:value="1.02848328311092">
                <text:p>1.02848328311092</text:p>
                <draw:g>
                  <svg:desc>'Flocking (Thread fixed and Units Fixed)'.AJ12:'Flocking (Thread fixed and Units Fixed)'.AJ1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89160001155034">
                <text:p>1.89160001155034</text:p>
              </table:table-cell>
              <table:table-cell office:value-type="float" office:value="1.36432364885973">
                <text:p>1.36432364885973</text:p>
              </table:table-cell>
              <table:table-cell office:value-type="float" office:value="1.78778450957917">
                <text:p>1.78778450957917</text:p>
              </table:table-cell>
              <table:table-cell office:value-type="float" office:value="4.22359767891683">
                <text:p>4.22359767891683</text:p>
              </table:table-cell>
              <table:table-cell office:value-type="float" office:value="1.43046184081232">
                <text:p>1.43046184081232</text:p>
              </table:table-cell>
              <table:table-cell office:value-type="float" office:value="1.43875601238716">
                <text:p>1.43875601238716</text:p>
              </table:table-cell>
              <table:table-cell office:value-type="float" office:value="1.48929204746965">
                <text:p>1.48929204746965</text:p>
              </table:table-cell>
              <table:table-cell office:value-type="float" office:value="1.43951479992089">
                <text:p>1.4395147999208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57808500297025">
                <text:p>2.57808500297025</text:p>
              </table:table-cell>
              <table:table-cell office:value-type="float" office:value="2.35382521744276">
                <text:p>2.35382521744276</text:p>
              </table:table-cell>
              <table:table-cell office:value-type="float" office:value="2.75765978095106">
                <text:p>2.75765978095106</text:p>
              </table:table-cell>
              <table:table-cell office:value-type="float" office:value="5.2310322156476">
                <text:p>5.2310322156476</text:p>
              </table:table-cell>
              <table:table-cell office:value-type="float" office:value="2.27156969108662">
                <text:p>2.27156969108662</text:p>
              </table:table-cell>
              <table:table-cell office:value-type="float" office:value="2.27221841443911">
                <text:p>2.27221841443911</text:p>
              </table:table-cell>
              <table:table-cell office:value-type="float" office:value="2.3472976162379">
                <text:p>2.3472976162379</text:p>
              </table:table-cell>
              <table:table-cell office:value-type="float" office:value="2.22382469674101">
                <text:p>2.2238246967410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.0767110456295">
                <text:p>4.0767110456295</text:p>
              </table:table-cell>
              <table:table-cell office:value-type="float" office:value="3.47971217269638">
                <text:p>3.47971217269638</text:p>
              </table:table-cell>
              <table:table-cell office:value-type="float" office:value="4.11974205762291">
                <text:p>4.11974205762291</text:p>
              </table:table-cell>
              <table:table-cell office:value-type="float" office:value="6.91382049245433">
                <text:p>6.91382049245433</text:p>
              </table:table-cell>
              <table:table-cell office:value-type="float" office:value="3.49929648241206">
                <text:p>3.49929648241206</text:p>
              </table:table-cell>
              <table:table-cell office:value-type="float" office:value="3.53016323633783">
                <text:p>3.53016323633783</text:p>
              </table:table-cell>
              <table:table-cell office:value-type="float" office:value="3.56522629531026">
                <text:p>3.56522629531026</text:p>
              </table:table-cell>
              <table:table-cell office:value-type="float" office:value="3.50828757116228">
                <text:p>3.5082875711622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44059614715335">
                <text:p>5.44059614715335</text:p>
              </table:table-cell>
              <table:table-cell office:value-type="float" office:value="5.06041495292935">
                <text:p>5.06041495292935</text:p>
              </table:table-cell>
              <table:table-cell office:value-type="float" office:value="5.64153250458529">
                <text:p>5.64153250458529</text:p>
              </table:table-cell>
              <table:table-cell office:value-type="float" office:value="6.10530958813475">
                <text:p>6.10530958813475</text:p>
              </table:table-cell>
              <table:table-cell office:value-type="float" office:value="5.07223672758921">
                <text:p>5.07223672758921</text:p>
              </table:table-cell>
              <table:table-cell office:value-type="float" office:value="5.0118584231013">
                <text:p>5.0118584231013</text:p>
              </table:table-cell>
              <table:table-cell office:value-type="float" office:value="5.10003684598379">
                <text:p>5.10003684598379</text:p>
              </table:table-cell>
              <table:table-cell office:value-type="float" office:value="5.11653266796045">
                <text:p>5.1165326679604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.19268816252462">
                <text:p>7.19268816252462</text:p>
              </table:table-cell>
              <table:table-cell office:value-type="float" office:value="6.71132402742215">
                <text:p>6.71132402742215</text:p>
              </table:table-cell>
              <table:table-cell office:value-type="float" office:value="7.3149081742888">
                <text:p>7.3149081742888</text:p>
              </table:table-cell>
              <table:table-cell office:value-type="float" office:value="5.17508438952933">
                <text:p>5.17508438952933</text:p>
              </table:table-cell>
              <table:table-cell office:value-type="float" office:value="6.68234713598421">
                <text:p>6.68234713598421</text:p>
              </table:table-cell>
              <table:table-cell office:value-type="float" office:value="6.65470925470926">
                <text:p>6.65470925470926</text:p>
              </table:table-cell>
              <table:table-cell office:value-type="float" office:value="6.63297959183673">
                <text:p>6.63297959183673</text:p>
              </table:table-cell>
              <table:table-cell office:value-type="float" office:value="6.68124820129096">
                <text:p>6.6812482012909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9.03809189053477">
                <text:p>9.03809189053477</text:p>
              </table:table-cell>
              <table:table-cell office:value-type="float" office:value="8.70712074303406">
                <text:p>8.70712074303406</text:p>
              </table:table-cell>
              <table:table-cell office:value-type="float" office:value="9.42769746490677">
                <text:p>9.42769746490677</text:p>
              </table:table-cell>
              <table:table-cell office:value-type="float" office:value="6.10860121633362">
                <text:p>6.10860121633362</text:p>
              </table:table-cell>
              <table:table-cell office:value-type="float" office:value="8.66653826894187">
                <text:p>8.66653826894187</text:p>
              </table:table-cell>
              <table:table-cell office:value-type="float" office:value="8.72670855635715">
                <text:p>8.72670855635715</text:p>
              </table:table-cell>
              <table:table-cell office:value-type="float" office:value="7.11122348999652">
                <text:p>7.11122348999652</text:p>
              </table:table-cell>
              <table:table-cell office:value-type="float" office:value="8.65387130274241">
                <text:p>8.653871302742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f3c4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c303d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81f27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6171d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40f13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8cm" svg:y="0.316cm" chart:style-name="ch2">
          <text:p>Flocking 8 Threads Efficiency</text:p>
        </chart:title>
        <chart:subtitle svg:x="6.514cm" svg:y="1.275cm" chart:style-name="ch3">
          <text:p>Batch Variations</text:p>
        </chart:subtitle>
        <chart:legend chart:legend-position="end" svg:x="14.689cm" svg:y="2.458cm" style:legend-expansion="high" chart:style-name="ch4"/>
        <chart:plot-area chart:style-name="ch5" table:cell-range-address="'Flocking (Thread fixed and Units Fixed)'.AA20:'Flocking (Thread fixed and Units Fixed)'.AA27 'Flocking (Thread fixed and Units Fixed)'.AC20:'Flocking (Thread fixed and Units Fixed)'.AJ27" chart:data-source-has-labels="both" svg:x="1.331cm" svg:y="2.138cm" svg:width="12.157cm" svg:height="5.701cm">
          <chart:coordinate-region svg:x="2.058cm" svg:y="2.338cm" svg:width="11.43cm" svg:height="4.854cm"/>
          <chart:axis chart:dimension="x" chart:name="primary-x" chart:style-name="ch6" chartooo:axis-type="auto">
            <chartooo:date-scale/>
            <chart:title svg:x="6.981cm" svg:y="8.019cm" chart:style-name="ch7">
              <text:p>Units</text:p>
            </chart:title>
            <chart:categories table:cell-range-address="'Flocking (Thread fixed and Units Fixed)'.AA21:'Flocking (Thread fixed and Units Fixed)'.AA27"/>
          </chart:axis>
          <chart:axis chart:dimension="y" chart:name="primary-y" chart:style-name="ch8">
            <chart:title svg:x="0.451cm" svg:y="5.733cm" chart:style-name="ch9">
              <text:p>Efficiency</text:p>
            </chart:title>
            <chart:grid chart:style-name="ch10" chart:class="major"/>
          </chart:axis>
          <chart:axis chart:dimension="y" chart:name="secondary-y" chart:style-name="ch11">
            <chart:title svg:x="13.808cm" svg:y="5.627cm" chart:style-name="ch9">
              <text:p>Batches</text:p>
            </chart:title>
          </chart:axis>
          <chart:series chart:attached-axis="primary-y" chart:style-name="ch12" chart:values-cell-range-address="'Flocking (Thread fixed and Units Fixed)'.AC21:'Flocking (Thread fixed and Units Fixed)'.AC27" chart:label-cell-address="'Flocking (Thread fixed and Units Fixed)'.AC20:'Flocking (Thread fixed and Units Fixed)'.AC20" chart:class="chart:bar">
            <chart:data-point chart:repeated="7"/>
          </chart:series>
          <chart:series chart:attached-axis="primary-y" chart:style-name="ch13" chart:values-cell-range-address="'Flocking (Thread fixed and Units Fixed)'.AD21:'Flocking (Thread fixed and Units Fixed)'.AD27" chart:label-cell-address="'Flocking (Thread fixed and Units Fixed)'.AD20:'Flocking (Thread fixed and Units Fixed)'.AD20" chart:class="chart:bar">
            <chart:data-point chart:repeated="7"/>
          </chart:series>
          <chart:series chart:attached-axis="primary-y" chart:style-name="ch14" chart:values-cell-range-address="'Flocking (Thread fixed and Units Fixed)'.AE21:'Flocking (Thread fixed and Units Fixed)'.AE27" chart:label-cell-address="'Flocking (Thread fixed and Units Fixed)'.AE20:'Flocking (Thread fixed and Units Fixed)'.AE20" chart:class="chart:bar">
            <chart:data-point chart:repeated="7"/>
          </chart:series>
          <chart:series chart:attached-axis="primary-y" chart:style-name="ch15" chart:values-cell-range-address="'Flocking (Thread fixed and Units Fixed)'.AF21:'Flocking (Thread fixed and Units Fixed)'.AF27" chart:label-cell-address="'Flocking (Thread fixed and Units Fixed)'.AF20:'Flocking (Thread fixed and Units Fixed)'.AF20" chart:class="chart:bar">
            <chart:data-point chart:repeated="7"/>
          </chart:series>
          <chart:series chart:attached-axis="primary-y" chart:style-name="ch16" chart:values-cell-range-address="'Flocking (Thread fixed and Units Fixed)'.AG21:'Flocking (Thread fixed and Units Fixed)'.AG27" chart:label-cell-address="'Flocking (Thread fixed and Units Fixed)'.AG20:'Flocking (Thread fixed and Units Fixed)'.AG20" chart:class="chart:bar">
            <chart:data-point chart:repeated="7"/>
          </chart:series>
          <chart:series chart:attached-axis="primary-y" chart:style-name="ch17" chart:values-cell-range-address="'Flocking (Thread fixed and Units Fixed)'.AH21:'Flocking (Thread fixed and Units Fixed)'.AH27" chart:label-cell-address="'Flocking (Thread fixed and Units Fixed)'.AH20:'Flocking (Thread fixed and Units Fixed)'.AH20" chart:class="chart:bar">
            <chart:data-point chart:repeated="7"/>
          </chart:series>
          <chart:series chart:attached-axis="primary-y" chart:style-name="ch18" chart:values-cell-range-address="'Flocking (Thread fixed and Units Fixed)'.AI21:'Flocking (Thread fixed and Units Fixed)'.AI27" chart:label-cell-address="'Flocking (Thread fixed and Units Fixed)'.AI20:'Flocking (Thread fixed and Units Fixed)'.AI20" chart:class="chart:bar">
            <chart:data-point chart:repeated="7"/>
          </chart:series>
          <chart:series chart:attached-axis="primary-y" chart:style-name="ch19" chart:values-cell-range-address="'Flocking (Thread fixed and Units Fixed)'.AJ21:'Flocking (Thread fixed and Units Fixed)'.AJ27" chart:label-cell-address="'Flocking (Thread fixed and Units Fixed)'.AJ20:'Flocking (Thread fixed and Units Fixed)'.AJ20" chart:class="chart:bar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locking (Thread fixed and Units Fixed)'.AC20:'Flocking (Thread fixed and Units Fixed)'.AC20</svg:desc>
                </draw:g>
              </table:table-cell>
              <table:table-cell office:value-type="string">
                <text:p>2</text:p>
                <draw:g>
                  <svg:desc>'Flocking (Thread fixed and Units Fixed)'.AD20:'Flocking (Thread fixed and Units Fixed)'.AD20</svg:desc>
                </draw:g>
              </table:table-cell>
              <table:table-cell office:value-type="string">
                <text:p>4</text:p>
                <draw:g>
                  <svg:desc>'Flocking (Thread fixed and Units Fixed)'.AE20:'Flocking (Thread fixed and Units Fixed)'.AE20</svg:desc>
                </draw:g>
              </table:table-cell>
              <table:table-cell office:value-type="string">
                <text:p>8</text:p>
                <draw:g>
                  <svg:desc>'Flocking (Thread fixed and Units Fixed)'.AF20:'Flocking (Thread fixed and Units Fixed)'.AF20</svg:desc>
                </draw:g>
              </table:table-cell>
              <table:table-cell office:value-type="string">
                <text:p>16</text:p>
                <draw:g>
                  <svg:desc>'Flocking (Thread fixed and Units Fixed)'.AG20:'Flocking (Thread fixed and Units Fixed)'.AG20</svg:desc>
                </draw:g>
              </table:table-cell>
              <table:table-cell office:value-type="string">
                <text:p>32</text:p>
                <draw:g>
                  <svg:desc>'Flocking (Thread fixed and Units Fixed)'.AH20:'Flocking (Thread fixed and Units Fixed)'.AH20</svg:desc>
                </draw:g>
              </table:table-cell>
              <table:table-cell office:value-type="string">
                <text:p>64</text:p>
                <draw:g>
                  <svg:desc>'Flocking (Thread fixed and Units Fixed)'.AI20:'Flocking (Thread fixed and Units Fixed)'.AI20</svg:desc>
                </draw:g>
              </table:table-cell>
              <table:table-cell office:value-type="string">
                <text:p>128</text:p>
                <draw:g>
                  <svg:desc>'Flocking (Thread fixed and Units Fixed)'.AJ20:'Flocking (Thread fixed and Units Fixed)'.AJ2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Flocking (Thread fixed and Units Fixed)'.AA21:'Flocking (Thread fixed and Units Fixed)'.AA27</svg:desc>
                </draw:g>
              </table:table-cell>
              <table:table-cell office:value-type="float" office:value="0.172888592287654">
                <text:p>0.172888592287654</text:p>
                <draw:g>
                  <svg:desc>'Flocking (Thread fixed and Units Fixed)'.AC21:'Flocking (Thread fixed and Units Fixed)'.AC27</svg:desc>
                </draw:g>
              </table:table-cell>
              <table:table-cell office:value-type="float" office:value="0.123893728825278">
                <text:p>0.123893728825278</text:p>
                <draw:g>
                  <svg:desc>'Flocking (Thread fixed and Units Fixed)'.AD21:'Flocking (Thread fixed and Units Fixed)'.AD27</svg:desc>
                </draw:g>
              </table:table-cell>
              <table:table-cell office:value-type="float" office:value="0.158530920994426">
                <text:p>0.158530920994426</text:p>
                <draw:g>
                  <svg:desc>'Flocking (Thread fixed and Units Fixed)'.AE21:'Flocking (Thread fixed and Units Fixed)'.AE27</svg:desc>
                </draw:g>
              </table:table-cell>
              <table:table-cell office:value-type="float" office:value="0.48904885371179">
                <text:p>0.48904885371179</text:p>
                <draw:g>
                  <svg:desc>'Flocking (Thread fixed and Units Fixed)'.AF21:'Flocking (Thread fixed and Units Fixed)'.AF27</svg:desc>
                </draw:g>
              </table:table-cell>
              <table:table-cell office:value-type="float" office:value="0.120762569079391">
                <text:p>0.120762569079391</text:p>
                <draw:g>
                  <svg:desc>'Flocking (Thread fixed and Units Fixed)'.AG21:'Flocking (Thread fixed and Units Fixed)'.AG27</svg:desc>
                </draw:g>
              </table:table-cell>
              <table:table-cell office:value-type="float" office:value="0.119546000400294">
                <text:p>0.119546000400294</text:p>
                <draw:g>
                  <svg:desc>'Flocking (Thread fixed and Units Fixed)'.AH21:'Flocking (Thread fixed and Units Fixed)'.AH27</svg:desc>
                </draw:g>
              </table:table-cell>
              <table:table-cell office:value-type="float" office:value="0.129620587384259">
                <text:p>0.129620587384259</text:p>
                <draw:g>
                  <svg:desc>'Flocking (Thread fixed and Units Fixed)'.AI21:'Flocking (Thread fixed and Units Fixed)'.AI27</svg:desc>
                </draw:g>
              </table:table-cell>
              <table:table-cell office:value-type="float" office:value="0.128560410388865">
                <text:p>0.128560410388865</text:p>
                <draw:g>
                  <svg:desc>'Flocking (Thread fixed and Units Fixed)'.AJ21:'Flocking (Thread fixed and Units Fixed)'.AJ27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236450001443792">
                <text:p>0.236450001443792</text:p>
              </table:table-cell>
              <table:table-cell office:value-type="float" office:value="0.170540456107466">
                <text:p>0.170540456107466</text:p>
              </table:table-cell>
              <table:table-cell office:value-type="float" office:value="0.223473063697396">
                <text:p>0.223473063697396</text:p>
              </table:table-cell>
              <table:table-cell office:value-type="float" office:value="0.527949709864603">
                <text:p>0.527949709864603</text:p>
              </table:table-cell>
              <table:table-cell office:value-type="float" office:value="0.178807730101539">
                <text:p>0.178807730101539</text:p>
              </table:table-cell>
              <table:table-cell office:value-type="float" office:value="0.179844501548396">
                <text:p>0.179844501548396</text:p>
              </table:table-cell>
              <table:table-cell office:value-type="float" office:value="0.186161505933706">
                <text:p>0.186161505933706</text:p>
              </table:table-cell>
              <table:table-cell office:value-type="float" office:value="0.179939349990111">
                <text:p>0.17993934999011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322260625371281">
                <text:p>0.322260625371281</text:p>
              </table:table-cell>
              <table:table-cell office:value-type="float" office:value="0.294228152180344">
                <text:p>0.294228152180344</text:p>
              </table:table-cell>
              <table:table-cell office:value-type="float" office:value="0.344707472618883">
                <text:p>0.344707472618883</text:p>
              </table:table-cell>
              <table:table-cell office:value-type="float" office:value="0.65387902695595">
                <text:p>0.65387902695595</text:p>
              </table:table-cell>
              <table:table-cell office:value-type="float" office:value="0.283946211385828">
                <text:p>0.283946211385828</text:p>
              </table:table-cell>
              <table:table-cell office:value-type="float" office:value="0.284027301804889">
                <text:p>0.284027301804889</text:p>
              </table:table-cell>
              <table:table-cell office:value-type="float" office:value="0.293412202029738">
                <text:p>0.293412202029738</text:p>
              </table:table-cell>
              <table:table-cell office:value-type="float" office:value="0.277978087092627">
                <text:p>0.27797808709262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509588880703688">
                <text:p>0.509588880703688</text:p>
              </table:table-cell>
              <table:table-cell office:value-type="float" office:value="0.434964021587048">
                <text:p>0.434964021587048</text:p>
              </table:table-cell>
              <table:table-cell office:value-type="float" office:value="0.514967757202863">
                <text:p>0.514967757202863</text:p>
              </table:table-cell>
              <table:table-cell office:value-type="float" office:value="0.864227561556791">
                <text:p>0.864227561556791</text:p>
              </table:table-cell>
              <table:table-cell office:value-type="float" office:value="0.437412060301508">
                <text:p>0.437412060301508</text:p>
              </table:table-cell>
              <table:table-cell office:value-type="float" office:value="0.441270404542229">
                <text:p>0.441270404542229</text:p>
              </table:table-cell>
              <table:table-cell office:value-type="float" office:value="0.445653286913783">
                <text:p>0.445653286913783</text:p>
              </table:table-cell>
              <table:table-cell office:value-type="float" office:value="0.438535946395284">
                <text:p>0.43853594639528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680074518394168">
                <text:p>0.680074518394168</text:p>
              </table:table-cell>
              <table:table-cell office:value-type="float" office:value="0.632551869116169">
                <text:p>0.632551869116169</text:p>
              </table:table-cell>
              <table:table-cell office:value-type="float" office:value="0.705191563073161">
                <text:p>0.705191563073161</text:p>
              </table:table-cell>
              <table:table-cell office:value-type="float" office:value="0.763163698516844">
                <text:p>0.763163698516844</text:p>
              </table:table-cell>
              <table:table-cell office:value-type="float" office:value="0.634029590948651">
                <text:p>0.634029590948651</text:p>
              </table:table-cell>
              <table:table-cell office:value-type="float" office:value="0.626482302887662">
                <text:p>0.626482302887662</text:p>
              </table:table-cell>
              <table:table-cell office:value-type="float" office:value="0.637504605747973">
                <text:p>0.637504605747973</text:p>
              </table:table-cell>
              <table:table-cell office:value-type="float" office:value="0.639566583495056">
                <text:p>0.63956658349505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899086020315578">
                <text:p>0.899086020315578</text:p>
              </table:table-cell>
              <table:table-cell office:value-type="float" office:value="0.838915503427769">
                <text:p>0.838915503427769</text:p>
              </table:table-cell>
              <table:table-cell office:value-type="float" office:value="0.9143635217861">
                <text:p>0.9143635217861</text:p>
              </table:table-cell>
              <table:table-cell office:value-type="float" office:value="0.646885548691166">
                <text:p>0.646885548691166</text:p>
              </table:table-cell>
              <table:table-cell office:value-type="float" office:value="0.835293391998026">
                <text:p>0.835293391998026</text:p>
              </table:table-cell>
              <table:table-cell office:value-type="float" office:value="0.831838656838657">
                <text:p>0.831838656838657</text:p>
              </table:table-cell>
              <table:table-cell office:value-type="float" office:value="0.829122448979592">
                <text:p>0.829122448979592</text:p>
              </table:table-cell>
              <table:table-cell office:value-type="float" office:value="0.83515602516137">
                <text:p>0.8351560251613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.12976148631685">
                <text:p>1.12976148631685</text:p>
              </table:table-cell>
              <table:table-cell office:value-type="float" office:value="1.08839009287926">
                <text:p>1.08839009287926</text:p>
              </table:table-cell>
              <table:table-cell office:value-type="float" office:value="1.17846218311335">
                <text:p>1.17846218311335</text:p>
              </table:table-cell>
              <table:table-cell office:value-type="float" office:value="0.763575152041703">
                <text:p>0.763575152041703</text:p>
              </table:table-cell>
              <table:table-cell office:value-type="float" office:value="1.08331728361773">
                <text:p>1.08331728361773</text:p>
              </table:table-cell>
              <table:table-cell office:value-type="float" office:value="1.09083856954464">
                <text:p>1.09083856954464</text:p>
              </table:table-cell>
              <table:table-cell office:value-type="float" office:value="0.888902936249566">
                <text:p>0.888902936249566</text:p>
              </table:table-cell>
              <table:table-cell office:value-type="float" office:value="1.0817339128428">
                <text:p>1.08173391284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cm" svg:height="9.009cm" xlink:href=".." xlink:type="simple" chart:class="chart:bar" chart:style-name="ch1">
        <chart:title svg:x="4.628cm" svg:y="0.316cm" chart:style-name="ch2">
          <text:p>Flocking 1440 Units Performance</text:p>
        </chart:title>
        <chart:legend chart:legend-position="end" svg:x="14.699cm" svg:y="2.462cm" style:legend-expansion="high" chart:style-name="ch3"/>
        <chart:plot-area chart:style-name="ch4" table:cell-range-address="'Flocking (Thread fixed and Units Fixed)'.B75:'Flocking (Thread fixed and Units Fixed)'.J81" chart:data-source-has-labels="both" svg:x="1.331cm" svg:y="1.275cm" svg:width="12.167cm" svg:height="6.573cm">
          <chart:coordinate-region svg:x="2.323cm" svg:y="1.474cm" svg:width="11.175cm" svg:height="5.727cm"/>
          <chart:axis chart:dimension="x" chart:name="primary-x" chart:style-name="ch5" chartooo:axis-type="auto">
            <chartooo:date-scale/>
            <chart:title svg:x="6.761cm" svg:y="8.028cm" chart:style-name="ch6">
              <text:p>Threads</text:p>
            </chart:title>
            <chart:categories table:cell-range-address="'Flocking (Thread fixed and Units Fixed)'.B76:'Flocking (Thread fixed and Units Fixed)'.B81"/>
          </chart:axis>
          <chart:axis chart:dimension="y" chart:name="primary-y" chart:style-name="ch7">
            <chart:title svg:x="0.451cm" svg:y="5.399cm" chart:style-name="ch8">
              <text:p>Time in ms</text:p>
            </chart:title>
            <chart:grid chart:style-name="ch9" chart:class="major"/>
          </chart:axis>
          <chart:axis chart:dimension="y" chart:name="secondary-y" chart:style-name="ch10">
            <chart:title svg:x="13.818cm" svg:y="5.2cm" chart:style-name="ch8">
              <text:p>Batches</text:p>
            </chart:title>
          </chart:axis>
          <chart:series chart:attached-axis="primary-y" chart:style-name="ch11" chart:values-cell-range-address="'Flocking (Thread fixed and Units Fixed)'.C76:'Flocking (Thread fixed and Units Fixed)'.C81" chart:label-cell-address="'Flocking (Thread fixed and Units Fixed)'.C75:'Flocking (Thread fixed and Units Fixed)'.C75" chart:class="chart:bar">
            <chart:data-point chart:repeated="6"/>
          </chart:series>
          <chart:series chart:attached-axis="primary-y" chart:style-name="ch12" chart:values-cell-range-address="'Flocking (Thread fixed and Units Fixed)'.D76:'Flocking (Thread fixed and Units Fixed)'.D81" chart:label-cell-address="'Flocking (Thread fixed and Units Fixed)'.D75:'Flocking (Thread fixed and Units Fixed)'.D75" chart:class="chart:bar">
            <chart:data-point chart:repeated="6"/>
          </chart:series>
          <chart:series chart:attached-axis="primary-y" chart:style-name="ch13" chart:values-cell-range-address="'Flocking (Thread fixed and Units Fixed)'.E76:'Flocking (Thread fixed and Units Fixed)'.E81" chart:label-cell-address="'Flocking (Thread fixed and Units Fixed)'.E75:'Flocking (Thread fixed and Units Fixed)'.E75" chart:class="chart:bar">
            <chart:data-point chart:repeated="6"/>
          </chart:series>
          <chart:series chart:attached-axis="primary-y" chart:style-name="ch14" chart:values-cell-range-address="'Flocking (Thread fixed and Units Fixed)'.F76:'Flocking (Thread fixed and Units Fixed)'.F81" chart:label-cell-address="'Flocking (Thread fixed and Units Fixed)'.F75:'Flocking (Thread fixed and Units Fixed)'.F75" chart:class="chart:bar">
            <chart:data-point chart:repeated="6"/>
          </chart:series>
          <chart:series chart:attached-axis="primary-y" chart:style-name="ch15" chart:values-cell-range-address="'Flocking (Thread fixed and Units Fixed)'.G76:'Flocking (Thread fixed and Units Fixed)'.G81" chart:label-cell-address="'Flocking (Thread fixed and Units Fixed)'.G75:'Flocking (Thread fixed and Units Fixed)'.G75" chart:class="chart:bar">
            <chart:data-point chart:repeated="6"/>
          </chart:series>
          <chart:series chart:attached-axis="primary-y" chart:style-name="ch16" chart:values-cell-range-address="'Flocking (Thread fixed and Units Fixed)'.H76:'Flocking (Thread fixed and Units Fixed)'.H81" chart:label-cell-address="'Flocking (Thread fixed and Units Fixed)'.H75:'Flocking (Thread fixed and Units Fixed)'.H75" chart:class="chart:bar">
            <chart:data-point chart:repeated="6"/>
          </chart:series>
          <chart:series chart:attached-axis="primary-y" chart:style-name="ch17" chart:values-cell-range-address="'Flocking (Thread fixed and Units Fixed)'.I76:'Flocking (Thread fixed and Units Fixed)'.I81" chart:label-cell-address="'Flocking (Thread fixed and Units Fixed)'.I75:'Flocking (Thread fixed and Units Fixed)'.I75" chart:class="chart:bar">
            <chart:data-point chart:repeated="6"/>
          </chart:series>
          <chart:series chart:attached-axis="primary-y" chart:style-name="ch18" chart:values-cell-range-address="'Flocking (Thread fixed and Units Fixed)'.J76:'Flocking (Thread fixed and Units Fixed)'.J81" chart:label-cell-address="'Flocking (Thread fixed and Units Fixed)'.J75:'Flocking (Thread fixed and Units Fixed)'.J75" chart:class="chart:ba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locking (Thread fixed and Units Fixed)'.C75:'Flocking (Thread fixed and Units Fixed)'.C75</svg:desc>
                </draw:g>
              </table:table-cell>
              <table:table-cell office:value-type="string">
                <text:p>2</text:p>
                <draw:g>
                  <svg:desc>'Flocking (Thread fixed and Units Fixed)'.D75:'Flocking (Thread fixed and Units Fixed)'.D75</svg:desc>
                </draw:g>
              </table:table-cell>
              <table:table-cell office:value-type="string">
                <text:p>4</text:p>
                <draw:g>
                  <svg:desc>'Flocking (Thread fixed and Units Fixed)'.E75:'Flocking (Thread fixed and Units Fixed)'.E75</svg:desc>
                </draw:g>
              </table:table-cell>
              <table:table-cell office:value-type="string">
                <text:p>8</text:p>
                <draw:g>
                  <svg:desc>'Flocking (Thread fixed and Units Fixed)'.F75:'Flocking (Thread fixed and Units Fixed)'.F75</svg:desc>
                </draw:g>
              </table:table-cell>
              <table:table-cell office:value-type="string">
                <text:p>16</text:p>
                <draw:g>
                  <svg:desc>'Flocking (Thread fixed and Units Fixed)'.G75:'Flocking (Thread fixed and Units Fixed)'.G75</svg:desc>
                </draw:g>
              </table:table-cell>
              <table:table-cell office:value-type="string">
                <text:p>32</text:p>
                <draw:g>
                  <svg:desc>'Flocking (Thread fixed and Units Fixed)'.H75:'Flocking (Thread fixed and Units Fixed)'.H75</svg:desc>
                </draw:g>
              </table:table-cell>
              <table:table-cell office:value-type="string">
                <text:p>64</text:p>
                <draw:g>
                  <svg:desc>'Flocking (Thread fixed and Units Fixed)'.I75:'Flocking (Thread fixed and Units Fixed)'.I75</svg:desc>
                </draw:g>
              </table:table-cell>
              <table:table-cell office:value-type="string">
                <text:p>128</text:p>
                <draw:g>
                  <svg:desc>'Flocking (Thread fixed and Units Fixed)'.J75:'Flocking (Thread fixed and Units Fixed)'.J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S</text:p>
                <draw:g>
                  <svg:desc>'Flocking (Thread fixed and Units Fixed)'.B76:'Flocking (Thread fixed and Units Fixed)'.B81</svg:desc>
                </draw:g>
              </table:table-cell>
              <table:table-cell office:value-type="float" office:value="2249.915">
                <text:p>2249.915</text:p>
                <draw:g>
                  <svg:desc>'Flocking (Thread fixed and Units Fixed)'.C76:'Flocking (Thread fixed and Units Fixed)'.C81</svg:desc>
                </draw:g>
              </table:table-cell>
              <table:table-cell office:value-type="float" office:value="2250.915">
                <text:p>2250.915</text:p>
                <draw:g>
                  <svg:desc>'Flocking (Thread fixed and Units Fixed)'.D76:'Flocking (Thread fixed and Units Fixed)'.D81</svg:desc>
                </draw:g>
              </table:table-cell>
              <table:table-cell office:value-type="float" office:value="2251.915">
                <text:p>2251.915</text:p>
                <draw:g>
                  <svg:desc>'Flocking (Thread fixed and Units Fixed)'.E76:'Flocking (Thread fixed and Units Fixed)'.E81</svg:desc>
                </draw:g>
              </table:table-cell>
              <table:table-cell office:value-type="float" office:value="2252.915">
                <text:p>2252.915</text:p>
                <draw:g>
                  <svg:desc>'Flocking (Thread fixed and Units Fixed)'.F76:'Flocking (Thread fixed and Units Fixed)'.F81</svg:desc>
                </draw:g>
              </table:table-cell>
              <table:table-cell office:value-type="float" office:value="2253.915">
                <text:p>2253.915</text:p>
                <draw:g>
                  <svg:desc>'Flocking (Thread fixed and Units Fixed)'.G76:'Flocking (Thread fixed and Units Fixed)'.G81</svg:desc>
                </draw:g>
              </table:table-cell>
              <table:table-cell office:value-type="float" office:value="2254.915">
                <text:p>2254.915</text:p>
                <draw:g>
                  <svg:desc>'Flocking (Thread fixed and Units Fixed)'.H76:'Flocking (Thread fixed and Units Fixed)'.H81</svg:desc>
                </draw:g>
              </table:table-cell>
              <table:table-cell office:value-type="float" office:value="2255.915">
                <text:p>2255.915</text:p>
                <draw:g>
                  <svg:desc>'Flocking (Thread fixed and Units Fixed)'.I76:'Flocking (Thread fixed and Units Fixed)'.I81</svg:desc>
                </draw:g>
              </table:table-cell>
              <table:table-cell office:value-type="float" office:value="2256.915">
                <text:p>2256.915</text:p>
                <draw:g>
                  <svg:desc>'Flocking (Thread fixed and Units Fixed)'.J76:'Flocking (Thread fixed and Units Fixed)'.J81</svg:desc>
                </draw:g>
              </table:table-cell>
            </table:table-row>
            <table:table-row>
              <table:table-cell office:value-type="string">
                <text:p>1 SJ</text:p>
              </table:table-cell>
              <table:table-cell office:value-type="float" office:value="343.08">
                <text:p>343.08</text:p>
              </table:table-cell>
              <table:table-cell office:value-type="float" office:value="343.08">
                <text:p>343.08</text:p>
              </table:table-cell>
              <table:table-cell office:value-type="float" office:value="343.07">
                <text:p>343.07</text:p>
              </table:table-cell>
              <table:table-cell office:value-type="float" office:value="343.07">
                <text:p>343.07</text:p>
              </table:table-cell>
              <table:table-cell office:value-type="float" office:value="343.08">
                <text:p>343.08</text:p>
              </table:table-cell>
              <table:table-cell office:value-type="float" office:value="343.08">
                <text:p>343.08</text:p>
              </table:table-cell>
              <table:table-cell office:value-type="float" office:value="343.08">
                <text:p>343.08</text:p>
              </table:table-cell>
              <table:table-cell office:value-type="float" office:value="343.08">
                <text:p>343.0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9.08">
                <text:p>259.08</text:p>
              </table:table-cell>
              <table:table-cell office:value-type="float" office:value="267.77">
                <text:p>267.77</text:p>
              </table:table-cell>
              <table:table-cell office:value-type="float" office:value="248.75">
                <text:p>248.75</text:p>
              </table:table-cell>
              <table:table-cell office:value-type="float" office:value="365.2">
                <text:p>365.2</text:p>
              </table:table-cell>
              <table:table-cell office:value-type="float" office:value="271.69">
                <text:p>271.69</text:p>
              </table:table-cell>
              <table:table-cell office:value-type="float" office:value="269.7">
                <text:p>269.7</text:p>
              </table:table-cell>
              <table:table-cell office:value-type="float" office:value="309.3">
                <text:p>309.3</text:p>
              </table:table-cell>
              <table:table-cell office:value-type="float" office:value="269.86">
                <text:p>269.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0.1">
                <text:p>250.1</text:p>
              </table:table-cell>
              <table:table-cell office:value-type="float" office:value="262.47">
                <text:p>262.47</text:p>
              </table:table-cell>
              <table:table-cell office:value-type="float" office:value="241.22">
                <text:p>241.22</text:p>
              </table:table-cell>
              <table:table-cell office:value-type="float" office:value="368.75">
                <text:p>368.75</text:p>
              </table:table-cell>
              <table:table-cell office:value-type="float" office:value="262.63">
                <text:p>262.63</text:p>
              </table:table-cell>
              <table:table-cell office:value-type="float" office:value="262.57">
                <text:p>262.57</text:p>
              </table:table-cell>
              <table:table-cell office:value-type="float" office:value="323.53">
                <text:p>323.53</text:p>
              </table:table-cell>
              <table:table-cell office:value-type="float" office:value="263.39">
                <text:p>263.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8.62">
                <text:p>248.62</text:p>
              </table:table-cell>
              <table:table-cell office:value-type="float" office:value="257.95">
                <text:p>257.95</text:p>
              </table:table-cell>
              <table:table-cell office:value-type="float" office:value="240.07">
                <text:p>240.07</text:p>
              </table:table-cell>
              <table:table-cell office:value-type="float" office:value="373.33">
                <text:p>373.33</text:p>
              </table:table-cell>
              <table:table-cell office:value-type="float" office:value="260.04">
                <text:p>260.04</text:p>
              </table:table-cell>
              <table:table-cell office:value-type="float" office:value="259.34">
                <text:p>259.34</text:p>
              </table:table-cell>
              <table:table-cell office:value-type="float" office:value="320.19">
                <text:p>320.19</text:p>
              </table:table-cell>
              <table:table-cell office:value-type="float" office:value="261.11">
                <text:p>261.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8.94">
                <text:p>248.94</text:p>
              </table:table-cell>
              <table:table-cell office:value-type="float" office:value="258.4">
                <text:p>258.4</text:p>
              </table:table-cell>
              <table:table-cell office:value-type="float" office:value="238.65">
                <text:p>238.65</text:p>
              </table:table-cell>
              <table:table-cell office:value-type="float" office:value="368.32">
                <text:p>368.32</text:p>
              </table:table-cell>
              <table:table-cell office:value-type="float" office:value="259.61">
                <text:p>259.61</text:p>
              </table:table-cell>
              <table:table-cell office:value-type="float" office:value="257.82">
                <text:p>257.82</text:p>
              </table:table-cell>
              <table:table-cell office:value-type="float" office:value="316.39">
                <text:p>316.39</text:p>
              </table:table-cell>
              <table:table-cell office:value-type="float" office:value="259.99">
                <text:p>259.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f3c4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c303d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81f27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6171d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40f13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bar" chart:style-name="ch1">
        <chart:title svg:x="5.435cm" svg:y="0.316cm" chart:style-name="ch2">
          <text:p>Flocking 1440 Units Gain</text:p>
        </chart:title>
        <chart:subtitle svg:x="6.519cm" svg:y="1.275cm" chart:style-name="ch3">
          <text:p>Batch Variations</text:p>
        </chart:subtitle>
        <chart:legend chart:legend-position="end" svg:x="14.7cm" svg:y="2.462cm" style:legend-expansion="high" chart:style-name="ch4"/>
        <chart:plot-area chart:style-name="ch5" table:cell-range-address="'Flocking (Thread fixed and Units Fixed)'.B84:'Flocking (Thread fixed and Units Fixed)'.J84 'Flocking (Thread fixed and Units Fixed)'.B87:'Flocking (Thread fixed and Units Fixed)'.J90" chart:data-source-has-labels="both" svg:x="1.331cm" svg:y="2.138cm" svg:width="12.168cm" svg:height="5.71cm">
          <chart:coordinate-region svg:x="1.952cm" svg:y="2.337cm" svg:width="11.547cm" svg:height="4.864cm"/>
          <chart:axis chart:dimension="x" chart:name="primary-x" chart:style-name="ch6" chartooo:axis-type="auto">
            <chartooo:date-scale/>
            <chart:title svg:x="6.762cm" svg:y="8.028cm" chart:style-name="ch7">
              <text:p>Threads</text:p>
            </chart:title>
            <chart:categories table:cell-range-address="'Flocking (Thread fixed and Units Fixed)'.B87:'Flocking (Thread fixed and Units Fixed)'.B90"/>
          </chart:axis>
          <chart:axis chart:dimension="y" chart:name="primary-y" chart:style-name="ch8">
            <chart:title svg:x="0.451cm" svg:y="5.394cm" chart:style-name="ch9">
              <text:p>Gain</text:p>
            </chart:title>
            <chart:grid chart:style-name="ch10" chart:class="major"/>
          </chart:axis>
          <chart:axis chart:dimension="y" chart:name="secondary-y" chart:style-name="ch11">
            <chart:title svg:x="13.819cm" svg:y="5.632cm" chart:style-name="ch9">
              <text:p>Batches</text:p>
            </chart:title>
          </chart:axis>
          <chart:series chart:attached-axis="primary-y" chart:style-name="ch12" chart:values-cell-range-address="'Flocking (Thread fixed and Units Fixed)'.C87:'Flocking (Thread fixed and Units Fixed)'.C90" chart:label-cell-address="'Flocking (Thread fixed and Units Fixed)'.C84:'Flocking (Thread fixed and Units Fixed)'.C84" chart:class="chart:bar">
            <chart:data-point chart:repeated="4"/>
          </chart:series>
          <chart:series chart:attached-axis="primary-y" chart:style-name="ch13" chart:values-cell-range-address="'Flocking (Thread fixed and Units Fixed)'.D87:'Flocking (Thread fixed and Units Fixed)'.D90" chart:label-cell-address="'Flocking (Thread fixed and Units Fixed)'.D84:'Flocking (Thread fixed and Units Fixed)'.D84" chart:class="chart:bar">
            <chart:data-point chart:repeated="4"/>
          </chart:series>
          <chart:series chart:attached-axis="primary-y" chart:style-name="ch14" chart:values-cell-range-address="'Flocking (Thread fixed and Units Fixed)'.E87:'Flocking (Thread fixed and Units Fixed)'.E90" chart:label-cell-address="'Flocking (Thread fixed and Units Fixed)'.E84:'Flocking (Thread fixed and Units Fixed)'.E84" chart:class="chart:bar">
            <chart:data-point chart:repeated="4"/>
          </chart:series>
          <chart:series chart:attached-axis="primary-y" chart:style-name="ch15" chart:values-cell-range-address="'Flocking (Thread fixed and Units Fixed)'.F87:'Flocking (Thread fixed and Units Fixed)'.F90" chart:label-cell-address="'Flocking (Thread fixed and Units Fixed)'.F84:'Flocking (Thread fixed and Units Fixed)'.F84" chart:class="chart:bar">
            <chart:data-point chart:repeated="4"/>
          </chart:series>
          <chart:series chart:attached-axis="primary-y" chart:style-name="ch16" chart:values-cell-range-address="'Flocking (Thread fixed and Units Fixed)'.G87:'Flocking (Thread fixed and Units Fixed)'.G90" chart:label-cell-address="'Flocking (Thread fixed and Units Fixed)'.G84:'Flocking (Thread fixed and Units Fixed)'.G84" chart:class="chart:bar">
            <chart:data-point chart:repeated="4"/>
          </chart:series>
          <chart:series chart:attached-axis="primary-y" chart:style-name="ch17" chart:values-cell-range-address="'Flocking (Thread fixed and Units Fixed)'.H87:'Flocking (Thread fixed and Units Fixed)'.H90" chart:label-cell-address="'Flocking (Thread fixed and Units Fixed)'.H84:'Flocking (Thread fixed and Units Fixed)'.H84" chart:class="chart:bar">
            <chart:data-point chart:repeated="4"/>
          </chart:series>
          <chart:series chart:attached-axis="primary-y" chart:style-name="ch18" chart:values-cell-range-address="'Flocking (Thread fixed and Units Fixed)'.I87:'Flocking (Thread fixed and Units Fixed)'.I90" chart:label-cell-address="'Flocking (Thread fixed and Units Fixed)'.I84:'Flocking (Thread fixed and Units Fixed)'.I84" chart:class="chart:bar">
            <chart:data-point chart:repeated="4"/>
          </chart:series>
          <chart:series chart:attached-axis="primary-y" chart:style-name="ch19" chart:values-cell-range-address="'Flocking (Thread fixed and Units Fixed)'.J87:'Flocking (Thread fixed and Units Fixed)'.J90" chart:label-cell-address="'Flocking (Thread fixed and Units Fixed)'.J84:'Flocking (Thread fixed and Units Fixed)'.J84" chart:class="chart:ba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locking (Thread fixed and Units Fixed)'.C84:'Flocking (Thread fixed and Units Fixed)'.C84</svg:desc>
                </draw:g>
              </table:table-cell>
              <table:table-cell office:value-type="string">
                <text:p>2</text:p>
                <draw:g>
                  <svg:desc>'Flocking (Thread fixed and Units Fixed)'.D84:'Flocking (Thread fixed and Units Fixed)'.D84</svg:desc>
                </draw:g>
              </table:table-cell>
              <table:table-cell office:value-type="string">
                <text:p>4</text:p>
                <draw:g>
                  <svg:desc>'Flocking (Thread fixed and Units Fixed)'.E84:'Flocking (Thread fixed and Units Fixed)'.E84</svg:desc>
                </draw:g>
              </table:table-cell>
              <table:table-cell office:value-type="string">
                <text:p>8</text:p>
                <draw:g>
                  <svg:desc>'Flocking (Thread fixed and Units Fixed)'.F84:'Flocking (Thread fixed and Units Fixed)'.F84</svg:desc>
                </draw:g>
              </table:table-cell>
              <table:table-cell office:value-type="string">
                <text:p>16</text:p>
                <draw:g>
                  <svg:desc>'Flocking (Thread fixed and Units Fixed)'.G84:'Flocking (Thread fixed and Units Fixed)'.G84</svg:desc>
                </draw:g>
              </table:table-cell>
              <table:table-cell office:value-type="string">
                <text:p>32</text:p>
                <draw:g>
                  <svg:desc>'Flocking (Thread fixed and Units Fixed)'.H84:'Flocking (Thread fixed and Units Fixed)'.H84</svg:desc>
                </draw:g>
              </table:table-cell>
              <table:table-cell office:value-type="string">
                <text:p>64</text:p>
                <draw:g>
                  <svg:desc>'Flocking (Thread fixed and Units Fixed)'.I84:'Flocking (Thread fixed and Units Fixed)'.I84</svg:desc>
                </draw:g>
              </table:table-cell>
              <table:table-cell office:value-type="string">
                <text:p>128</text:p>
                <draw:g>
                  <svg:desc>'Flocking (Thread fixed and Units Fixed)'.J84:'Flocking (Thread fixed and Units Fixed)'.J8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Flocking (Thread fixed and Units Fixed)'.B87:'Flocking (Thread fixed and Units Fixed)'.B90</svg:desc>
                </draw:g>
              </table:table-cell>
              <table:table-cell office:value-type="float" office:value="8.6842481086923">
                <text:p>8.6842481086923</text:p>
                <draw:g>
                  <svg:desc>'Flocking (Thread fixed and Units Fixed)'.C87:'Flocking (Thread fixed and Units Fixed)'.C90</svg:desc>
                </draw:g>
              </table:table-cell>
              <table:table-cell office:value-type="float" office:value="8.40615080106061">
                <text:p>8.40615080106061</text:p>
                <draw:g>
                  <svg:desc>'Flocking (Thread fixed and Units Fixed)'.D87:'Flocking (Thread fixed and Units Fixed)'.D90</svg:desc>
                </draw:g>
              </table:table-cell>
              <table:table-cell office:value-type="float" office:value="9.05292462311558">
                <text:p>9.05292462311558</text:p>
                <draw:g>
                  <svg:desc>'Flocking (Thread fixed and Units Fixed)'.E87:'Flocking (Thread fixed and Units Fixed)'.E90</svg:desc>
                </draw:g>
              </table:table-cell>
              <table:table-cell office:value-type="float" office:value="6.16898959474261">
                <text:p>6.16898959474261</text:p>
                <draw:g>
                  <svg:desc>'Flocking (Thread fixed and Units Fixed)'.F87:'Flocking (Thread fixed and Units Fixed)'.F90</svg:desc>
                </draw:g>
              </table:table-cell>
              <table:table-cell office:value-type="float" office:value="8.29590710000368">
                <text:p>8.29590710000368</text:p>
                <draw:g>
                  <svg:desc>'Flocking (Thread fixed and Units Fixed)'.G87:'Flocking (Thread fixed and Units Fixed)'.G90</svg:desc>
                </draw:g>
              </table:table-cell>
              <table:table-cell office:value-type="float" office:value="8.3608268446422">
                <text:p>8.3608268446422</text:p>
                <draw:g>
                  <svg:desc>'Flocking (Thread fixed and Units Fixed)'.H87:'Flocking (Thread fixed and Units Fixed)'.H90</svg:desc>
                </draw:g>
              </table:table-cell>
              <table:table-cell office:value-type="float" office:value="7.29361461364371">
                <text:p>7.29361461364371</text:p>
                <draw:g>
                  <svg:desc>'Flocking (Thread fixed and Units Fixed)'.I87:'Flocking (Thread fixed and Units Fixed)'.I90</svg:desc>
                </draw:g>
              </table:table-cell>
              <table:table-cell office:value-type="float" office:value="8.36328096049804">
                <text:p>8.36328096049804</text:p>
                <draw:g>
                  <svg:desc>'Flocking (Thread fixed and Units Fixed)'.J87:'Flocking (Thread fixed and Units Fixed)'.J9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99606157536985">
                <text:p>8.99606157536985</text:p>
              </table:table-cell>
              <table:table-cell office:value-type="float" office:value="8.57589438793005">
                <text:p>8.57589438793005</text:p>
              </table:table-cell>
              <table:table-cell office:value-type="float" office:value="9.3355235884255">
                <text:p>9.3355235884255</text:p>
              </table:table-cell>
              <table:table-cell office:value-type="float" office:value="6.1096">
                <text:p>6.1096</text:p>
              </table:table-cell>
              <table:table-cell office:value-type="float" office:value="8.58209267791189">
                <text:p>8.58209267791189</text:p>
              </table:table-cell>
              <table:table-cell office:value-type="float" office:value="8.58786228434322">
                <text:p>8.58786228434322</text:p>
              </table:table-cell>
              <table:table-cell office:value-type="float" office:value="6.97281550397181">
                <text:p>6.97281550397181</text:p>
              </table:table-cell>
              <table:table-cell office:value-type="float" office:value="8.56871938949846">
                <text:p>8.568719389498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.04961386855442">
                <text:p>9.04961386855442</text:p>
              </table:table-cell>
              <table:table-cell office:value-type="float" office:value="8.72616786198876">
                <text:p>8.72616786198876</text:p>
              </table:table-cell>
              <table:table-cell office:value-type="float" office:value="9.38024326238181">
                <text:p>9.38024326238181</text:p>
              </table:table-cell>
              <table:table-cell office:value-type="float" office:value="6.03464763078242">
                <text:p>6.03464763078242</text:p>
              </table:table-cell>
              <table:table-cell office:value-type="float" office:value="8.66757037378865">
                <text:p>8.66757037378865</text:p>
              </table:table-cell>
              <table:table-cell office:value-type="float" office:value="8.69482146988509">
                <text:p>8.69482146988509</text:p>
              </table:table-cell>
              <table:table-cell office:value-type="float" office:value="7.04555107904682">
                <text:p>7.04555107904682</text:p>
              </table:table-cell>
              <table:table-cell office:value-type="float" office:value="8.64354103634484">
                <text:p>8.643541036344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03798103960794">
                <text:p>9.03798103960794</text:p>
              </table:table-cell>
              <table:table-cell office:value-type="float" office:value="8.7109713622291">
                <text:p>8.7109713622291</text:p>
              </table:table-cell>
              <table:table-cell office:value-type="float" office:value="9.43605698721978">
                <text:p>9.43605698721978</text:p>
              </table:table-cell>
              <table:table-cell office:value-type="float" office:value="6.1167327324066">
                <text:p>6.1167327324066</text:p>
              </table:table-cell>
              <table:table-cell office:value-type="float" office:value="8.68192673625823">
                <text:p>8.68192673625823</text:p>
              </table:table-cell>
              <table:table-cell office:value-type="float" office:value="8.74608253820495">
                <text:p>8.74608253820495</text:p>
              </table:table-cell>
              <table:table-cell office:value-type="float" office:value="7.13017162362907">
                <text:p>7.13017162362907</text:p>
              </table:table-cell>
              <table:table-cell office:value-type="float" office:value="8.68077618369937">
                <text:p>8.680776183699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f3c4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c30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81f27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6171d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40f13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bar" chart:style-name="ch1">
        <chart:title svg:x="4.919cm" svg:y="0.316cm" chart:style-name="ch2">
          <text:p>Flocking 1440 Units Efficiency</text:p>
        </chart:title>
        <chart:legend chart:legend-position="end" svg:x="14.7cm" svg:y="2.462cm" style:legend-expansion="high" chart:style-name="ch3"/>
        <chart:plot-area chart:style-name="ch4" table:cell-range-address="'Flocking (Thread fixed and Units Fixed)'.B93:'Flocking (Thread fixed and Units Fixed)'.J93 'Flocking (Thread fixed and Units Fixed)'.B96:'Flocking (Thread fixed and Units Fixed)'.J99" chart:data-source-has-labels="both" svg:x="1.331cm" svg:y="1.275cm" svg:width="12.168cm" svg:height="6.573cm">
          <chart:coordinate-region svg:x="2.058cm" svg:y="1.474cm" svg:width="11.441cm" svg:height="5.727cm"/>
          <chart:axis chart:dimension="x" chart:name="primary-x" chart:style-name="ch5" chartooo:axis-type="auto">
            <chartooo:date-scale/>
            <chart:title svg:x="6.762cm" svg:y="8.028cm" chart:style-name="ch6">
              <text:p>Threads</text:p>
            </chart:title>
            <chart:categories table:cell-range-address="'Flocking (Thread fixed and Units Fixed)'.B96:'Flocking (Thread fixed and Units Fixed)'.B99"/>
          </chart:axis>
          <chart:axis chart:dimension="y" chart:name="primary-y" chart:style-name="ch7">
            <chart:title svg:x="0.451cm" svg:y="5.306cm" chart:style-name="ch8">
              <text:p>Efficiency</text:p>
            </chart:title>
            <chart:grid chart:style-name="ch9" chart:class="major"/>
          </chart:axis>
          <chart:axis chart:dimension="y" chart:name="secondary-y" chart:style-name="ch10">
            <chart:title svg:x="13.819cm" svg:y="5.2cm" chart:style-name="ch8">
              <text:p>Batches</text:p>
            </chart:title>
          </chart:axis>
          <chart:series chart:attached-axis="primary-y" chart:style-name="ch11" chart:values-cell-range-address="'Flocking (Thread fixed and Units Fixed)'.C96:'Flocking (Thread fixed and Units Fixed)'.C99" chart:label-cell-address="'Flocking (Thread fixed and Units Fixed)'.C93:'Flocking (Thread fixed and Units Fixed)'.C93" chart:class="chart:bar">
            <chart:data-point chart:repeated="4"/>
          </chart:series>
          <chart:series chart:attached-axis="primary-y" chart:style-name="ch12" chart:values-cell-range-address="'Flocking (Thread fixed and Units Fixed)'.D96:'Flocking (Thread fixed and Units Fixed)'.D99" chart:label-cell-address="'Flocking (Thread fixed and Units Fixed)'.D93:'Flocking (Thread fixed and Units Fixed)'.D93" chart:class="chart:bar">
            <chart:data-point chart:repeated="4"/>
          </chart:series>
          <chart:series chart:attached-axis="primary-y" chart:style-name="ch13" chart:values-cell-range-address="'Flocking (Thread fixed and Units Fixed)'.E96:'Flocking (Thread fixed and Units Fixed)'.E99" chart:label-cell-address="'Flocking (Thread fixed and Units Fixed)'.E93:'Flocking (Thread fixed and Units Fixed)'.E93" chart:class="chart:bar">
            <chart:data-point chart:repeated="4"/>
          </chart:series>
          <chart:series chart:attached-axis="primary-y" chart:style-name="ch14" chart:values-cell-range-address="'Flocking (Thread fixed and Units Fixed)'.F96:'Flocking (Thread fixed and Units Fixed)'.F99" chart:label-cell-address="'Flocking (Thread fixed and Units Fixed)'.F93:'Flocking (Thread fixed and Units Fixed)'.F93" chart:class="chart:bar">
            <chart:data-point chart:repeated="4"/>
          </chart:series>
          <chart:series chart:attached-axis="primary-y" chart:style-name="ch15" chart:values-cell-range-address="'Flocking (Thread fixed and Units Fixed)'.G96:'Flocking (Thread fixed and Units Fixed)'.G99" chart:label-cell-address="'Flocking (Thread fixed and Units Fixed)'.G93:'Flocking (Thread fixed and Units Fixed)'.G93" chart:class="chart:bar">
            <chart:data-point chart:repeated="4"/>
          </chart:series>
          <chart:series chart:attached-axis="primary-y" chart:style-name="ch16" chart:values-cell-range-address="'Flocking (Thread fixed and Units Fixed)'.H96:'Flocking (Thread fixed and Units Fixed)'.H99" chart:label-cell-address="'Flocking (Thread fixed and Units Fixed)'.H93:'Flocking (Thread fixed and Units Fixed)'.H93" chart:class="chart:bar">
            <chart:data-point chart:repeated="4"/>
          </chart:series>
          <chart:series chart:attached-axis="primary-y" chart:style-name="ch17" chart:values-cell-range-address="'Flocking (Thread fixed and Units Fixed)'.I96:'Flocking (Thread fixed and Units Fixed)'.I99" chart:label-cell-address="'Flocking (Thread fixed and Units Fixed)'.I93:'Flocking (Thread fixed and Units Fixed)'.I93" chart:class="chart:bar">
            <chart:data-point chart:repeated="4"/>
          </chart:series>
          <chart:series chart:attached-axis="primary-y" chart:style-name="ch18" chart:values-cell-range-address="'Flocking (Thread fixed and Units Fixed)'.J96:'Flocking (Thread fixed and Units Fixed)'.J99" chart:label-cell-address="'Flocking (Thread fixed and Units Fixed)'.J93:'Flocking (Thread fixed and Units Fixed)'.J93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locking (Thread fixed and Units Fixed)'.C93:'Flocking (Thread fixed and Units Fixed)'.C93</svg:desc>
                </draw:g>
              </table:table-cell>
              <table:table-cell office:value-type="string">
                <text:p>2</text:p>
                <draw:g>
                  <svg:desc>'Flocking (Thread fixed and Units Fixed)'.D93:'Flocking (Thread fixed and Units Fixed)'.D93</svg:desc>
                </draw:g>
              </table:table-cell>
              <table:table-cell office:value-type="string">
                <text:p>4</text:p>
                <draw:g>
                  <svg:desc>'Flocking (Thread fixed and Units Fixed)'.E93:'Flocking (Thread fixed and Units Fixed)'.E93</svg:desc>
                </draw:g>
              </table:table-cell>
              <table:table-cell office:value-type="string">
                <text:p>8</text:p>
                <draw:g>
                  <svg:desc>'Flocking (Thread fixed and Units Fixed)'.F93:'Flocking (Thread fixed and Units Fixed)'.F93</svg:desc>
                </draw:g>
              </table:table-cell>
              <table:table-cell office:value-type="string">
                <text:p>16</text:p>
                <draw:g>
                  <svg:desc>'Flocking (Thread fixed and Units Fixed)'.G93:'Flocking (Thread fixed and Units Fixed)'.G93</svg:desc>
                </draw:g>
              </table:table-cell>
              <table:table-cell office:value-type="string">
                <text:p>32</text:p>
                <draw:g>
                  <svg:desc>'Flocking (Thread fixed and Units Fixed)'.H93:'Flocking (Thread fixed and Units Fixed)'.H93</svg:desc>
                </draw:g>
              </table:table-cell>
              <table:table-cell office:value-type="string">
                <text:p>64</text:p>
                <draw:g>
                  <svg:desc>'Flocking (Thread fixed and Units Fixed)'.I93:'Flocking (Thread fixed and Units Fixed)'.I93</svg:desc>
                </draw:g>
              </table:table-cell>
              <table:table-cell office:value-type="string">
                <text:p>128</text:p>
                <draw:g>
                  <svg:desc>'Flocking (Thread fixed and Units Fixed)'.J93:'Flocking (Thread fixed and Units Fixed)'.J9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Flocking (Thread fixed and Units Fixed)'.B96:'Flocking (Thread fixed and Units Fixed)'.B99</svg:desc>
                </draw:g>
              </table:table-cell>
              <table:table-cell office:value-type="float" office:value="4.34212405434615">
                <text:p>4.34212405434615</text:p>
                <draw:g>
                  <svg:desc>'Flocking (Thread fixed and Units Fixed)'.C96:'Flocking (Thread fixed and Units Fixed)'.C99</svg:desc>
                </draw:g>
              </table:table-cell>
              <table:table-cell office:value-type="float" office:value="4.20307540053031">
                <text:p>4.20307540053031</text:p>
                <draw:g>
                  <svg:desc>'Flocking (Thread fixed and Units Fixed)'.D96:'Flocking (Thread fixed and Units Fixed)'.D99</svg:desc>
                </draw:g>
              </table:table-cell>
              <table:table-cell office:value-type="float" office:value="4.52646231155779">
                <text:p>4.52646231155779</text:p>
                <draw:g>
                  <svg:desc>'Flocking (Thread fixed and Units Fixed)'.E96:'Flocking (Thread fixed and Units Fixed)'.E99</svg:desc>
                </draw:g>
              </table:table-cell>
              <table:table-cell office:value-type="float" office:value="3.0844947973713">
                <text:p>3.0844947973713</text:p>
                <draw:g>
                  <svg:desc>'Flocking (Thread fixed and Units Fixed)'.F96:'Flocking (Thread fixed and Units Fixed)'.F99</svg:desc>
                </draw:g>
              </table:table-cell>
              <table:table-cell office:value-type="float" office:value="4.14795355000184">
                <text:p>4.14795355000184</text:p>
                <draw:g>
                  <svg:desc>'Flocking (Thread fixed and Units Fixed)'.G96:'Flocking (Thread fixed and Units Fixed)'.G99</svg:desc>
                </draw:g>
              </table:table-cell>
              <table:table-cell office:value-type="float" office:value="4.1804134223211">
                <text:p>4.1804134223211</text:p>
                <draw:g>
                  <svg:desc>'Flocking (Thread fixed and Units Fixed)'.H96:'Flocking (Thread fixed and Units Fixed)'.H99</svg:desc>
                </draw:g>
              </table:table-cell>
              <table:table-cell office:value-type="float" office:value="3.64680730682186">
                <text:p>3.64680730682186</text:p>
                <draw:g>
                  <svg:desc>'Flocking (Thread fixed and Units Fixed)'.I96:'Flocking (Thread fixed and Units Fixed)'.I99</svg:desc>
                </draw:g>
              </table:table-cell>
              <table:table-cell office:value-type="float" office:value="4.18164048024902">
                <text:p>4.18164048024902</text:p>
                <draw:g>
                  <svg:desc>'Flocking (Thread fixed and Units Fixed)'.J96:'Flocking (Thread fixed and Units Fixed)'.J9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24901539384246">
                <text:p>2.24901539384246</text:p>
              </table:table-cell>
              <table:table-cell office:value-type="float" office:value="2.14397359698251">
                <text:p>2.14397359698251</text:p>
              </table:table-cell>
              <table:table-cell office:value-type="float" office:value="2.33388089710638">
                <text:p>2.33388089710638</text:p>
              </table:table-cell>
              <table:table-cell office:value-type="float" office:value="1.5274">
                <text:p>1.5274</text:p>
              </table:table-cell>
              <table:table-cell office:value-type="float" office:value="2.14552316947797">
                <text:p>2.14552316947797</text:p>
              </table:table-cell>
              <table:table-cell office:value-type="float" office:value="2.14696557108581">
                <text:p>2.14696557108581</text:p>
              </table:table-cell>
              <table:table-cell office:value-type="float" office:value="1.74320387599295">
                <text:p>1.74320387599295</text:p>
              </table:table-cell>
              <table:table-cell office:value-type="float" office:value="2.14217984737462">
                <text:p>2.142179847374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082689780924">
                <text:p>1.5082689780924</text:p>
              </table:table-cell>
              <table:table-cell office:value-type="float" office:value="1.45436131033146">
                <text:p>1.45436131033146</text:p>
              </table:table-cell>
              <table:table-cell office:value-type="float" office:value="1.56337387706363">
                <text:p>1.56337387706363</text:p>
              </table:table-cell>
              <table:table-cell office:value-type="float" office:value="1.0057746051304">
                <text:p>1.0057746051304</text:p>
              </table:table-cell>
              <table:table-cell office:value-type="float" office:value="1.44459506229811">
                <text:p>1.44459506229811</text:p>
              </table:table-cell>
              <table:table-cell office:value-type="float" office:value="1.44913691164752">
                <text:p>1.44913691164752</text:p>
              </table:table-cell>
              <table:table-cell office:value-type="float" office:value="1.17425851317447">
                <text:p>1.17425851317447</text:p>
              </table:table-cell>
              <table:table-cell office:value-type="float" office:value="1.44059017272414">
                <text:p>1.440590172724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2974762995099">
                <text:p>1.12974762995099</text:p>
              </table:table-cell>
              <table:table-cell office:value-type="float" office:value="1.08887142027864">
                <text:p>1.08887142027864</text:p>
              </table:table-cell>
              <table:table-cell office:value-type="float" office:value="1.17950712340247">
                <text:p>1.17950712340247</text:p>
              </table:table-cell>
              <table:table-cell office:value-type="float" office:value="0.764591591550825">
                <text:p>0.764591591550825</text:p>
              </table:table-cell>
              <table:table-cell office:value-type="float" office:value="1.08524084203228">
                <text:p>1.08524084203228</text:p>
              </table:table-cell>
              <table:table-cell office:value-type="float" office:value="1.09326031727562">
                <text:p>1.09326031727562</text:p>
              </table:table-cell>
              <table:table-cell office:value-type="float" office:value="0.891271452953633">
                <text:p>0.891271452953633</text:p>
              </table:table-cell>
              <table:table-cell office:value-type="float" office:value="1.08509702296242">
                <text:p>1.085097022962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4.188cm" svg:y="0.316cm" chart:style-name="ch2">
          <text:p>Find Nearest 1440 Units Performance</text:p>
        </chart:title>
        <chart:subtitle svg:x="6.516cm" svg:y="1.275cm" chart:style-name="ch3">
          <text:p>Batch Variations</text:p>
        </chart:subtitle>
        <chart:legend chart:legend-position="end" svg:x="14.693cm" svg:y="2.461cm" style:legend-expansion="high" chart:style-name="ch4"/>
        <chart:plot-area chart:style-name="ch5" table:cell-range-address="'Find Nearest (Thread fixed and Units Fixed)_2'.B75:'Find Nearest (Thread fixed and Units Fixed)_2'.J81" chart:data-source-has-labels="both" svg:x="1.331cm" svg:y="2.138cm" svg:width="12.161cm" svg:height="5.708cm">
          <chart:coordinate-region svg:x="2.323cm" svg:y="2.338cm" svg:width="11.169cm" svg:height="4.861cm"/>
          <chart:axis chart:dimension="x" chart:name="primary-x" chart:style-name="ch6" chartooo:axis-type="auto">
            <chartooo:date-scale/>
            <chart:title svg:x="6.758cm" svg:y="8.026cm" chart:style-name="ch7">
              <text:p>Threads</text:p>
            </chart:title>
            <chart:categories table:cell-range-address="'Find Nearest (Thread fixed and Units Fixed)_2'.B76:'Find Nearest (Thread fixed and Units Fixed)_2'.B81"/>
          </chart:axis>
          <chart:axis chart:dimension="y" chart:name="primary-y" chart:style-name="ch8">
            <chart:title svg:x="0.451cm" svg:y="5.83cm" chart:style-name="ch9">
              <text:p>Time in ms</text:p>
            </chart:title>
            <chart:grid chart:style-name="ch10" chart:class="major"/>
          </chart:axis>
          <chart:axis chart:dimension="y" chart:name="secondary-y" chart:style-name="ch11">
            <chart:title svg:x="13.812cm" svg:y="5.631cm" chart:style-name="ch9">
              <text:p>Batches</text:p>
            </chart:title>
          </chart:axis>
          <chart:series chart:attached-axis="primary-y" chart:style-name="ch12" chart:values-cell-range-address="'Find Nearest (Thread fixed and Units Fixed)_2'.C76:'Find Nearest (Thread fixed and Units Fixed)_2'.C81" chart:label-cell-address="'Find Nearest (Thread fixed and Units Fixed)_2'.C75:'Find Nearest (Thread fixed and Units Fixed)_2'.C75" chart:class="chart:bar">
            <chart:data-point chart:repeated="6"/>
          </chart:series>
          <chart:series chart:attached-axis="primary-y" chart:style-name="ch13" chart:values-cell-range-address="'Find Nearest (Thread fixed and Units Fixed)_2'.D76:'Find Nearest (Thread fixed and Units Fixed)_2'.D81" chart:label-cell-address="'Find Nearest (Thread fixed and Units Fixed)_2'.D75:'Find Nearest (Thread fixed and Units Fixed)_2'.D75" chart:class="chart:bar">
            <chart:data-point chart:repeated="6"/>
          </chart:series>
          <chart:series chart:attached-axis="primary-y" chart:style-name="ch14" chart:values-cell-range-address="'Find Nearest (Thread fixed and Units Fixed)_2'.E76:'Find Nearest (Thread fixed and Units Fixed)_2'.E81" chart:label-cell-address="'Find Nearest (Thread fixed and Units Fixed)_2'.E75:'Find Nearest (Thread fixed and Units Fixed)_2'.E75" chart:class="chart:bar">
            <chart:data-point chart:repeated="6"/>
          </chart:series>
          <chart:series chart:attached-axis="primary-y" chart:style-name="ch15" chart:values-cell-range-address="'Find Nearest (Thread fixed and Units Fixed)_2'.F76:'Find Nearest (Thread fixed and Units Fixed)_2'.F81" chart:label-cell-address="'Find Nearest (Thread fixed and Units Fixed)_2'.F75:'Find Nearest (Thread fixed and Units Fixed)_2'.F75" chart:class="chart:bar">
            <chart:data-point chart:repeated="6"/>
          </chart:series>
          <chart:series chart:attached-axis="primary-y" chart:style-name="ch16" chart:values-cell-range-address="'Find Nearest (Thread fixed and Units Fixed)_2'.G76:'Find Nearest (Thread fixed and Units Fixed)_2'.G81" chart:label-cell-address="'Find Nearest (Thread fixed and Units Fixed)_2'.G75:'Find Nearest (Thread fixed and Units Fixed)_2'.G75" chart:class="chart:bar">
            <chart:data-point chart:repeated="6"/>
          </chart:series>
          <chart:series chart:attached-axis="primary-y" chart:style-name="ch17" chart:values-cell-range-address="'Find Nearest (Thread fixed and Units Fixed)_2'.H76:'Find Nearest (Thread fixed and Units Fixed)_2'.H81" chart:label-cell-address="'Find Nearest (Thread fixed and Units Fixed)_2'.H75:'Find Nearest (Thread fixed and Units Fixed)_2'.H75" chart:class="chart:bar">
            <chart:data-point chart:repeated="6"/>
          </chart:series>
          <chart:series chart:attached-axis="primary-y" chart:style-name="ch18" chart:values-cell-range-address="'Find Nearest (Thread fixed and Units Fixed)_2'.I76:'Find Nearest (Thread fixed and Units Fixed)_2'.I81" chart:label-cell-address="'Find Nearest (Thread fixed and Units Fixed)_2'.I75:'Find Nearest (Thread fixed and Units Fixed)_2'.I75" chart:class="chart:bar">
            <chart:data-point chart:repeated="6"/>
          </chart:series>
          <chart:series chart:attached-axis="primary-y" chart:style-name="ch19" chart:values-cell-range-address="'Find Nearest (Thread fixed and Units Fixed)_2'.J76:'Find Nearest (Thread fixed and Units Fixed)_2'.J81" chart:label-cell-address="'Find Nearest (Thread fixed and Units Fixed)_2'.J75:'Find Nearest (Thread fixed and Units Fixed)_2'.J75" chart:class="chart:bar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ind Nearest (Thread fixed and Units Fixed)_2'.C75:'Find Nearest (Thread fixed and Units Fixed)_2'.C75</svg:desc>
                </draw:g>
              </table:table-cell>
              <table:table-cell office:value-type="string">
                <text:p>2</text:p>
                <draw:g>
                  <svg:desc>'Find Nearest (Thread fixed and Units Fixed)_2'.D75:'Find Nearest (Thread fixed and Units Fixed)_2'.D75</svg:desc>
                </draw:g>
              </table:table-cell>
              <table:table-cell office:value-type="string">
                <text:p>4</text:p>
                <draw:g>
                  <svg:desc>'Find Nearest (Thread fixed and Units Fixed)_2'.E75:'Find Nearest (Thread fixed and Units Fixed)_2'.E75</svg:desc>
                </draw:g>
              </table:table-cell>
              <table:table-cell office:value-type="string">
                <text:p>8</text:p>
                <draw:g>
                  <svg:desc>'Find Nearest (Thread fixed and Units Fixed)_2'.F75:'Find Nearest (Thread fixed and Units Fixed)_2'.F75</svg:desc>
                </draw:g>
              </table:table-cell>
              <table:table-cell office:value-type="string">
                <text:p>16</text:p>
                <draw:g>
                  <svg:desc>'Find Nearest (Thread fixed and Units Fixed)_2'.G75:'Find Nearest (Thread fixed and Units Fixed)_2'.G75</svg:desc>
                </draw:g>
              </table:table-cell>
              <table:table-cell office:value-type="string">
                <text:p>32</text:p>
                <draw:g>
                  <svg:desc>'Find Nearest (Thread fixed and Units Fixed)_2'.H75:'Find Nearest (Thread fixed and Units Fixed)_2'.H75</svg:desc>
                </draw:g>
              </table:table-cell>
              <table:table-cell office:value-type="string">
                <text:p>64</text:p>
                <draw:g>
                  <svg:desc>'Find Nearest (Thread fixed and Units Fixed)_2'.I75:'Find Nearest (Thread fixed and Units Fixed)_2'.I75</svg:desc>
                </draw:g>
              </table:table-cell>
              <table:table-cell office:value-type="string">
                <text:p>128</text:p>
                <draw:g>
                  <svg:desc>'Find Nearest (Thread fixed and Units Fixed)_2'.J75:'Find Nearest (Thread fixed and Units Fixed)_2'.J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S</text:p>
                <draw:g>
                  <svg:desc>'Find Nearest (Thread fixed and Units Fixed)_2'.B76:'Find Nearest (Thread fixed and Units Fixed)_2'.B81</svg:desc>
                </draw:g>
              </table:table-cell>
              <table:table-cell office:value-type="float" office:value="1239.56">
                <text:p>1239.56</text:p>
                <draw:g>
                  <svg:desc>'Find Nearest (Thread fixed and Units Fixed)_2'.C76:'Find Nearest (Thread fixed and Units Fixed)_2'.C81</svg:desc>
                </draw:g>
              </table:table-cell>
              <table:table-cell office:value-type="float" office:value="1239.56">
                <text:p>1239.56</text:p>
                <draw:g>
                  <svg:desc>'Find Nearest (Thread fixed and Units Fixed)_2'.D76:'Find Nearest (Thread fixed and Units Fixed)_2'.D81</svg:desc>
                </draw:g>
              </table:table-cell>
              <table:table-cell office:value-type="float" office:value="1239.56">
                <text:p>1239.56</text:p>
                <draw:g>
                  <svg:desc>'Find Nearest (Thread fixed and Units Fixed)_2'.E76:'Find Nearest (Thread fixed and Units Fixed)_2'.E81</svg:desc>
                </draw:g>
              </table:table-cell>
              <table:table-cell office:value-type="float" office:value="1239.56">
                <text:p>1239.56</text:p>
                <draw:g>
                  <svg:desc>'Find Nearest (Thread fixed and Units Fixed)_2'.F76:'Find Nearest (Thread fixed and Units Fixed)_2'.F81</svg:desc>
                </draw:g>
              </table:table-cell>
              <table:table-cell office:value-type="float" office:value="1239.56">
                <text:p>1239.56</text:p>
                <draw:g>
                  <svg:desc>'Find Nearest (Thread fixed and Units Fixed)_2'.G76:'Find Nearest (Thread fixed and Units Fixed)_2'.G81</svg:desc>
                </draw:g>
              </table:table-cell>
              <table:table-cell office:value-type="float" office:value="1239.56">
                <text:p>1239.56</text:p>
                <draw:g>
                  <svg:desc>'Find Nearest (Thread fixed and Units Fixed)_2'.H76:'Find Nearest (Thread fixed and Units Fixed)_2'.H81</svg:desc>
                </draw:g>
              </table:table-cell>
              <table:table-cell office:value-type="float" office:value="1239.56">
                <text:p>1239.56</text:p>
                <draw:g>
                  <svg:desc>'Find Nearest (Thread fixed and Units Fixed)_2'.I76:'Find Nearest (Thread fixed and Units Fixed)_2'.I81</svg:desc>
                </draw:g>
              </table:table-cell>
              <table:table-cell office:value-type="float" office:value="1239.56">
                <text:p>1239.56</text:p>
                <draw:g>
                  <svg:desc>'Find Nearest (Thread fixed and Units Fixed)_2'.J76:'Find Nearest (Thread fixed and Units Fixed)_2'.J81</svg:desc>
                </draw:g>
              </table:table-cell>
            </table:table-row>
            <table:table-row>
              <table:table-cell office:value-type="string">
                <text:p>1 SJ</text:p>
              </table:table-cell>
              <table:table-cell office:value-type="float" office:value="141.08">
                <text:p>141.08</text:p>
              </table:table-cell>
              <table:table-cell office:value-type="float" office:value="141.08">
                <text:p>141.08</text:p>
              </table:table-cell>
              <table:table-cell office:value-type="float" office:value="141.08">
                <text:p>141.08</text:p>
              </table:table-cell>
              <table:table-cell office:value-type="float" office:value="141.08">
                <text:p>141.08</text:p>
              </table:table-cell>
              <table:table-cell office:value-type="float" office:value="141.08">
                <text:p>141.08</text:p>
              </table:table-cell>
              <table:table-cell office:value-type="float" office:value="141.08">
                <text:p>141.08</text:p>
              </table:table-cell>
              <table:table-cell office:value-type="float" office:value="141.08">
                <text:p>141.08</text:p>
              </table:table-cell>
              <table:table-cell office:value-type="float" office:value="141.08">
                <text:p>141.0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3.76">
                <text:p>113.76</text:p>
              </table:table-cell>
              <table:table-cell office:value-type="float" office:value="122.23">
                <text:p>122.23</text:p>
              </table:table-cell>
              <table:table-cell office:value-type="float" office:value="97.3">
                <text:p>97.3</text:p>
              </table:table-cell>
              <table:table-cell office:value-type="float" office:value="51.64">
                <text:p>51.64</text:p>
              </table:table-cell>
              <table:table-cell office:value-type="float" office:value="123.71">
                <text:p>123.71</text:p>
              </table:table-cell>
              <table:table-cell office:value-type="float" office:value="123.83">
                <text:p>123.83</text:p>
              </table:table-cell>
              <table:table-cell office:value-type="float" office:value="101.52">
                <text:p>101.52</text:p>
              </table:table-cell>
              <table:table-cell office:value-type="float" office:value="101.52">
                <text:p>101.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9.89">
                <text:p>109.89</text:p>
              </table:table-cell>
              <table:table-cell office:value-type="float" office:value="118.43">
                <text:p>118.43</text:p>
              </table:table-cell>
              <table:table-cell office:value-type="float" office:value="93.04">
                <text:p>93.04</text:p>
              </table:table-cell>
              <table:table-cell office:value-type="float" office:value="50.57">
                <text:p>50.57</text:p>
              </table:table-cell>
              <table:table-cell office:value-type="float" office:value="119.51">
                <text:p>119.51</text:p>
              </table:table-cell>
              <table:table-cell office:value-type="float" office:value="120.01">
                <text:p>120.01</text:p>
              </table:table-cell>
              <table:table-cell office:value-type="float" office:value="97.78">
                <text:p>97.78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8.25">
                <text:p>108.25</text:p>
              </table:table-cell>
              <table:table-cell office:value-type="float" office:value="117.25">
                <text:p>117.25</text:p>
              </table:table-cell>
              <table:table-cell office:value-type="float" office:value="91.73">
                <text:p>91.73</text:p>
              </table:table-cell>
              <table:table-cell office:value-type="float" office:value="42.42">
                <text:p>42.42</text:p>
              </table:table-cell>
              <table:table-cell office:value-type="float" office:value="118.23">
                <text:p>118.23</text:p>
              </table:table-cell>
              <table:table-cell office:value-type="float" office:value="118.31">
                <text:p>118.31</text:p>
              </table:table-cell>
              <table:table-cell office:value-type="float" office:value="96.1">
                <text:p>96.1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.74">
                <text:p>100.74</text:p>
              </table:table-cell>
              <table:table-cell office:value-type="float" office:value="117.2">
                <text:p>117.2</text:p>
              </table:table-cell>
              <table:table-cell office:value-type="float" office:value="92.15">
                <text:p>92.15</text:p>
              </table:table-cell>
              <table:table-cell office:value-type="float" office:value="32.78">
                <text:p>32.78</text:p>
              </table:table-cell>
              <table:table-cell office:value-type="float" office:value="118.55">
                <text:p>118.55</text:p>
              </table:table-cell>
              <table:table-cell office:value-type="float" office:value="118.83">
                <text:p>118.83</text:p>
              </table:table-cell>
              <table:table-cell office:value-type="float" office:value="95.08">
                <text:p>95.08</text:p>
              </table:table-cell>
              <table:table-cell office:value-type="float" office:value="95.08">
                <text:p>95.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f3c4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c30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81f27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6171d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40f13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bar" chart:style-name="ch1">
        <chart:title svg:x="4.986cm" svg:y="0.315cm" chart:style-name="ch2">
          <text:p>Find Nearest 1440 Units Gain</text:p>
        </chart:title>
        <chart:legend chart:legend-position="end" svg:x="14.676cm" svg:y="2.455cm" style:legend-expansion="high" chart:style-name="ch3"/>
        <chart:plot-area chart:style-name="ch4" table:cell-range-address="'Find Nearest (Thread fixed and Units Fixed)_2'.B84:'Find Nearest (Thread fixed and Units Fixed)_2'.J84 'Find Nearest (Thread fixed and Units Fixed)_2'.B87:'Find Nearest (Thread fixed and Units Fixed)_2'.J90" chart:data-source-has-labels="both" svg:x="1.33cm" svg:y="1.273cm" svg:width="12.147cm" svg:height="6.561cm">
          <chart:coordinate-region svg:x="1.951cm" svg:y="1.472cm" svg:width="11.526cm" svg:height="5.715cm"/>
          <chart:axis chart:dimension="x" chart:name="primary-x" chart:style-name="ch5" chartooo:axis-type="auto">
            <chartooo:date-scale/>
            <chart:title svg:x="6.75cm" svg:y="8.013cm" chart:style-name="ch6">
              <text:p>Threads</text:p>
            </chart:title>
            <chart:categories table:cell-range-address="'Find Nearest (Thread fixed and Units Fixed)_2'.B87:'Find Nearest (Thread fixed and Units Fixed)_2'.B90"/>
          </chart:axis>
          <chart:axis chart:dimension="y" chart:name="primary-y" chart:style-name="ch7">
            <chart:title svg:x="0.451cm" svg:y="4.954cm" chart:style-name="ch8">
              <text:p>Gain</text:p>
            </chart:title>
            <chart:grid chart:style-name="ch9" chart:class="major"/>
          </chart:axis>
          <chart:axis chart:dimension="y" chart:name="secondary-y" chart:style-name="ch10">
            <chart:title svg:x="13.796cm" svg:y="5.192cm" chart:style-name="ch8">
              <text:p>Batches</text:p>
            </chart:title>
          </chart:axis>
          <chart:series chart:attached-axis="primary-y" chart:style-name="ch11" chart:values-cell-range-address="'Find Nearest (Thread fixed and Units Fixed)_2'.C87:'Find Nearest (Thread fixed and Units Fixed)_2'.C90" chart:label-cell-address="'Find Nearest (Thread fixed and Units Fixed)_2'.C84:'Find Nearest (Thread fixed and Units Fixed)_2'.C84" chart:class="chart:bar">
            <chart:data-point chart:repeated="4"/>
          </chart:series>
          <chart:series chart:attached-axis="primary-y" chart:style-name="ch12" chart:values-cell-range-address="'Find Nearest (Thread fixed and Units Fixed)_2'.D87:'Find Nearest (Thread fixed and Units Fixed)_2'.D90" chart:label-cell-address="'Find Nearest (Thread fixed and Units Fixed)_2'.D84:'Find Nearest (Thread fixed and Units Fixed)_2'.D84" chart:class="chart:bar">
            <chart:data-point chart:repeated="4"/>
          </chart:series>
          <chart:series chart:attached-axis="primary-y" chart:style-name="ch13" chart:values-cell-range-address="'Find Nearest (Thread fixed and Units Fixed)_2'.E87:'Find Nearest (Thread fixed and Units Fixed)_2'.E90" chart:label-cell-address="'Find Nearest (Thread fixed and Units Fixed)_2'.E84:'Find Nearest (Thread fixed and Units Fixed)_2'.E84" chart:class="chart:bar">
            <chart:data-point chart:repeated="4"/>
          </chart:series>
          <chart:series chart:attached-axis="primary-y" chart:style-name="ch14" chart:values-cell-range-address="'Find Nearest (Thread fixed and Units Fixed)_2'.F87:'Find Nearest (Thread fixed and Units Fixed)_2'.F90" chart:label-cell-address="'Find Nearest (Thread fixed and Units Fixed)_2'.F84:'Find Nearest (Thread fixed and Units Fixed)_2'.F84" chart:class="chart:bar">
            <chart:data-point chart:repeated="4"/>
          </chart:series>
          <chart:series chart:attached-axis="primary-y" chart:style-name="ch15" chart:values-cell-range-address="'Find Nearest (Thread fixed and Units Fixed)_2'.G87:'Find Nearest (Thread fixed and Units Fixed)_2'.G90" chart:label-cell-address="'Find Nearest (Thread fixed and Units Fixed)_2'.G84:'Find Nearest (Thread fixed and Units Fixed)_2'.G84" chart:class="chart:bar">
            <chart:data-point chart:repeated="4"/>
          </chart:series>
          <chart:series chart:attached-axis="primary-y" chart:style-name="ch16" chart:values-cell-range-address="'Find Nearest (Thread fixed and Units Fixed)_2'.H87:'Find Nearest (Thread fixed and Units Fixed)_2'.H90" chart:label-cell-address="'Find Nearest (Thread fixed and Units Fixed)_2'.H84:'Find Nearest (Thread fixed and Units Fixed)_2'.H84" chart:class="chart:bar">
            <chart:data-point chart:repeated="4"/>
          </chart:series>
          <chart:series chart:attached-axis="primary-y" chart:style-name="ch17" chart:values-cell-range-address="'Find Nearest (Thread fixed and Units Fixed)_2'.I87:'Find Nearest (Thread fixed and Units Fixed)_2'.I90" chart:label-cell-address="'Find Nearest (Thread fixed and Units Fixed)_2'.I84:'Find Nearest (Thread fixed and Units Fixed)_2'.I84" chart:class="chart:bar">
            <chart:data-point chart:repeated="4"/>
          </chart:series>
          <chart:series chart:attached-axis="primary-y" chart:style-name="ch18" chart:values-cell-range-address="'Find Nearest (Thread fixed and Units Fixed)_2'.J87:'Find Nearest (Thread fixed and Units Fixed)_2'.J90" chart:label-cell-address="'Find Nearest (Thread fixed and Units Fixed)_2'.J84:'Find Nearest (Thread fixed and Units Fixed)_2'.J84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ind Nearest (Thread fixed and Units Fixed)_2'.C84:'Find Nearest (Thread fixed and Units Fixed)_2'.C84</svg:desc>
                </draw:g>
              </table:table-cell>
              <table:table-cell office:value-type="string">
                <text:p>2</text:p>
                <draw:g>
                  <svg:desc>'Find Nearest (Thread fixed and Units Fixed)_2'.D84:'Find Nearest (Thread fixed and Units Fixed)_2'.D84</svg:desc>
                </draw:g>
              </table:table-cell>
              <table:table-cell office:value-type="string">
                <text:p>4</text:p>
                <draw:g>
                  <svg:desc>'Find Nearest (Thread fixed and Units Fixed)_2'.E84:'Find Nearest (Thread fixed and Units Fixed)_2'.E84</svg:desc>
                </draw:g>
              </table:table-cell>
              <table:table-cell office:value-type="string">
                <text:p>8</text:p>
                <draw:g>
                  <svg:desc>'Find Nearest (Thread fixed and Units Fixed)_2'.F84:'Find Nearest (Thread fixed and Units Fixed)_2'.F84</svg:desc>
                </draw:g>
              </table:table-cell>
              <table:table-cell office:value-type="string">
                <text:p>16</text:p>
                <draw:g>
                  <svg:desc>'Find Nearest (Thread fixed and Units Fixed)_2'.G84:'Find Nearest (Thread fixed and Units Fixed)_2'.G84</svg:desc>
                </draw:g>
              </table:table-cell>
              <table:table-cell office:value-type="string">
                <text:p>32</text:p>
                <draw:g>
                  <svg:desc>'Find Nearest (Thread fixed and Units Fixed)_2'.H84:'Find Nearest (Thread fixed and Units Fixed)_2'.H84</svg:desc>
                </draw:g>
              </table:table-cell>
              <table:table-cell office:value-type="string">
                <text:p>64</text:p>
                <draw:g>
                  <svg:desc>'Find Nearest (Thread fixed and Units Fixed)_2'.I84:'Find Nearest (Thread fixed and Units Fixed)_2'.I84</svg:desc>
                </draw:g>
              </table:table-cell>
              <table:table-cell office:value-type="string">
                <text:p>128</text:p>
                <draw:g>
                  <svg:desc>'Find Nearest (Thread fixed and Units Fixed)_2'.J84:'Find Nearest (Thread fixed and Units Fixed)_2'.J8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Find Nearest (Thread fixed and Units Fixed)_2'.B87:'Find Nearest (Thread fixed and Units Fixed)_2'.B90</svg:desc>
                </draw:g>
              </table:table-cell>
              <table:table-cell office:value-type="float" office:value="10.8962728551336">
                <text:p>10.8962728551336</text:p>
                <draw:g>
                  <svg:desc>'Find Nearest (Thread fixed and Units Fixed)_2'.C87:'Find Nearest (Thread fixed and Units Fixed)_2'.C90</svg:desc>
                </draw:g>
              </table:table-cell>
              <table:table-cell office:value-type="float" office:value="10.1412091957785">
                <text:p>10.1412091957785</text:p>
                <draw:g>
                  <svg:desc>'Find Nearest (Thread fixed and Units Fixed)_2'.D87:'Find Nearest (Thread fixed and Units Fixed)_2'.D90</svg:desc>
                </draw:g>
              </table:table-cell>
              <table:table-cell office:value-type="float" office:value="12.7395683453237">
                <text:p>12.7395683453237</text:p>
                <draw:g>
                  <svg:desc>'Find Nearest (Thread fixed and Units Fixed)_2'.E87:'Find Nearest (Thread fixed and Units Fixed)_2'.E90</svg:desc>
                </draw:g>
              </table:table-cell>
              <table:table-cell office:value-type="float" office:value="24.0038729666925">
                <text:p>24.0038729666925</text:p>
                <draw:g>
                  <svg:desc>'Find Nearest (Thread fixed and Units Fixed)_2'.F87:'Find Nearest (Thread fixed and Units Fixed)_2'.F90</svg:desc>
                </draw:g>
              </table:table-cell>
              <table:table-cell office:value-type="float" office:value="10.0198852154232">
                <text:p>10.0198852154232</text:p>
                <draw:g>
                  <svg:desc>'Find Nearest (Thread fixed and Units Fixed)_2'.G87:'Find Nearest (Thread fixed and Units Fixed)_2'.G90</svg:desc>
                </draw:g>
              </table:table-cell>
              <table:table-cell office:value-type="float" office:value="10.0101752402487">
                <text:p>10.0101752402487</text:p>
                <draw:g>
                  <svg:desc>'Find Nearest (Thread fixed and Units Fixed)_2'.H87:'Find Nearest (Thread fixed and Units Fixed)_2'.H90</svg:desc>
                </draw:g>
              </table:table-cell>
              <table:table-cell office:value-type="float" office:value="12.2100078802206">
                <text:p>12.2100078802206</text:p>
                <draw:g>
                  <svg:desc>'Find Nearest (Thread fixed and Units Fixed)_2'.I87:'Find Nearest (Thread fixed and Units Fixed)_2'.I90</svg:desc>
                </draw:g>
              </table:table-cell>
              <table:table-cell office:value-type="float" office:value="12.2100078802206">
                <text:p>12.2100078802206</text:p>
                <draw:g>
                  <svg:desc>'Find Nearest (Thread fixed and Units Fixed)_2'.J87:'Find Nearest (Thread fixed and Units Fixed)_2'.J9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2800072800073">
                <text:p>11.2800072800073</text:p>
              </table:table-cell>
              <table:table-cell office:value-type="float" office:value="10.4666047454192">
                <text:p>10.4666047454192</text:p>
              </table:table-cell>
              <table:table-cell office:value-type="float" office:value="13.322871883061">
                <text:p>13.322871883061</text:p>
              </table:table-cell>
              <table:table-cell office:value-type="float" office:value="24.5117658690923">
                <text:p>24.5117658690923</text:p>
              </table:table-cell>
              <table:table-cell office:value-type="float" office:value="10.3720190779014">
                <text:p>10.3720190779014</text:p>
              </table:table-cell>
              <table:table-cell office:value-type="float" office:value="10.3288059328389">
                <text:p>10.3288059328389</text:p>
              </table:table-cell>
              <table:table-cell office:value-type="float" office:value="12.6770300674985">
                <text:p>12.6770300674985</text:p>
              </table:table-cell>
              <table:table-cell office:value-type="float" office:value="12.6770300674985">
                <text:p>12.67703006749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4509006928406">
                <text:p>11.4509006928406</text:p>
              </table:table-cell>
              <table:table-cell office:value-type="float" office:value="10.5719402985075">
                <text:p>10.5719402985075</text:p>
              </table:table-cell>
              <table:table-cell office:value-type="float" office:value="13.5131363785021">
                <text:p>13.5131363785021</text:p>
              </table:table-cell>
              <table:table-cell office:value-type="float" office:value="29.2211221122112">
                <text:p>29.2211221122112</text:p>
              </table:table-cell>
              <table:table-cell office:value-type="float" office:value="10.4843102427472">
                <text:p>10.4843102427472</text:p>
              </table:table-cell>
              <table:table-cell office:value-type="float" office:value="10.4772208604514">
                <text:p>10.4772208604514</text:p>
              </table:table-cell>
              <table:table-cell office:value-type="float" office:value="12.8986472424558">
                <text:p>12.8986472424558</text:p>
              </table:table-cell>
              <table:table-cell office:value-type="float" office:value="12.8986472424558">
                <text:p>12.89864724245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.3045463569585">
                <text:p>12.3045463569585</text:p>
              </table:table-cell>
              <table:table-cell office:value-type="float" office:value="10.5764505119454">
                <text:p>10.5764505119454</text:p>
              </table:table-cell>
              <table:table-cell office:value-type="float" office:value="13.4515463917526">
                <text:p>13.4515463917526</text:p>
              </table:table-cell>
              <table:table-cell office:value-type="float" office:value="37.8145210494204">
                <text:p>37.8145210494204</text:p>
              </table:table-cell>
              <table:table-cell office:value-type="float" office:value="10.4560101223113">
                <text:p>10.4560101223113</text:p>
              </table:table-cell>
              <table:table-cell office:value-type="float" office:value="10.4313725490196">
                <text:p>10.4313725490196</text:p>
              </table:table-cell>
              <table:table-cell office:value-type="float" office:value="13.0370214556163">
                <text:p>13.0370214556163</text:p>
              </table:table-cell>
              <table:table-cell office:value-type="float" office:value="13.0370214556163">
                <text:p>13.03702145561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f3c4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c30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81f27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6171d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40f13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476cm" svg:y="0.316cm" chart:style-name="ch2">
          <text:p>Find Nearest 1440 Units Efficiency</text:p>
        </chart:title>
        <chart:legend chart:legend-position="end" svg:x="14.687cm" svg:y="2.461cm" style:legend-expansion="high" chart:style-name="ch3"/>
        <chart:plot-area chart:style-name="ch4" table:cell-range-address="'Find Nearest (Thread fixed and Units Fixed)_2'.B93:'Find Nearest (Thread fixed and Units Fixed)_2'.J93 'Find Nearest (Thread fixed and Units Fixed)_2'.B96:'Find Nearest (Thread fixed and Units Fixed)_2'.J99" chart:data-source-has-labels="both" svg:x="1.33cm" svg:y="1.275cm" svg:width="12.158cm" svg:height="6.57cm">
          <chart:coordinate-region svg:x="1.951cm" svg:y="1.474cm" svg:width="11.537cm" svg:height="5.724cm"/>
          <chart:axis chart:dimension="x" chart:name="primary-x" chart:style-name="ch5" chartooo:axis-type="auto">
            <chartooo:date-scale/>
            <chart:title svg:x="6.756cm" svg:y="8.025cm" chart:style-name="ch6">
              <text:p>Threads</text:p>
            </chart:title>
            <chart:categories table:cell-range-address="'Find Nearest (Thread fixed and Units Fixed)_2'.B96:'Find Nearest (Thread fixed and Units Fixed)_2'.B99"/>
          </chart:axis>
          <chart:axis chart:dimension="y" chart:name="primary-y" chart:style-name="ch7">
            <chart:title svg:x="0.451cm" svg:y="5.305cm" chart:style-name="ch8">
              <text:p>Efficiency</text:p>
            </chart:title>
            <chart:grid chart:style-name="ch9" chart:class="major"/>
          </chart:axis>
          <chart:axis chart:dimension="y" chart:name="secondary-y" chart:style-name="ch10">
            <chart:title svg:x="13.807cm" svg:y="5.199cm" chart:style-name="ch8">
              <text:p>Batches</text:p>
            </chart:title>
          </chart:axis>
          <chart:series chart:attached-axis="primary-y" chart:style-name="ch11" chart:values-cell-range-address="'Find Nearest (Thread fixed and Units Fixed)_2'.C96:'Find Nearest (Thread fixed and Units Fixed)_2'.C99" chart:label-cell-address="'Find Nearest (Thread fixed and Units Fixed)_2'.C93:'Find Nearest (Thread fixed and Units Fixed)_2'.C93" chart:class="chart:bar">
            <chart:data-point chart:repeated="4"/>
          </chart:series>
          <chart:series chart:attached-axis="primary-y" chart:style-name="ch12" chart:values-cell-range-address="'Find Nearest (Thread fixed and Units Fixed)_2'.D96:'Find Nearest (Thread fixed and Units Fixed)_2'.D99" chart:label-cell-address="'Find Nearest (Thread fixed and Units Fixed)_2'.D93:'Find Nearest (Thread fixed and Units Fixed)_2'.D93" chart:class="chart:bar">
            <chart:data-point chart:repeated="4"/>
          </chart:series>
          <chart:series chart:attached-axis="primary-y" chart:style-name="ch13" chart:values-cell-range-address="'Find Nearest (Thread fixed and Units Fixed)_2'.E96:'Find Nearest (Thread fixed and Units Fixed)_2'.E99" chart:label-cell-address="'Find Nearest (Thread fixed and Units Fixed)_2'.E93:'Find Nearest (Thread fixed and Units Fixed)_2'.E93" chart:class="chart:bar">
            <chart:data-point chart:repeated="4"/>
          </chart:series>
          <chart:series chart:attached-axis="primary-y" chart:style-name="ch14" chart:values-cell-range-address="'Find Nearest (Thread fixed and Units Fixed)_2'.F96:'Find Nearest (Thread fixed and Units Fixed)_2'.F99" chart:label-cell-address="'Find Nearest (Thread fixed and Units Fixed)_2'.F93:'Find Nearest (Thread fixed and Units Fixed)_2'.F93" chart:class="chart:bar">
            <chart:data-point chart:repeated="4"/>
          </chart:series>
          <chart:series chart:attached-axis="primary-y" chart:style-name="ch15" chart:values-cell-range-address="'Find Nearest (Thread fixed and Units Fixed)_2'.G96:'Find Nearest (Thread fixed and Units Fixed)_2'.G99" chart:label-cell-address="'Find Nearest (Thread fixed and Units Fixed)_2'.G93:'Find Nearest (Thread fixed and Units Fixed)_2'.G93" chart:class="chart:bar">
            <chart:data-point chart:repeated="4"/>
          </chart:series>
          <chart:series chart:attached-axis="primary-y" chart:style-name="ch16" chart:values-cell-range-address="'Find Nearest (Thread fixed and Units Fixed)_2'.H96:'Find Nearest (Thread fixed and Units Fixed)_2'.H99" chart:label-cell-address="'Find Nearest (Thread fixed and Units Fixed)_2'.H93:'Find Nearest (Thread fixed and Units Fixed)_2'.H93" chart:class="chart:bar">
            <chart:data-point chart:repeated="4"/>
          </chart:series>
          <chart:series chart:attached-axis="primary-y" chart:style-name="ch17" chart:values-cell-range-address="'Find Nearest (Thread fixed and Units Fixed)_2'.I96:'Find Nearest (Thread fixed and Units Fixed)_2'.I99" chart:label-cell-address="'Find Nearest (Thread fixed and Units Fixed)_2'.I93:'Find Nearest (Thread fixed and Units Fixed)_2'.I93" chart:class="chart:bar">
            <chart:data-point chart:repeated="4"/>
          </chart:series>
          <chart:series chart:attached-axis="primary-y" chart:style-name="ch18" chart:values-cell-range-address="'Find Nearest (Thread fixed and Units Fixed)_2'.J96:'Find Nearest (Thread fixed and Units Fixed)_2'.J99" chart:label-cell-address="'Find Nearest (Thread fixed and Units Fixed)_2'.J93:'Find Nearest (Thread fixed and Units Fixed)_2'.J93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ind Nearest (Thread fixed and Units Fixed)_2'.C93:'Find Nearest (Thread fixed and Units Fixed)_2'.C93</svg:desc>
                </draw:g>
              </table:table-cell>
              <table:table-cell office:value-type="string">
                <text:p>2</text:p>
                <draw:g>
                  <svg:desc>'Find Nearest (Thread fixed and Units Fixed)_2'.D93:'Find Nearest (Thread fixed and Units Fixed)_2'.D93</svg:desc>
                </draw:g>
              </table:table-cell>
              <table:table-cell office:value-type="string">
                <text:p>4</text:p>
                <draw:g>
                  <svg:desc>'Find Nearest (Thread fixed and Units Fixed)_2'.E93:'Find Nearest (Thread fixed and Units Fixed)_2'.E93</svg:desc>
                </draw:g>
              </table:table-cell>
              <table:table-cell office:value-type="string">
                <text:p>8</text:p>
                <draw:g>
                  <svg:desc>'Find Nearest (Thread fixed and Units Fixed)_2'.F93:'Find Nearest (Thread fixed and Units Fixed)_2'.F93</svg:desc>
                </draw:g>
              </table:table-cell>
              <table:table-cell office:value-type="string">
                <text:p>16</text:p>
                <draw:g>
                  <svg:desc>'Find Nearest (Thread fixed and Units Fixed)_2'.G93:'Find Nearest (Thread fixed and Units Fixed)_2'.G93</svg:desc>
                </draw:g>
              </table:table-cell>
              <table:table-cell office:value-type="string">
                <text:p>32</text:p>
                <draw:g>
                  <svg:desc>'Find Nearest (Thread fixed and Units Fixed)_2'.H93:'Find Nearest (Thread fixed and Units Fixed)_2'.H93</svg:desc>
                </draw:g>
              </table:table-cell>
              <table:table-cell office:value-type="string">
                <text:p>64</text:p>
                <draw:g>
                  <svg:desc>'Find Nearest (Thread fixed and Units Fixed)_2'.I93:'Find Nearest (Thread fixed and Units Fixed)_2'.I93</svg:desc>
                </draw:g>
              </table:table-cell>
              <table:table-cell office:value-type="string">
                <text:p>128</text:p>
                <draw:g>
                  <svg:desc>'Find Nearest (Thread fixed and Units Fixed)_2'.J93:'Find Nearest (Thread fixed and Units Fixed)_2'.J9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Find Nearest (Thread fixed and Units Fixed)_2'.B96:'Find Nearest (Thread fixed and Units Fixed)_2'.B99</svg:desc>
                </draw:g>
              </table:table-cell>
              <table:table-cell office:value-type="float" office:value="5.44813642756681">
                <text:p>5.44813642756681</text:p>
                <draw:g>
                  <svg:desc>'Find Nearest (Thread fixed and Units Fixed)_2'.C96:'Find Nearest (Thread fixed and Units Fixed)_2'.C99</svg:desc>
                </draw:g>
              </table:table-cell>
              <table:table-cell office:value-type="float" office:value="5.07060459788923">
                <text:p>5.07060459788923</text:p>
                <draw:g>
                  <svg:desc>'Find Nearest (Thread fixed and Units Fixed)_2'.D96:'Find Nearest (Thread fixed and Units Fixed)_2'.D99</svg:desc>
                </draw:g>
              </table:table-cell>
              <table:table-cell office:value-type="float" office:value="6.36978417266187">
                <text:p>6.36978417266187</text:p>
                <draw:g>
                  <svg:desc>'Find Nearest (Thread fixed and Units Fixed)_2'.E96:'Find Nearest (Thread fixed and Units Fixed)_2'.E99</svg:desc>
                </draw:g>
              </table:table-cell>
              <table:table-cell office:value-type="float" office:value="12.0019364833462">
                <text:p>12.0019364833462</text:p>
                <draw:g>
                  <svg:desc>'Find Nearest (Thread fixed and Units Fixed)_2'.F96:'Find Nearest (Thread fixed and Units Fixed)_2'.F99</svg:desc>
                </draw:g>
              </table:table-cell>
              <table:table-cell office:value-type="float" office:value="5.00994260771158">
                <text:p>5.00994260771158</text:p>
                <draw:g>
                  <svg:desc>'Find Nearest (Thread fixed and Units Fixed)_2'.G96:'Find Nearest (Thread fixed and Units Fixed)_2'.G99</svg:desc>
                </draw:g>
              </table:table-cell>
              <table:table-cell office:value-type="float" office:value="5.00508762012436">
                <text:p>5.00508762012436</text:p>
                <draw:g>
                  <svg:desc>'Find Nearest (Thread fixed and Units Fixed)_2'.H96:'Find Nearest (Thread fixed and Units Fixed)_2'.H99</svg:desc>
                </draw:g>
              </table:table-cell>
              <table:table-cell office:value-type="float" office:value="6.10500394011032">
                <text:p>6.10500394011032</text:p>
                <draw:g>
                  <svg:desc>'Find Nearest (Thread fixed and Units Fixed)_2'.I96:'Find Nearest (Thread fixed and Units Fixed)_2'.I99</svg:desc>
                </draw:g>
              </table:table-cell>
              <table:table-cell office:value-type="float" office:value="6.10500394011032">
                <text:p>6.10500394011032</text:p>
                <draw:g>
                  <svg:desc>'Find Nearest (Thread fixed and Units Fixed)_2'.J96:'Find Nearest (Thread fixed and Units Fixed)_2'.J9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82000182000182">
                <text:p>2.82000182000182</text:p>
              </table:table-cell>
              <table:table-cell office:value-type="float" office:value="2.61665118635481">
                <text:p>2.61665118635481</text:p>
              </table:table-cell>
              <table:table-cell office:value-type="float" office:value="3.33071797076526">
                <text:p>3.33071797076526</text:p>
              </table:table-cell>
              <table:table-cell office:value-type="float" office:value="6.12794146727309">
                <text:p>6.12794146727309</text:p>
              </table:table-cell>
              <table:table-cell office:value-type="float" office:value="2.59300476947536">
                <text:p>2.59300476947536</text:p>
              </table:table-cell>
              <table:table-cell office:value-type="float" office:value="2.58220148320973">
                <text:p>2.58220148320973</text:p>
              </table:table-cell>
              <table:table-cell office:value-type="float" office:value="3.16925751687462">
                <text:p>3.16925751687462</text:p>
              </table:table-cell>
              <table:table-cell office:value-type="float" office:value="3.16925751687462">
                <text:p>3.169257516874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90848344880677">
                <text:p>1.90848344880677</text:p>
              </table:table-cell>
              <table:table-cell office:value-type="float" office:value="1.76199004975124">
                <text:p>1.76199004975124</text:p>
              </table:table-cell>
              <table:table-cell office:value-type="float" office:value="2.25218939641702">
                <text:p>2.25218939641702</text:p>
              </table:table-cell>
              <table:table-cell office:value-type="float" office:value="4.87018701870187">
                <text:p>4.87018701870187</text:p>
              </table:table-cell>
              <table:table-cell office:value-type="float" office:value="1.74738504045786">
                <text:p>1.74738504045786</text:p>
              </table:table-cell>
              <table:table-cell office:value-type="float" office:value="1.74620347674189">
                <text:p>1.74620347674189</text:p>
              </table:table-cell>
              <table:table-cell office:value-type="float" office:value="2.1497745404093">
                <text:p>2.1497745404093</text:p>
              </table:table-cell>
              <table:table-cell office:value-type="float" office:value="2.1497745404093">
                <text:p>2.14977454040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3806829461981">
                <text:p>1.53806829461981</text:p>
              </table:table-cell>
              <table:table-cell office:value-type="float" office:value="1.32205631399317">
                <text:p>1.32205631399317</text:p>
              </table:table-cell>
              <table:table-cell office:value-type="float" office:value="1.68144329896907">
                <text:p>1.68144329896907</text:p>
              </table:table-cell>
              <table:table-cell office:value-type="float" office:value="4.72681513117755">
                <text:p>4.72681513117755</text:p>
              </table:table-cell>
              <table:table-cell office:value-type="float" office:value="1.30700126528891">
                <text:p>1.30700126528891</text:p>
              </table:table-cell>
              <table:table-cell office:value-type="float" office:value="1.30392156862745">
                <text:p>1.30392156862745</text:p>
              </table:table-cell>
              <table:table-cell office:value-type="float" office:value="1.62962768195204">
                <text:p>1.62962768195204</text:p>
              </table:table-cell>
              <table:table-cell office:value-type="float" office:value="1.62962768195204">
                <text:p>1.629627681952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